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&quot;Franklin Gothic Medium&quot;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3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 style:font-name="Franklin Gothic Medium" style:font-name-asian="Franklin Gothic Medium" style:font-name-complex="Franklin Gothic Mediu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fo:background-color="transparent" style:cell-protec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Moeda" style:data-style-name="N36">
      <style:table-cell-properties fo:border="thin solid #000000" style:vertical-align="automatic" fo:background-color="#C0C0C0" style:repeat-content="false"/>
      <style:paragraph-properties fo:text-align="end" fo:margin-righ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" style:family="table-cell" style:parent-style-name="V_237_rgula" style:data-style-name="N37">
      <style:table-cell-properties fo:border="thin solid #000000" style:vertical-align="automatic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" style:family="table-cell" style:parent-style-name="V_237_rgula" style:data-style-name="N37">
      <style:table-cell-properties fo:border="thin solid #000000" style:vertical-align="automatic" fo:background-color="#C0C0C0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17" style:family="table-cell" style:parent-style-name="Default" style:data-style-name="N38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fo:color="#0000FF"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transparent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2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end" fo:margin-right="0cm"/>
      <style:text-properties fo:color="#0000FF" style:font-name="Franklin Gothic Medium" style:font-name-asian="Franklin Gothic Medium" style:font-name-complex="Franklin Gothic Medium" fo:font-size="9pt" style:font-size-asian="9pt" style:font-size-complex="9pt"/>
    </style:style>
    <style:style style:name="ce22" style:family="table-cell" style:parent-style-name="V_237_rgula" style:data-style-name="N37">
      <style:table-cell-properties fo:border="thin solid #000000" style:vertical-align="automatic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fo:background-color="#FFFF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8" style:family="table-cell" style:parent-style-name="Default" style:data-style-name="N0">
      <style:table-cell-properties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29" style:family="table-cell" style:parent-style-name="Default" style:data-style-name="N0">
      <style:table-cell-properties fo:border-top="thin solid #000000" fo:border-bottom="none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3" style:family="table-cell" style:parent-style-name="Default" style:data-style-name="N0">
      <style:table-cell-properties fo:border-top="none" fo:border-bottom="none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middle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6" style:family="table-cell" style:parent-style-name="Porcentagem" style:data-style-name="N39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8" style:family="table-cell" style:parent-style-name="Default" style:data-style-name="N14">
      <style:table-cell-properties fo:border-top="none" fo:border-bottom="none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39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40" style:family="table-cell" style:parent-style-name="Porcentagem" style:data-style-name="N39">
      <style:table-cell-properties style:vertical-align="automatic" fo:background-color="#99CC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1" style:family="table-cell" style:parent-style-name="Porcentagem" style:data-style-name="N13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2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5" style:family="table-cell" style:parent-style-name="Porcentagem" style:data-style-name="N39">
      <style:table-cell-properties style:vertical-align="automatic" fo:background-color="#CC99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6" style:family="table-cell" style:parent-style-name="Porcentagem" style:data-style-name="N39">
      <style:table-cell-properties style:vertical-align="automatic" fo:background-color="#FFFF99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7" style:family="table-cell" style:parent-style-name="Porcentagem" style:data-style-name="N39">
      <style:table-cell-properties style:vertical-align="automatic" fo:background-color="#00FFFF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8" style:family="table-cell" style:parent-style-name="Porcentagem" style:data-style-name="N39">
      <style:table-cell-properties style:vertical-align="automatic" fo:background-color="#99336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4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0" style:family="table-cell" style:parent-style-name="Default" style:data-style-name="N2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1" style:family="table-cell" style:parent-style-name="Porcentagem" style:data-style-name="N2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2" style:family="table-cell" style:parent-style-name="Porcentagem" style:data-style-name="N2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3" style:family="table-cell" style:parent-style-name="Porcentagem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4" style:family="table-cell" style:parent-style-name="Porcentagem" style:data-style-name="N2">
      <style:table-cell-properties fo:border="thin solid #000000" style:vertical-align="automatic" fo:background-color="#FFFF00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59" style:family="table-cell" style:parent-style-name="Default" style:data-style-name="N2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0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1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2" style:family="table-cell" style:parent-style-name="Porcentagem" style:data-style-name="N2">
      <style:table-cell-properties fo:border-top="none" fo:border-bottom="2pt solid #000000" fo:border-left="none" fo:border-right="none"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6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7" style:family="table-cell" style:parent-style-name="Porcentagem" style:data-style-name="N2">
      <style:table-cell-properties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68" style:family="table-cell" style:parent-style-name="Porcentagem" style:data-style-name="N2">
      <style:table-cell-properties style:vertical-align="automatic" fo:background-color="transparent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00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none" fo:background-color="#808080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#808080" style:repeat-content="false"/>
      <style:paragraph-properties fo:text-align="center"/>
      <style:text-properties fo:color="#FFFFFF" style:font-name="Franklin Gothic Medium" style:font-name-asian="Franklin Gothic Medium" style:font-name-complex="Franklin Gothic Medium" fo:font-size="9pt" style:font-size-asian="9pt" style:font-size-complex="9pt"/>
    </style:style>
    <style:style style:name="ce79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808080"/>
    </style:style>
    <style:style style:name="ce8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0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1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4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5" style:family="table-cell" style:parent-style-name="Default" style:data-style-name="N4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7" style:family="table-cell" style:parent-style-name="Default" style:data-style-name="N0">
      <style:table-cell-properties fo:background-color="#BFBFBF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1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2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3" style:family="table-cell" style:parent-style-name="Default" style:data-style-name="N4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5" style:family="table-cell" style:parent-style-name="Default" style:data-style-name="N0"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 fo:font-style="italic" style:font-style-asian="italic" style:font-style-complex="italic"/>
    </style:style>
    <style:style style:name="ce109" style:family="table-cell" style:parent-style-name="Default" style:data-style-name="N0">
      <style:text-properties style:font-name="Franklin Gothic Medium" style:font-name-asian="Franklin Gothic Medium" style:font-name-complex="Franklin Gothic Medium" fo:font-size="8pt" style:font-size-asian="8pt" style:font-size-complex="8pt" fo:font-style="italic" style:font-style-asian="italic" style:font-style-complex="italic"/>
    </style:style>
    <style:style style:name="ce110" style:family="table-cell" style:parent-style-name="Default" style:data-style-name="N0">
      <style:text-properties fo:font-style="italic" style:font-style-asian="italic" style:font-style-complex="italic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text-underline-style="solid" style:text-underline-type="single" style:font-family-generic="roman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 style:text-underline-style="solid" style:text-underline-type="single"/>
    </style:style>
    <style:style style:name="ce113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 style:text-underline-style="solid" style:text-underline-type="single"/>
    </style:style>
    <style:style style:name="ce1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17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26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C0C0C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28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2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08080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</style:style>
    <style:style style:name="ce131" style:family="table-cell" style:parent-style-name="Default" style:data-style-name="N0">
      <style:table-cell-properties fo:border-top="thin solid #000000" fo:border-bottom="thin solid #000000" fo:border-left="2pt solid #000000" fo:border-right="none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969696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4" style:family="table-cell" style:parent-style-name="Default" style:data-style-name="N0">
      <style:table-cell-properties fo:border="thin solid #000000" style:vertical-align="automatic" fo:background-color="#969696" style:repeat-content="false"/>
      <style:paragraph-properties fo:text-align="center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Tahoma" style:font-name-asian="Tahoma" style:font-name-complex="Tahoma"/>
    </style:style>
    <style:style style:name="ce138" style:family="table-cell" style:parent-style-name="Default" style:data-style-name="N0"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ahoma" style:font-name-asian="Tahoma" style:font-name-complex="Tahoma"/>
    </style:style>
    <style:style style:name="ce140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1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42" style:family="table-cell" style:parent-style-name="Default" style:data-style-name="N0">
      <style:table-cell-properties fo:border-top="2pt solid #000000" fo:border-bottom="thin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2pt solid #000000" fo:border-bottom="thin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none" fo:border-right="2pt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6" style:family="table-cell" style:parent-style-name="Default" style:data-style-name="N2">
      <style:table-cell-properties fo:border-top="thin solid #000000" fo:border-bottom="thin solid #000000" fo:border-left="thin solid #000000" fo:border-right="2pt solid #000000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7" style:family="table-cell" style:parent-style-name="Default" style:data-style-name="N13"/>
    <style:style style:name="ce148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49" style:family="table-cell" style:parent-style-name="Default" style:data-style-name="N0">
      <style:table-cell-properties fo:border-top="thin solid #000000" fo:border-bottom="2pt solid #000000" fo:border-left="none" fo:border-right="none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0" style:family="table-cell" style:parent-style-name="Default" style:data-style-name="N0">
      <style:table-cell-properties fo:border-top="thin solid #000000" fo:border-bottom="2pt solid #000000" fo:border-left="none" fo:border-right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1" style:family="table-cell" style:parent-style-name="Default" style:data-style-name="N2">
      <style:table-cell-properties fo:border-top="thin solid #000000" fo:border-bottom="2pt solid #000000" fo:border-left="thin solid #000000" fo:border-right="2pt solid #000000" fo:background-color="#FFFF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Tahoma" style:font-name-asian="Tahoma" style:font-name-complex="Tahoma"/>
    </style:style>
    <style:style style:name="ce153" style:family="table-cell" style:parent-style-name="Default" style:data-style-name="N0">
      <style:table-cell-properties fo:border="thin solid #000000"/>
      <style:text-properties style:font-name="Franklin Gothic Medium" style:font-name-asian="Franklin Gothic Medium" style:font-name-complex="Franklin Gothic Medium" fo:font-size="9pt" style:font-size-asian="9pt" style:font-size-complex="9pt"/>
    </style:style>
    <style:style style:name="ce15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5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56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Franklin Gothic Medium" style:font-name-asian="Franklin Gothic Medium" style:font-name-complex="Franklin Gothic Medium" fo:font-size="14pt" style:font-size-asian="14pt" style:font-size-complex="14pt"/>
    </style:style>
    <style:style style:name="ce158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  <style:text-properties fo:color="#FF0000" style:font-name="Franklin Gothic Medium" style:font-name-asian="Franklin Gothic Medium" style:font-name-complex="Franklin Gothic Medium" fo:font-size="20pt" style:font-size-asian="20pt" style:font-size-complex="20pt"/>
    </style:style>
    <style:style style:name="ce15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 style:text-underline-style="solid" style:text-underline-type="singl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0.635cm"/>
    </style:style>
    <style:style style:name="co4" style:family="table-column">
      <style:table-column-properties fo:break-before="auto" style:column-width="0.2910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5291666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349375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1.00541666666667cm"/>
    </style:style>
    <style:style style:name="co17" style:family="table-column">
      <style:table-column-properties fo:break-before="auto" style:column-width="1.29645833333333cm"/>
    </style:style>
    <style:style style:name="co18" style:family="table-column">
      <style:table-column-properties fo:break-before="auto" style:column-width="1.349375cm" style:use-optimal-column-width="true"/>
    </style:style>
    <style:style style:name="co19" style:family="table-column">
      <style:table-column-properties fo:break-before="auto" style:column-width="1.21708333333333cm"/>
    </style:style>
    <style:style style:name="co20" style:family="table-column">
      <style:table-column-properties fo:break-before="auto" style:column-width="1.190625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1.77270833333333cm"/>
    </style:style>
    <style:style style:name="co24" style:family="table-column">
      <style:table-column-properties fo:break-before="auto" style:column-width="1.40229166666667cm"/>
    </style:style>
    <style:style style:name="co25" style:family="table-column">
      <style:table-column-properties fo:break-before="auto" style:column-width="2.30187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5.794375cm"/>
    </style:style>
    <style:style style:name="co28" style:family="table-column">
      <style:table-column-properties fo:break-before="auto" style:column-width="0cm"/>
    </style:style>
    <style:style style:name="co29" style:family="table-column">
      <style:table-column-properties fo:break-before="auto" style:column-width="2.354791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false" style:writing-mode="lr-tb"/>
    </style:style>
    <style:style style:name="ce162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  <style:map style:condition="of:cell-content()=&quot;I&quot;" style:apply-style-name="cf1"/>
      <style:map style:condition="of:cell-content()=&quot;A&quot;" style:apply-style-name="cf2"/>
      <style:map style:condition="of:cell-content()=&quot;E&quot;" style:apply-style-name="cf3"/>
    </style:style>
    <style:style style:name="ce1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ranklin Gothic Medium" style:font-name-asian="Franklin Gothic Medium" style:font-name-complex="Franklin Gothic Medium" fo:font-size="8pt" style:font-size-asian="8pt" style:font-size-complex="8pt"/>
      <style:map style:condition="of:cell-content()=&quot;I&quot;" style:apply-style-name="cf1"/>
      <style:map style:condition="of:cell-content()=&quot;A&quot;" style:apply-style-name="cf2"/>
      <style:map style:condition="of:cell-content()=&quot;E&quot;" style:apply-style-name="cf3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Tipo da Função" table:display="true">
            <text:p>ALI, AIE, EE, SE, CE</text:p>
          </table:help-message>
          <table:error-message table:display="true"/>
        </table:content-validation>
        <table:content-validation table:name="val2">
          <table:help-message table:title="Tipo da Manutenção na Função" table:display="true">
            <text:p>I - Inclusão<text:s text:c="2"/></text:p>
            <text:p>A - Alteração<text:s text:c="2"/></text:p>
            <text:p>E - Exclusão<text:s text:c="2"/></text:p>
            <text:p>T - Teste</text:p>
          </table:help-message>
          <table:error-message table:display="true"/>
        </table:content-validation>
      </table:content-validations>
      <table:table table:name="Contagem" table:style-name="ta1">
        <table:table-column table:style-name="co1" table:number-columns-repeated="1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4" table:default-cell-style-name="ce2"/>
        <table:table-column table:style-name="co1" table:number-columns-repeated="52" table:default-cell-style-name="ce2"/>
        <table:table-column table:style-name="co5" table:number-columns-repeated="16306" table:default-cell-style-name="ce2"/>
        <table:table-row table:style-name="ro1">
          <table:table-cell office:value-type="string" table:number-columns-spanned="30" table:number-rows-spanned="3" table:style-name="ce8">
            <text:p>Identificação da Contagem</text:p>
          </table:table-cell>
          <table:covered-table-cell table:number-columns-repeated="29"/>
          <table:table-cell table:number-columns-repeated="16354" table:style-name="ce2"/>
        </table:table-row>
        <table:table-row table:number-rows-repeated="2" table:style-name="ro1">
          <table:covered-table-cell/>
          <table:covered-table-cell table:number-columns-repeated="29"/>
          <table:table-cell table:number-columns-repeated="16354" table:style-name="ce2"/>
        </table:table-row>
        <table:table-row table:style-name="ro2">
          <table:table-cell office:value-type="string" table:number-columns-spanned="5" table:number-rows-spanned="1" table:style-name="ce9">
            <text:p>Empresa</text:p>
          </table:table-cell>
          <table:covered-table-cell table:number-columns-repeated="4"/>
          <table:table-cell office:value-type="string" table:number-columns-spanned="12" table:number-rows-spanned="1" table:style-name="ce10">
            <text:p>E-people</text:p>
          </table:table-cell>
          <table:covered-table-cell table:number-columns-repeated="11"/>
          <table:table-cell office:value-type="string" table:number-columns-spanned="2" table:number-rows-spanned="1" table:style-name="ce11">
            <text:p>R$/PF</text:p>
          </table:table-cell>
          <table:covered-table-cell/>
          <table:table-cell table:number-columns-spanned="3" table:number-rows-spanned="1" table:style-name="ce12"/>
          <table:covered-table-cell table:number-columns-repeated="2"/>
          <table:table-cell office:value-type="string" table:number-columns-spanned="2" table:number-rows-spanned="1" table:style-name="ce11">
            <text:p>Custo</text:p>
          </table:table-cell>
          <table:covered-table-cell/>
          <table:table-cell office:value-type="currency" office:value="0" table:formula="of:=[.Y5]*[.T4]" table:number-columns-spanned="6" table:number-rows-spanned="1" table:style-name="ce13">
            <text:p><text:s/>R$-00<text:s/></text:p>
          </table:table-cell>
          <table:covered-table-cell table:number-columns-repeated="5"/>
          <table:table-cell table:number-columns-repeated="16354" table:style-name="ce2"/>
        </table:table-row>
        <table:table-row table:style-name="ro2">
          <table:table-cell office:value-type="string" table:number-columns-spanned="5" table:number-rows-spanned="1" table:style-name="ce9">
            <text:p>Aplicação</text:p>
          </table:table-cell>
          <table:covered-table-cell table:number-columns-repeated="4"/>
          <table:table-cell office:value-type="string" table:number-columns-spanned="17" table:number-rows-spanned="1" table:style-name="ce10">
            <text:p>Calibrador</text:p>
          </table:table-cell>
          <table:covered-table-cell table:number-columns-repeated="16"/>
          <table:table-cell office:value-type="string" table:number-columns-spanned="2" table:number-rows-spanned="1" table:style-name="ce11">
            <text:p>PF</text:p>
          </table:table-cell>
          <table:covered-table-cell/>
          <table:table-cell office:value-type="float" office:value="72" table:formula="of:=[.AA14]" table:number-columns-spanned="6" table:number-rows-spanned="1" table:style-name="ce14">
            <text:p><text:s/>72,00<text:s/></text:p>
          </table:table-cell>
          <table:covered-table-cell table:number-columns-repeated="5"/>
          <table:table-cell table:number-columns-repeated="16354" table:style-name="ce2"/>
        </table:table-row>
        <table:table-row table:style-name="ro2">
          <table:table-cell office:value-type="string" table:number-columns-spanned="5" table:number-rows-spanned="1" table:style-name="ce9">
            <text:p>Projeto</text:p>
          </table:table-cell>
          <table:covered-table-cell table:number-columns-repeated="4"/>
          <table:table-cell office:value-type="string" table:number-columns-spanned="17" table:number-rows-spanned="1" table:style-name="ce10">
            <text:p>Calibrador</text:p>
          </table:table-cell>
          <table:covered-table-cell table:number-columns-repeated="16"/>
          <table:table-cell office:value-type="string" table:number-columns-spanned="2" table:number-rows-spanned="1" table:style-name="ce11">
            <text:p>PFA</text:p>
          </table:table-cell>
          <table:covered-table-cell/>
          <table:table-cell office:value-type="float" office:value="72" table:formula="of:=[Ajuste.G23]" table:number-columns-spanned="6" table:number-rows-spanned="1" table:style-name="ce15">
            <text:p><text:s/>72,00<text:s/></text:p>
          </table:table-cell>
          <table:covered-table-cell table:number-columns-repeated="5"/>
          <table:table-cell table:number-columns-repeated="16354" table:style-name="ce2"/>
        </table:table-row>
        <table:table-row table:style-name="ro2">
          <table:table-cell office:value-type="string" table:number-columns-spanned="5" table:number-rows-spanned="1" table:style-name="ce9">
            <text:p>Responsável</text:p>
          </table:table-cell>
          <table:covered-table-cell table:number-columns-repeated="4"/>
          <table:table-cell office:value-type="string" table:number-columns-spanned="17" table:number-rows-spanned="1" table:style-name="ce10">
            <text:p>Marcieli Paula Langer</text:p>
          </table:table-cell>
          <table:covered-table-cell table:number-columns-repeated="16"/>
          <table:table-cell office:value-type="string" table:number-columns-spanned="3" table:number-rows-spanned="1" table:style-name="ce16">
            <text:p>Criação</text:p>
          </table:table-cell>
          <table:covered-table-cell table:number-columns-repeated="2"/>
          <table:table-cell office:value-type="date" office:date-value="2015-01-08T00:00:00" table:number-columns-spanned="5" table:number-rows-spanned="1" table:style-name="ce17">
            <text:p>08/01/15</text:p>
          </table:table-cell>
          <table:covered-table-cell table:number-columns-repeated="4"/>
          <table:table-cell table:number-columns-repeated="16354" table:style-name="ce2"/>
        </table:table-row>
        <table:table-row table:style-name="ro2">
          <table:table-cell office:value-type="string" table:number-columns-spanned="5" table:number-rows-spanned="1" table:style-name="ce9">
            <text:p>Revisor</text:p>
          </table:table-cell>
          <table:covered-table-cell table:number-columns-repeated="4"/>
          <table:table-cell table:number-columns-spanned="17" table:number-rows-spanned="1" table:style-name="ce12"/>
          <table:covered-table-cell table:number-columns-repeated="16"/>
          <table:table-cell office:value-type="string" table:number-columns-spanned="3" table:number-rows-spanned="1" table:style-name="ce16">
            <text:p>Revisão</text:p>
          </table:table-cell>
          <table:covered-table-cell table:number-columns-repeated="2"/>
          <table:table-cell table:number-columns-spanned="5" table:number-rows-spanned="1" table:style-name="ce12"/>
          <table:covered-table-cell table:number-columns-repeated="4"/>
          <table:table-cell table:number-columns-repeated="16354" table:style-name="ce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5" table:style-name="ce18">
            <text:p>Tipo de contagem</text:p>
          </table:table-cell>
          <table:covered-table-cell/>
          <table:table-cell office:value-type="string" table:number-columns-spanned="9" table:number-rows-spanned="1" table:style-name="ce19">
            <text:p>Estimativa</text:p>
          </table:table-cell>
          <table:covered-table-cell table:number-columns-repeated="8"/>
          <table:table-cell table:style-name="ce3"/>
          <table:table-cell table:number-columns-repeated="2" table:style-name="ce4"/>
          <table:table-cell office:value-type="string" table:number-columns-spanned="2" table:number-rows-spanned="5" table:style-name="ce18">
            <text:p>Sumário</text:p>
          </table:table-cell>
          <table:covered-table-cell/>
          <table:table-cell office:value-type="string" table:number-columns-spanned="6" table:number-rows-spanned="1" table:style-name="ce11">
            <text:p>PF não Ajustado</text:p>
          </table:table-cell>
          <table:covered-table-cell table:number-columns-repeated="5"/>
          <table:table-cell office:value-type="string" table:number-columns-spanned="4" table:number-rows-spanned="1" table:style-name="ce11">
            <text:p>Deflator</text:p>
          </table:table-cell>
          <table:covered-table-cell table:number-columns-repeated="3"/>
          <table:table-cell office:value-type="string" table:number-columns-spanned="4" table:number-rows-spanned="1" table:style-name="ce11">
            <text:p>PF Local</text:p>
          </table:table-cell>
          <table:covered-table-cell table:number-columns-repeated="3"/>
          <table:table-cell table:number-columns-repeated="2" table:style-name="ce5"/>
          <table:table-cell table:number-columns-repeated="16352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19">
            <text:p>Projeto de Desenvolvimento</text:p>
          </table:table-cell>
          <table:covered-table-cell table:number-columns-repeated="8"/>
          <table:table-cell office:value-type="string" table:style-name="ce3">
            <text:p>x</text:p>
          </table:table-cell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Incluídos</text:p>
          </table:table-cell>
          <table:covered-table-cell/>
          <table:table-cell office:value-type="float" office:value="72" table:formula="of:=[Sumário.E55]" table:number-columns-spanned="4" table:number-rows-spanned="1" table:style-name="ce14">
            <text:p><text:s/>72,00<text:s/></text:p>
          </table:table-cell>
          <table:covered-table-cell table:number-columns-repeated="3"/>
          <table:table-cell office:value-type="float" office:value="1" table:number-columns-spanned="4" table:number-rows-spanned="1" table:style-name="ce20">
            <text:p>1,00</text:p>
          </table:table-cell>
          <table:covered-table-cell table:number-columns-repeated="3"/>
          <table:table-cell office:value-type="float" office:value="72" table:formula="of:=[.S11]*[.W11]" table:number-columns-spanned="4" table:number-rows-spanned="1" table:style-name="ce14">
            <text:p><text:s/>72,00<text:s/></text:p>
          </table:table-cell>
          <table:covered-table-cell table:number-columns-repeated="3"/>
          <table:table-cell table:number-columns-repeated="16354" table:style-name="ce2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19">
            <text:p>Projeto de Melhoria</text:p>
          </table:table-cell>
          <table:covered-table-cell table:number-columns-repeated="8"/>
          <table:table-cell table:style-name="ce3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Alterados</text:p>
          </table:table-cell>
          <table:covered-table-cell/>
          <table:table-cell office:value-type="float" office:value="0" table:formula="of:=[Sumário.E56]" table:number-columns-spanned="4" table:number-rows-spanned="1" table:style-name="ce14">
            <text:p><text:s/>-00<text:s/></text:p>
          </table:table-cell>
          <table:covered-table-cell table:number-columns-repeated="3"/>
          <table:table-cell office:value-type="float" office:value="0.75" table:number-columns-spanned="4" table:number-rows-spanned="1" table:style-name="ce20">
            <text:p>0,75</text:p>
          </table:table-cell>
          <table:covered-table-cell table:number-columns-repeated="3"/>
          <table:table-cell office:value-type="float" office:value="0" table:formula="of:=[.S12]*[.W12]" table:number-columns-spanned="4" table:number-rows-spanned="1" table:style-name="ce14">
            <text:p><text:s/>-00<text:s/></text:p>
          </table:table-cell>
          <table:covered-table-cell table:number-columns-repeated="3"/>
          <table:table-cell table:number-columns-repeated="16354" table:style-name="ce2"/>
        </table:table-row>
        <table:table-row table:style-name="ro2">
          <table:covered-table-cell/>
          <table:covered-table-cell/>
          <table:table-cell office:value-type="string" table:number-columns-spanned="9" table:number-rows-spanned="1" table:style-name="ce19">
            <text:p>Aplicação ( Baseline )</text:p>
          </table:table-cell>
          <table:covered-table-cell table:number-columns-repeated="8"/>
          <table:table-cell table:style-name="ce3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16">
            <text:p>Excluidos</text:p>
          </table:table-cell>
          <table:covered-table-cell/>
          <table:table-cell office:value-type="float" office:value="0" table:formula="of:=[Sumário.E57]" table:number-columns-spanned="4" table:number-rows-spanned="1" table:style-name="ce14">
            <text:p><text:s/>-00<text:s/></text:p>
          </table:table-cell>
          <table:covered-table-cell table:number-columns-repeated="3"/>
          <table:table-cell office:value-type="float" office:value="0.4" table:number-columns-spanned="4" table:number-rows-spanned="1" table:style-name="ce20">
            <text:p>0,40</text:p>
          </table:table-cell>
          <table:covered-table-cell table:number-columns-repeated="3"/>
          <table:table-cell office:value-type="float" office:value="0" table:formula="of:=[.S13]*[.W13]" table:number-columns-spanned="4" table:number-rows-spanned="1" table:style-name="ce14">
            <text:p><text:s/>-00<text:s/></text:p>
          </table:table-cell>
          <table:covered-table-cell table:number-columns-repeated="3"/>
          <table:table-cell table:number-columns-repeated="16354" table:style-name="ce2"/>
        </table:table-row>
        <table:table-row table:style-name="ro2">
          <table:covered-table-cell/>
          <table:covered-table-cell/>
          <table:table-cell table:number-columns-repeated="10" table:style-name="ce2"/>
          <table:table-cell table:number-columns-repeated="2" table:style-name="ce4"/>
          <table:covered-table-cell/>
          <table:covered-table-cell/>
          <table:table-cell office:value-type="string" table:number-columns-spanned="2" table:number-rows-spanned="1" table:style-name="ce21">
            <text:p>Total</text:p>
          </table:table-cell>
          <table:covered-table-cell/>
          <table:table-cell office:value-type="float" office:value="72" table:formula="of:=SUM([.S11:.V13])" table:number-columns-spanned="4" table:number-rows-spanned="1" table:style-name="ce22">
            <text:p><text:s/>72,00<text:s/></text:p>
          </table:table-cell>
          <table:covered-table-cell table:number-columns-repeated="3"/>
          <table:table-cell table:number-columns-spanned="4" table:number-rows-spanned="1" table:style-name="ce23"/>
          <table:covered-table-cell table:number-columns-repeated="3"/>
          <table:table-cell office:value-type="float" office:value="72" table:formula="of:=SUM([.AA11:.AD13])" table:number-columns-spanned="4" table:number-rows-spanned="1" table:style-name="ce22">
            <text:p><text:s/>72,00<text:s/></text:p>
          </table:table-cell>
          <table:covered-table-cell table:number-columns-repeated="3"/>
          <table:table-cell table:number-columns-repeated="16354" table:style-name="ce2"/>
        </table:table-row>
        <table:table-row table:style-name="ro1">
          <table:table-cell table:number-columns-repeated="17" table:style-name="ce2"/>
          <table:table-cell table:style-name="ce6"/>
          <table:table-cell table:number-columns-repeated="16366" table:style-name="ce2"/>
        </table:table-row>
        <table:table-row table:style-name="ro1">
          <table:table-cell table:style-name="ce2"/>
          <table:table-cell table:number-columns-repeated="2" table:style-name="ce7"/>
          <table:table-cell table:number-columns-repeated="2" table:style-name="ce2"/>
          <table:table-cell table:number-columns-repeated="4" table:style-name="ce7"/>
          <table:table-cell table:style-name="ce2"/>
          <table:table-cell office:value-type="string" table:number-columns-spanned="9" table:number-rows-spanned="1" table:style-name="ce24">
            <office:annotation draw:style-name="a0" svg:x="3.44791666666667in" svg:y="2.16666666666667in" svg:width="1.875in" svg:height="1.32291666666667in">
              <dc:creator/>
              <text:p><text:span text:style-name="T3">O propósito de uma contagem de pontos de função, é fornecer uma resposta a um problema de negócios.</text:span><text:span text:style-name="T3"/></text:p>
              <text:p><text:span text:style-name="T3">Este propósito :<text:s text:c="2"/></text:span><text:span text:style-name="T3"/></text:p>
              <text:p><text:span text:style-name="T3">- Determina o tipo de contagem de pontos de função e o escopo da contagem necessária à obtenção da resposta da questão em análise;</text:span><text:span text:style-name="T3"/></text:p>
              <text:p><text:span text:style-name="T3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6365" table:style-name="ce2"/>
        </table:table-row>
        <table:table-row table:style-name="ro1">
          <table:table-cell table:number-columns-spanned="30" table:number-rows-spanned="22" table:style-name="ce12"/>
          <table:covered-table-cell table:number-columns-repeated="29"/>
          <table:table-cell table:number-columns-repeated="16354"/>
        </table:table-row>
        <table:table-row table:number-rows-repeated="21" table:style-name="ro1">
          <table:covered-table-cell/>
          <table:covered-table-cell table:number-columns-repeated="29"/>
          <table:table-cell table:number-columns-repeated="1635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0" table:style-name="ce2"/>
          <table:table-cell office:value-type="string" table:number-columns-spanned="9" table:number-rows-spanned="1" table:style-name="ce24">
            <text:p>Escopo da Contagem</text:p>
          </table:table-cell>
          <table:covered-table-cell table:number-columns-repeated="8"/>
          <table:table-cell table:number-columns-repeated="16365" table:style-name="ce2"/>
        </table:table-row>
        <table:table-row table:style-name="ro1">
          <table:table-cell table:number-columns-spanned="30" table:number-rows-spanned="20" table:style-name="ce12"/>
          <table:covered-table-cell table:number-columns-repeated="29"/>
          <table:table-cell table:number-columns-repeated="16354"/>
        </table:table-row>
        <table:table-row table:number-rows-repeated="19" table:style-name="ro1">
          <table:covered-table-cell/>
          <table:covered-table-cell table:number-columns-repeated="29"/>
          <table:table-cell table:number-columns-repeated="16354"/>
        </table:table-row>
        <table:table-row table:number-rows-repeated="4" table:style-name="ro1">
          <table:table-cell table:number-columns-repeated="16384" table:style-name="ce2"/>
        </table:table-row>
        <table:table-row table:number-rows-repeated="48" table:style-name="ro1">
          <table:table-cell table:number-columns-repeated="16384"/>
        </table:table-row>
        <table:table-row table:style-name="ro1">
          <table:table-cell table:number-columns-repeated="16384" table:style-name="ce2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14" table:style-name="ro1">
          <table:table-cell table:number-columns-repeated="16384" table:style-name="ce2"/>
        </table:table-row>
        <table:table-row table:number-rows-repeated="32" table:style-name="ro1">
          <table:table-cell table:number-columns-repeated="16384"/>
        </table:table-row>
        <table:table-row table:number-rows-repeated="11" table:style-name="ro1">
          <table:table-cell table:number-columns-repeated="16384" table:style-name="ce2"/>
        </table:table-row>
        <table:table-row table:style-name="ro1">
          <table:table-cell table:number-columns-repeated="10" table:style-name="ce7"/>
          <table:table-cell table:number-columns-repeated="16374"/>
        </table:table-row>
        <table:table-row table:number-rows-repeated="4" table:style-name="ro1">
          <table:table-cell table:number-columns-repeated="16384" table:style-name="ce2"/>
        </table:table-row>
        <table:table-row table:number-rows-repeated="52" table:style-name="ro1">
          <table:table-cell table:number-columns-repeated="16384"/>
        </table:table-row>
        <table:table-row table:number-rows-repeated="1048348" table:style-name="ro2">
          <table:table-cell table:number-columns-repeated="16384"/>
        </table:table-row>
      </table:table>
      <table:table table:name="Sumário" table:style-name="ta2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8" table:default-cell-style-name="ce4"/>
        <table:table-column table:style-name="co12" table:default-cell-style-name="ce4"/>
        <table:table-column table:style-name="co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5" table:number-columns-repeated="71" table:default-cell-style-name="ce4"/>
        <table:table-column table:style-name="co5" table:default-cell-style-name="ce25"/>
        <table:table-column table:style-name="co5" table:number-columns-repeated="16300" table:default-cell-style-name="ce4"/>
        <table:table-row table:style-name="ro1">
          <table:table-cell office:value-type="string" table:number-columns-spanned="12" table:number-rows-spanned="3" table:style-name="ce69">
            <text:p>Sumário da Contagem</text:p>
          </table:table-cell>
          <table:covered-table-cell table:number-columns-repeated="11"/>
          <table:table-cell table:number-columns-repeated="71" table:style-name="ce4"/>
          <table:table-cell table:number-columns-repeated="16301"/>
        </table:table-row>
        <table:table-row table:number-rows-repeated="2" table:style-name="ro1">
          <table:covered-table-cell/>
          <table:covered-table-cell table:number-columns-repeated="11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Aplicação : Calibrador" table:formula="of:=[Contagem.A5]&amp;&quot; : &quot;&amp;[Contagem.F5]" table:number-columns-spanned="5" table:number-rows-spanned="1" table:style-name="ce70">
            <text:p>Aplicação : Calibrador</text:p>
          </table:table-cell>
          <table:covered-table-cell table:number-columns-repeated="4"/>
          <table:table-cell office:value-type="string" office:string-value="Projeto : Calibrador" table:formula="of:=[Contagem.A6]&amp;&quot; : &quot;&amp;[Contagem.F6]" table:number-columns-spanned="7" table:number-rows-spanned="1" table:style-name="ce71">
            <text:p>Projeto : Calibrador</text:p>
          </table:table-cell>
          <table:covered-table-cell table:number-columns-repeated="6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Responsável : Marcieli Paula Langer" table:formula="of:=[Contagem.A7]&amp;&quot; : &quot;&amp;[Contagem.F7]" table:number-columns-spanned="5" table:number-rows-spanned="1" table:style-name="ce70">
            <text:p>Responsável : Marcieli Paula Langer</text:p>
          </table:table-cell>
          <table:covered-table-cell table:number-columns-repeated="4"/>
          <table:table-cell office:value-type="string" office:string-value="Revisor : " table:formula="of:=[Contagem.A8]&amp;&quot; : &quot;&amp;[Contagem.F8]" table:number-columns-spanned="7" table:number-rows-spanned="1" table:style-name="ce71">
            <text:p>Revisor :<text:s/></text:p>
          </table:table-cell>
          <table:covered-table-cell table:number-columns-repeated="6"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office:string-value="Empresa : E-people" table:formula="of:=[Contagem.A4]&amp;&quot; : &quot;&amp;[Contagem.F4]" table:style-name="ce26">
            <text:p>Empresa : E-people</text:p>
          </table:table-cell>
          <table:table-cell table:number-columns-repeated="2" table:style-name="ce27"/>
          <table:table-cell table:number-columns-repeated="2" table:style-name="ce28"/>
          <table:table-cell office:value-type="string" office:string-value="R$/PF = 0" table:formula="of:=[Contagem.R4]&amp;&quot; = &quot;&amp;VALUE([Contagem.T4])" table:number-columns-spanned="2" table:number-rows-spanned="1" table:style-name="ce72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3" table:number-rows-spanned="1" table:style-name="ce72">
            <text:p><text:s/>Custo= R$ 0,00</text:p>
          </table:table-cell>
          <table:covered-table-cell table:number-columns-repeated="2"/>
          <table:table-cell office:value-type="string" office:string-value="PF  = 72" table:formula="of:=&quot;PF  = &quot;&amp;VALUE([Contagem.Y5])" table:number-columns-spanned="2" table:number-rows-spanned="1" table:style-name="ce73">
            <text:p>PF <text:s/>= 72</text:p>
          </table:table-cell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table-cell office:value-type="string" table:number-columns-spanned="2" table:number-rows-spanned="2" table:style-name="ce74">
            <text:p>Tipo de Função</text:p>
          </table:table-cell>
          <table:covered-table-cell/>
          <table:table-cell office:value-type="string" table:number-columns-spanned="4" table:number-rows-spanned="2" table:style-name="ce75">
            <text:p>Complexidade Funcional</text:p>
          </table:table-cell>
          <table:covered-table-cell table:number-columns-repeated="3"/>
          <table:table-cell office:value-type="string" table:number-columns-spanned="1" table:number-rows-spanned="2" table:style-name="ce76">
            <text:p>Total por Complexidade</text:p>
          </table:table-cell>
          <table:table-cell table:number-columns-spanned="1" table:number-rows-spanned="2" table:style-name="ce77"/>
          <table:table-cell office:value-type="string" table:number-columns-spanned="2" table:number-rows-spanned="2" table:style-name="ce78">
            <text:p>%<text:s/></text:p>
          </table:table-cell>
          <table:covered-table-cell/>
          <table:table-cell table:number-columns-spanned="2" table:number-rows-spanned="2" table:style-name="ce79"/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29"/>
          <table:table-cell table:style-name="ce30"/>
          <table:table-cell table:number-columns-repeated="9" table:style-name="ce31"/>
          <table:table-cell table:style-name="ce32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office:value-type="string" table:style-name="ce4">
            <office:annotation draw:style-name="a2" svg:x="1.13541666666667in" svg:y="1.32291666666667in" svg:width="0.791666666666667in" svg:height="0.15625in">
              <dc:creator/>
              <text:p><text:span text:style-name="T3">Entrada Externa</text:span></text:p>
            </office:annotation>
            <text:p>EE</text:p>
          </table:table-cell>
          <table:table-cell office:value-type="float" office:value="17" table:formula="of:=COUNTIF([Funções.K1:.K136];&quot;EEL&quot;)" table:style-name="ce34">
            <text:p>17</text:p>
          </table:table-cell>
          <table:table-cell table:style-name="ce25"/>
          <table:table-cell office:value-type="string" table:style-name="ce35">
            <text:p>Baixa</text:p>
          </table:table-cell>
          <table:table-cell office:value-type="string" table:style-name="ce35">
            <text:p>x 3</text:p>
          </table:table-cell>
          <table:table-cell office:value-type="float" office:value="51" table:formula="of:=[.C10]*3" table:style-name="ce34">
            <text:p>51</text:p>
          </table:table-cell>
          <table:table-cell table:style-name="ce25"/>
          <table:table-cell table:style-name="ce36"/>
          <table:table-cell table:number-columns-repeated="2" table:style-name="ce25"/>
          <table:table-cell table:style-name="ce37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EEA&quot;)" table:style-name="ce34">
            <text:p>0</text:p>
          </table:table-cell>
          <table:table-cell table:style-name="ce25"/>
          <table:table-cell office:value-type="string" table:style-name="ce35">
            <text:p>Média</text:p>
          </table:table-cell>
          <table:table-cell office:value-type="string" table:style-name="ce35">
            <text:p>x 4</text:p>
          </table:table-cell>
          <table:table-cell office:value-type="float" office:value="0" table:formula="of:=[.C11]*4" table:style-name="ce34">
            <text:p>0</text:p>
          </table:table-cell>
          <table:table-cell table:style-name="ce25"/>
          <table:table-cell table:style-name="ce36"/>
          <table:table-cell table:number-columns-repeated="2" table:style-name="ce25"/>
          <table:table-cell table:style-name="ce37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EEH&quot;)" table:style-name="ce34">
            <text:p>0</text:p>
          </table:table-cell>
          <table:table-cell table:style-name="ce25"/>
          <table:table-cell office:value-type="string" table:style-name="ce35">
            <text:p>Alta</text:p>
          </table:table-cell>
          <table:table-cell office:value-type="string" table:style-name="ce35">
            <text:p>x 6</text:p>
          </table:table-cell>
          <table:table-cell office:value-type="float" office:value="0" table:formula="of:=[.C12]*6" table:style-name="ce34">
            <text:p>0</text:p>
          </table:table-cell>
          <table:table-cell table:style-name="ce25"/>
          <table:table-cell table:style-name="ce36"/>
          <table:table-cell table:style-name="ce25"/>
          <table:table-cell table:style-name="ce4"/>
          <table:table-cell table:style-name="ce38"/>
          <table:table-cell table:number-columns-repeated="71" table:style-name="ce4"/>
          <table:table-cell table:number-columns-repeated="16301"/>
        </table:table-row>
        <table:table-row table:style-name="ro4">
          <table:table-cell table:style-name="ce33"/>
          <table:table-cell table:style-name="ce4"/>
          <table:table-cell table:style-name="ce31"/>
          <table:table-cell table:number-columns-repeated="3" table:style-name="ce25"/>
          <table:table-cell table:style-name="ce31"/>
          <table:table-cell table:number-columns-repeated="4" table:style-name="ce25"/>
          <table:table-cell table:style-name="ce37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office:value-type="string" table:style-name="ce39">
            <text:p>Total</text:p>
          </table:table-cell>
          <table:table-cell office:value-type="float" office:value="17" table:formula="of:=SUM([.C10:.C12])" table:style-name="ce34">
            <text:p>17</text:p>
          </table:table-cell>
          <table:table-cell table:number-columns-repeated="2" table:style-name="ce25"/>
          <table:table-cell office:value-type="string" table:style-name="ce39">
            <text:p>Total</text:p>
          </table:table-cell>
          <table:table-cell office:value-type="float" office:value="51" table:formula="of:=SUM([.G10:.G12])" table:style-name="ce34">
            <text:p>51</text:p>
          </table:table-cell>
          <table:table-cell table:style-name="ce25"/>
          <table:table-cell office:value-type="percentage" office:value="0.70833333333333337" table:formula="of:=IF([.$G$45]&lt;&gt;0;[.G14]/[.$G$45];&quot;&quot;)" table:style-name="ce40">
            <text:p>70,8%</text:p>
          </table:table-cell>
          <table:table-cell table:number-columns-repeated="2" table:style-name="ce25"/>
          <table:table-cell table:style-name="ce37"/>
          <table:table-cell table:number-columns-repeated="2" table:style-name="ce4"/>
          <table:table-cell table:style-name="ce41"/>
          <table:table-cell table:number-columns-repeated="16369"/>
        </table:table-row>
        <table:table-row table:style-name="ro5">
          <table:table-cell table:style-name="ce42"/>
          <table:table-cell table:style-name="ce43"/>
          <table:table-cell table:number-columns-repeated="9" table:style-name="ce34"/>
          <table:table-cell table:style-name="ce44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table:style-name="ce4"/>
          <table:table-cell table:number-columns-repeated="9" table:style-name="ce25"/>
          <table:table-cell table:style-name="ce37"/>
          <table:table-cell table:number-columns-repeated="71" table:style-name="ce4"/>
          <table:table-cell table:number-columns-repeated="16301"/>
        </table:table-row>
        <table:table-row table:style-name="ro1">
          <table:table-cell table:style-name="ce33"/>
          <table:table-cell office:value-type="string" table:style-name="ce4">
            <office:annotation draw:style-name="a3" svg:x="1.13541666666667in" svg:y="2.38541666666667in" svg:width="0.6875in" svg:height="0.15625in">
              <dc:creator/>
              <text:p><text:span text:style-name="T3">Saída Externa</text:span></text:p>
            </office:annotation>
            <text:p>SE</text:p>
          </table:table-cell>
          <table:table-cell office:value-type="float" office:value="0" table:formula="of:=COUNTIF([Funções.K1:.K136];&quot;SEL&quot;)" table:style-name="ce34">
            <text:p>0</text:p>
          </table:table-cell>
          <table:table-cell table:style-name="ce25"/>
          <table:table-cell office:value-type="string" table:style-name="ce35">
            <text:p>Baixa</text:p>
          </table:table-cell>
          <table:table-cell office:value-type="string" table:style-name="ce35">
            <text:p>x 4</text:p>
          </table:table-cell>
          <table:table-cell office:value-type="float" office:value="0" table:formula="of:=[.C17]*4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SEA&quot;)" table:style-name="ce34">
            <text:p>0</text:p>
          </table:table-cell>
          <table:table-cell table:style-name="ce25"/>
          <table:table-cell office:value-type="string" table:style-name="ce35">
            <text:p>Média</text:p>
          </table:table-cell>
          <table:table-cell office:value-type="string" table:style-name="ce35">
            <text:p>x 5</text:p>
          </table:table-cell>
          <table:table-cell office:value-type="float" office:value="0" table:formula="of:=[.C18]*5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SEH&quot;)" table:style-name="ce34">
            <text:p>0</text:p>
          </table:table-cell>
          <table:table-cell table:style-name="ce25"/>
          <table:table-cell office:value-type="string" table:style-name="ce35">
            <text:p>Alta</text:p>
          </table:table-cell>
          <table:table-cell office:value-type="string" table:style-name="ce35">
            <text:p>x 7</text:p>
          </table:table-cell>
          <table:table-cell office:value-type="float" office:value="0" table:formula="of:=[.C19]*7" table:style-name="ce34">
            <text:p>0</text:p>
          </table:table-cell>
          <table:table-cell table:number-columns-repeated="4" table:style-name="ce25"/>
          <table:table-cell table:style-name="ce38"/>
          <table:table-cell table:number-columns-repeated="16372"/>
        </table:table-row>
        <table:table-row table:style-name="ro4">
          <table:table-cell table:style-name="ce33"/>
          <table:table-cell table:style-name="ce4"/>
          <table:table-cell table:style-name="ce31"/>
          <table:table-cell table:number-columns-repeated="3" table:style-name="ce25"/>
          <table:table-cell table:style-name="ce31"/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39">
            <text:p>Total</text:p>
          </table:table-cell>
          <table:table-cell office:value-type="float" office:value="0" table:formula="of:=SUM([.C17:.C19])" table:style-name="ce34">
            <text:p>0</text:p>
          </table:table-cell>
          <table:table-cell table:number-columns-repeated="2" table:style-name="ce25"/>
          <table:table-cell office:value-type="string" table:style-name="ce39">
            <text:p>Total</text:p>
          </table:table-cell>
          <table:table-cell office:value-type="float" office:value="0" table:formula="of:=SUM([.G17:.G19])" table:style-name="ce34">
            <text:p>0</text:p>
          </table:table-cell>
          <table:table-cell table:style-name="ce25"/>
          <table:table-cell office:value-type="percentage" office:value="0" table:formula="of:=IF([.$G$45]&lt;&gt;0;[.G21]/[.$G$45];&quot;&quot;)" table:style-name="ce45">
            <text:p>0,0%</text:p>
          </table:table-cell>
          <table:table-cell table:number-columns-repeated="2" table:style-name="ce25"/>
          <table:table-cell table:style-name="ce37"/>
          <table:table-cell table:number-columns-repeated="16372"/>
        </table:table-row>
        <table:table-row table:style-name="ro5">
          <table:table-cell table:style-name="ce42"/>
          <table:table-cell table:style-name="ce43"/>
          <table:table-cell table:number-columns-repeated="9" table:style-name="ce34"/>
          <table:table-cell table:style-name="ce44"/>
          <table:table-cell table:number-columns-repeated="16372"/>
        </table:table-row>
        <table:table-row table:style-name="ro1">
          <table:table-cell table:style-name="ce29"/>
          <table:table-cell table:style-name="ce30"/>
          <table:table-cell table:style-name="ce25"/>
          <table:table-cell table:number-columns-repeated="3" table:style-name="ce31"/>
          <table:table-cell table:style-name="ce25"/>
          <table:table-cell table:number-columns-repeated="4" table:style-name="ce31"/>
          <table:table-cell table:style-name="ce32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office:annotation draw:style-name="a4" svg:x="1.13541666666667in" svg:y="3.46875in" svg:width="0.822916666666667in" svg:height="0.15625in">
              <dc:creator/>
              <text:p><text:span text:style-name="T3">Consulta Externa</text:span></text:p>
            </office:annotation>
            <text:p>CE</text:p>
          </table:table-cell>
          <table:table-cell office:value-type="float" office:value="0" table:formula="of:=COUNTIF([Funções.K1:.K136];&quot;CEL&quot;)" table:style-name="ce34">
            <text:p>0</text:p>
          </table:table-cell>
          <table:table-cell table:style-name="ce25"/>
          <table:table-cell office:value-type="string" table:style-name="ce35">
            <text:p>Baixa</text:p>
          </table:table-cell>
          <table:table-cell office:value-type="string" table:style-name="ce35">
            <text:p>x 3</text:p>
          </table:table-cell>
          <table:table-cell office:value-type="float" office:value="0" table:formula="of:=[.C24]*3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CEA&quot;)" table:style-name="ce34">
            <text:p>0</text:p>
          </table:table-cell>
          <table:table-cell table:style-name="ce25"/>
          <table:table-cell office:value-type="string" table:style-name="ce35">
            <text:p>Média</text:p>
          </table:table-cell>
          <table:table-cell office:value-type="string" table:style-name="ce35">
            <text:p>x 4</text:p>
          </table:table-cell>
          <table:table-cell office:value-type="float" office:value="0" table:formula="of:=[.C25]*4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CEH&quot;)" table:style-name="ce34">
            <text:p>0</text:p>
          </table:table-cell>
          <table:table-cell table:style-name="ce25"/>
          <table:table-cell office:value-type="string" table:style-name="ce35">
            <text:p>Alta</text:p>
          </table:table-cell>
          <table:table-cell office:value-type="string" table:style-name="ce35">
            <text:p>x 6</text:p>
          </table:table-cell>
          <table:table-cell office:value-type="float" office:value="0" table:formula="of:=[.C26]*6" table:style-name="ce34">
            <text:p>0</text:p>
          </table:table-cell>
          <table:table-cell table:number-columns-repeated="4" table:style-name="ce25"/>
          <table:table-cell table:style-name="ce38"/>
          <table:table-cell table:number-columns-repeated="16372"/>
        </table:table-row>
        <table:table-row table:style-name="ro4">
          <table:table-cell table:style-name="ce33"/>
          <table:table-cell table:style-name="ce4"/>
          <table:table-cell table:style-name="ce31"/>
          <table:table-cell table:number-columns-repeated="3" table:style-name="ce25"/>
          <table:table-cell table:style-name="ce31"/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39">
            <text:p>Total</text:p>
          </table:table-cell>
          <table:table-cell office:value-type="float" office:value="0" table:formula="of:=SUM([.C24:.C26])" table:style-name="ce34">
            <text:p>0</text:p>
          </table:table-cell>
          <table:table-cell table:number-columns-repeated="2" table:style-name="ce25"/>
          <table:table-cell office:value-type="string" table:style-name="ce39">
            <text:p>Total</text:p>
          </table:table-cell>
          <table:table-cell office:value-type="float" office:value="0" table:formula="of:=SUM([.G24:.G26])" table:style-name="ce34">
            <text:p>0</text:p>
          </table:table-cell>
          <table:table-cell table:style-name="ce25"/>
          <table:table-cell office:value-type="percentage" office:value="0" table:formula="of:=IF([.$G$45]&lt;&gt;0;[.G28]/[.$G$45];&quot;&quot;)" table:style-name="ce46">
            <text:p>0,0%</text:p>
          </table:table-cell>
          <table:table-cell table:number-columns-repeated="2" table:style-name="ce25"/>
          <table:table-cell table:style-name="ce37"/>
          <table:table-cell table:number-columns-repeated="16372"/>
        </table:table-row>
        <table:table-row table:style-name="ro5">
          <table:table-cell table:style-name="ce42"/>
          <table:table-cell table:style-name="ce43"/>
          <table:table-cell table:number-columns-repeated="9" table:style-name="ce34"/>
          <table:table-cell table:style-name="ce44"/>
          <table:table-cell table:number-columns-repeated="16372"/>
        </table:table-row>
        <table:table-row table:style-name="ro1">
          <table:table-cell table:style-name="ce29"/>
          <table:table-cell table:style-name="ce30"/>
          <table:table-cell table:style-name="ce25"/>
          <table:table-cell table:number-columns-repeated="3" table:style-name="ce31"/>
          <table:table-cell table:style-name="ce25"/>
          <table:table-cell table:number-columns-repeated="4" table:style-name="ce31"/>
          <table:table-cell table:style-name="ce32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office:annotation draw:style-name="a5" svg:x="1.13541666666667in" svg:y="4.54166666666667in" svg:width="1.04166666666667in" svg:height="0.15625in">
              <dc:creator/>
              <text:p><text:span text:style-name="T3">Arquivo Lógico Interno</text:span></text:p>
            </office:annotation>
            <text:p>ALI</text:p>
          </table:table-cell>
          <table:table-cell office:value-type="float" office:value="3" table:formula="of:=COUNTIF([Funções.K1:.K136];&quot;ALIL&quot;)" table:style-name="ce34">
            <text:p>3</text:p>
          </table:table-cell>
          <table:table-cell table:style-name="ce25"/>
          <table:table-cell office:value-type="string" table:style-name="ce25">
            <text:p>Baixa</text:p>
          </table:table-cell>
          <table:table-cell office:value-type="string" table:style-name="ce25">
            <text:p>x 7</text:p>
          </table:table-cell>
          <table:table-cell office:value-type="float" office:value="21" table:formula="of:=[.C31]*7" table:style-name="ce34">
            <text:p>21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ALIA&quot;)" table:style-name="ce34">
            <text:p>0</text:p>
          </table:table-cell>
          <table:table-cell table:style-name="ce25"/>
          <table:table-cell office:value-type="string" table:style-name="ce25">
            <text:p>Média</text:p>
          </table:table-cell>
          <table:table-cell office:value-type="string" table:style-name="ce25">
            <text:p>x 10</text:p>
          </table:table-cell>
          <table:table-cell office:value-type="float" office:value="0" table:formula="of:=[.C32]*10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ALIH&quot;)" table:style-name="ce34">
            <text:p>0</text:p>
          </table:table-cell>
          <table:table-cell table:style-name="ce25"/>
          <table:table-cell office:value-type="string" table:style-name="ce25">
            <text:p>Alta</text:p>
          </table:table-cell>
          <table:table-cell office:value-type="string" table:style-name="ce25">
            <text:p>x 15</text:p>
          </table:table-cell>
          <table:table-cell office:value-type="float" office:value="0" table:formula="of:=[.C33]*15" table:style-name="ce34">
            <text:p>0</text:p>
          </table:table-cell>
          <table:table-cell table:number-columns-repeated="4" table:style-name="ce25"/>
          <table:table-cell table:style-name="ce38"/>
          <table:table-cell table:number-columns-repeated="16372"/>
        </table:table-row>
        <table:table-row table:style-name="ro4">
          <table:table-cell table:style-name="ce33"/>
          <table:table-cell table:style-name="ce4"/>
          <table:table-cell table:style-name="ce31"/>
          <table:table-cell table:number-columns-repeated="3" table:style-name="ce25"/>
          <table:table-cell table:style-name="ce31"/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39">
            <text:p>Total</text:p>
          </table:table-cell>
          <table:table-cell office:value-type="float" office:value="3" table:formula="of:=SUM([.C31:.C33])" table:style-name="ce34">
            <text:p>3</text:p>
          </table:table-cell>
          <table:table-cell table:number-columns-repeated="2" table:style-name="ce25"/>
          <table:table-cell office:value-type="string" table:style-name="ce39">
            <text:p>Total</text:p>
          </table:table-cell>
          <table:table-cell office:value-type="float" office:value="21" table:formula="of:=SUM([.G31:.G33])" table:style-name="ce34">
            <text:p>21</text:p>
          </table:table-cell>
          <table:table-cell table:style-name="ce25"/>
          <table:table-cell office:value-type="percentage" office:value="0.29166666666666669" table:formula="of:=IF([.$G$45]&lt;&gt;0;[.G35]/[.$G$45];&quot;&quot;)" table:style-name="ce47">
            <text:p>29,2%</text:p>
          </table:table-cell>
          <table:table-cell table:number-columns-repeated="2" table:style-name="ce25"/>
          <table:table-cell table:style-name="ce37"/>
          <table:table-cell table:number-columns-repeated="16372"/>
        </table:table-row>
        <table:table-row table:style-name="ro5">
          <table:table-cell table:style-name="ce42"/>
          <table:table-cell table:style-name="ce43"/>
          <table:table-cell table:number-columns-repeated="9" table:style-name="ce34"/>
          <table:table-cell table:style-name="ce44"/>
          <table:table-cell table:number-columns-repeated="16372"/>
        </table:table-row>
        <table:table-row table:style-name="ro1">
          <table:table-cell table:style-name="ce29"/>
          <table:table-cell table:style-name="ce30"/>
          <table:table-cell table:style-name="ce25"/>
          <table:table-cell table:number-columns-repeated="3" table:style-name="ce31"/>
          <table:table-cell table:style-name="ce25"/>
          <table:table-cell table:number-columns-repeated="4" table:style-name="ce31"/>
          <table:table-cell table:style-name="ce32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office:annotation draw:style-name="a6" svg:x="1.13541666666667in" svg:y="5.60416666666667in" svg:width="1.32291666666667in" svg:height="0.135416666666667in">
              <dc:creator/>
              <text:p><text:span text:style-name="T3">Arquivo de Interface Externa</text:span></text:p>
            </office:annotation>
            <text:p>AIE</text:p>
          </table:table-cell>
          <table:table-cell office:value-type="float" office:value="0" table:formula="of:=COUNTIF([Funções.K1:.K136];&quot;AIEL&quot;)" table:style-name="ce34">
            <text:p>0</text:p>
          </table:table-cell>
          <table:table-cell table:style-name="ce25"/>
          <table:table-cell office:value-type="string" table:style-name="ce25">
            <text:p>Baixa</text:p>
          </table:table-cell>
          <table:table-cell office:value-type="string" table:style-name="ce25">
            <text:p>x 5</text:p>
          </table:table-cell>
          <table:table-cell office:value-type="float" office:value="0" table:formula="of:=[.C38]*5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AIEA&quot;)" table:style-name="ce34">
            <text:p>0</text:p>
          </table:table-cell>
          <table:table-cell table:style-name="ce25"/>
          <table:table-cell office:value-type="string" table:style-name="ce25">
            <text:p>Média</text:p>
          </table:table-cell>
          <table:table-cell office:value-type="string" table:style-name="ce25">
            <text:p>x 7</text:p>
          </table:table-cell>
          <table:table-cell office:value-type="float" office:value="0" table:formula="of:=[.C39]*7" table:style-name="ce34">
            <text:p>0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office:value-type="float" office:value="0" table:formula="of:=COUNTIF([Funções.K1:.K136];&quot;AIEH&quot;)" table:style-name="ce34">
            <text:p>0</text:p>
          </table:table-cell>
          <table:table-cell table:style-name="ce25"/>
          <table:table-cell office:value-type="string" table:style-name="ce25">
            <text:p>Alta</text:p>
          </table:table-cell>
          <table:table-cell office:value-type="string" table:style-name="ce25">
            <text:p>x 10</text:p>
          </table:table-cell>
          <table:table-cell office:value-type="float" office:value="0" table:formula="of:=[.C40]*10" table:style-name="ce34">
            <text:p>0</text:p>
          </table:table-cell>
          <table:table-cell table:number-columns-repeated="4" table:style-name="ce25"/>
          <table:table-cell table:style-name="ce38"/>
          <table:table-cell table:number-columns-repeated="16372"/>
        </table:table-row>
        <table:table-row table:style-name="ro4">
          <table:table-cell table:style-name="ce33"/>
          <table:table-cell table:style-name="ce4"/>
          <table:table-cell table:style-name="ce31"/>
          <table:table-cell table:number-columns-repeated="3" table:style-name="ce25"/>
          <table:table-cell table:style-name="ce31"/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39">
            <text:p>Total</text:p>
          </table:table-cell>
          <table:table-cell office:value-type="float" office:value="0" table:formula="of:=SUM([.C38:.C40])" table:style-name="ce34">
            <text:p>0</text:p>
          </table:table-cell>
          <table:table-cell table:number-columns-repeated="2" table:style-name="ce25"/>
          <table:table-cell office:value-type="string" table:style-name="ce39">
            <text:p>Total</text:p>
          </table:table-cell>
          <table:table-cell office:value-type="float" office:value="0" table:formula="of:=SUM([.G38:.G40])" table:style-name="ce34">
            <text:p>0</text:p>
          </table:table-cell>
          <table:table-cell table:style-name="ce25"/>
          <table:table-cell office:value-type="percentage" office:value="0" table:formula="of:=IF([.$G$45]&lt;&gt;0;[.G42]/[.$G$45];&quot;&quot;)" table:style-name="ce48">
            <text:p>0,0%</text:p>
          </table:table-cell>
          <table:table-cell table:number-columns-repeated="2" table:style-name="ce25"/>
          <table:table-cell table:style-name="ce37"/>
          <table:table-cell table:number-columns-repeated="16372"/>
        </table:table-row>
        <table:table-row table:style-name="ro5">
          <table:table-cell table:style-name="ce42"/>
          <table:table-cell table:style-name="ce43"/>
          <table:table-cell table:number-columns-repeated="9" table:style-name="ce34"/>
          <table:table-cell table:style-name="ce44"/>
          <table:table-cell table:number-columns-repeated="16372"/>
        </table:table-row>
        <table:table-row table:style-name="ro1">
          <table:table-cell table:style-name="ce33"/>
          <table:table-cell table:style-name="ce4"/>
          <table:table-cell table:number-columns-repeated="5" table:style-name="ce25"/>
          <table:table-cell table:style-name="ce25">
            <draw:frame draw:z-index="1" draw:id="id0" draw:style-name="a1" draw:name="Gráfico 8" svg:x="0.03125in" svg:y="0.01042in" svg:width="2.33701in" svg:height="1.3676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text:p>Total PF não ajustados (contagem detalhada)</text:p>
          </table:table-cell>
          <table:table-cell table:number-columns-repeated="4" table:style-name="ce25"/>
          <table:table-cell office:value-type="float" office:value="72" table:formula="of:=SUM([.G14]+[.G21]+[.G28]+[.G35]+[.G42])" table:style-name="ce34">
            <text:p>72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office:annotation draw:style-name="a7" svg:x="1.13541666666667in" svg:y="6.76041666666667in" svg:width="2.16666666666667in" svg:height="0.53125in">
              <dc:creator/>
              <text:p><text:span text:style-name="T3">Técnica de estimativa do tamanho desenvolvida pela NESMA. Assume que os arquivos lógicos são de complexidade baixa e as transações são de complexidade média.<text:s/></text:span></text:p>
            </office:annotation>
            <text:p>Total PF não ajustados (contagem estimativa)</text:p>
          </table:table-cell>
          <table:table-cell table:number-columns-repeated="4" table:style-name="ce25"/>
          <table:table-cell office:value-type="float" office:value="89" table:formula="of:=([.C10]+[.C11]+[.C12])*4+([.C17]+[.C18]+[.C19])*5+([.C24]+[.C25]+[.C26])*4+([.C31]+[.C32]+[.C33])*7+([.C38]+[.C39]+[.C40])*5" table:style-name="ce34">
            <text:p>89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office:annotation draw:style-name="a8" svg:x="1.13541666666667in" svg:y="6.91666666666667in" svg:width="2.16666666666667in" svg:height="0.53125in">
              <dc:creator/>
              <text:p><text:span text:style-name="T3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number-columns-repeated="4" table:style-name="ce25"/>
          <table:table-cell office:value-type="float" office:value="105" table:formula="of:=([.C31]+[.C32]+[.C33])*35+([.C38]+[.C39]+[.C40])*15" table:style-name="ce34">
            <text:p>105</text:p>
          </table:table-cell>
          <table:table-cell table:number-columns-repeated="4" table:style-name="ce25"/>
          <table:table-cell table:style-name="ce37"/>
          <table:table-cell table:number-columns-repeated="16372"/>
        </table:table-row>
        <table:table-row table:number-rows-repeated="2" table:style-name="ro1">
          <table:table-cell table:style-name="ce33"/>
          <table:table-cell table:style-name="ce4"/>
          <table:table-cell table:number-columns-repeated="9" table:style-name="ce25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number-columns-repeated="6" table:style-name="ce4"/>
          <table:table-cell table:number-columns-repeated="3" table:style-name="ce25"/>
          <table:table-cell table:style-name="ce4"/>
          <table:table-cell table:style-name="ce37"/>
          <table:table-cell table:number-columns-repeated="16372"/>
        </table:table-row>
        <table:table-row table:style-name="ro6">
          <table:table-cell table:style-name="ce33"/>
          <table:table-cell table:number-columns-repeated="6" table:style-name="ce4"/>
          <table:table-cell table:number-columns-repeated="3" table:style-name="ce25"/>
          <table:table-cell table:style-name="ce4"/>
          <table:table-cell table:style-name="ce37"/>
          <table:table-cell table:number-columns-repeated="16372"/>
        </table:table-row>
        <table:table-row table:style-name="ro1">
          <table:table-cell table:style-name="ce29"/>
          <table:table-cell table:number-columns-repeated="10" table:style-name="ce30"/>
          <table:table-cell table:style-name="ce32"/>
          <table:table-cell table:number-columns-repeated="16372"/>
        </table:table-row>
        <table:table-row table:style-name="ro1">
          <table:table-cell table:style-name="ce33"/>
          <table:table-cell office:value-type="string" table:style-name="ce4">
            <text:p>Total de PF Local</text:p>
          </table:table-cell>
          <table:table-cell table:number-columns-repeated="9" table:style-name="ce4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table:number-columns-repeated="3" table:style-name="ce4"/>
          <table:table-cell office:value-type="string" table:style-name="ce49">
            <text:p>NÃO AJS</text:p>
          </table:table-cell>
          <table:table-cell office:value-type="string" table:style-name="ce49">
            <text:p>DFL</text:p>
          </table:table-cell>
          <table:table-cell office:value-type="string" table:style-name="ce49">
            <text:p>LOCAL</text:p>
          </table:table-cell>
          <table:table-cell table:number-columns-repeated="4" table:style-name="ce4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number-columns-spanned="3" table:number-rows-spanned="1" table:style-name="ce80">
            <text:p>INCLUSÃO (ADD)</text:p>
          </table:table-cell>
          <table:covered-table-cell table:number-columns-repeated="2"/>
          <table:table-cell office:value-type="float" office:value="72" table:formula="of:=SUMIF([Funções.$H$8:.$H$236];&quot;I&quot;;[Funções.$N$8:.$N$236])" table:style-name="ce50">
            <text:p>72,00</text:p>
          </table:table-cell>
          <table:table-cell office:value-type="float" office:value="1" table:formula="of:=[Contagem.W11]" table:style-name="ce50">
            <text:p>1,00</text:p>
          </table:table-cell>
          <table:table-cell office:value-type="float" office:value="72" table:formula="of:=[.F55]*[.E55]" table:style-name="ce51">
            <text:p>72,00</text:p>
          </table:table-cell>
          <table:table-cell table:number-columns-repeated="3" table:style-name="ce52"/>
          <table:table-cell office:value-type="string" table:style-name="ce53">
            <text:p>TOTAL</text:p>
          </table:table-cell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number-columns-spanned="3" table:number-rows-spanned="1" table:style-name="ce80">
            <text:p>ALTERAÇÃO (CHG)</text:p>
          </table:table-cell>
          <table:covered-table-cell table:number-columns-repeated="2"/>
          <table:table-cell office:value-type="float" office:value="0" table:formula="of:=SUMIF([Funções.$H$8:.$H$136];&quot;A&quot;;[Funções.$N$8:.$N$136])" table:style-name="ce50">
            <text:p>0,00</text:p>
          </table:table-cell>
          <table:table-cell office:value-type="float" office:value="0.75" table:formula="of:=[Contagem.W12]" table:style-name="ce50">
            <text:p>0,75</text:p>
          </table:table-cell>
          <table:table-cell office:value-type="float" office:value="0" table:formula="of:=[.F56]*[.E56]" table:style-name="ce51">
            <text:p>0,00</text:p>
          </table:table-cell>
          <table:table-cell table:number-columns-repeated="3" table:style-name="ce52"/>
          <table:table-cell office:value-type="float" office:value="72" table:formula="of:=[Contagem.Y5]" table:style-name="ce54">
            <text:p>72,00</text:p>
          </table:table-cell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number-columns-spanned="3" table:number-rows-spanned="1" table:style-name="ce80">
            <text:p>EXCLUSÃO (DEL)</text:p>
          </table:table-cell>
          <table:covered-table-cell table:number-columns-repeated="2"/>
          <table:table-cell office:value-type="float" office:value="0" table:formula="of:=SUMIF([Funções.$H$8:.$H$2906];&quot;E&quot;;[Funções.$N$8:.$N$8])" table:style-name="ce50">
            <text:p>0,00</text:p>
          </table:table-cell>
          <table:table-cell office:value-type="float" office:value="0.4" table:formula="of:=[Contagem.W13]" table:style-name="ce50">
            <text:p>0,40</text:p>
          </table:table-cell>
          <table:table-cell office:value-type="float" office:value="0" table:formula="of:=[.F57]*[.E57]" table:style-name="ce51">
            <text:p>0,00</text:p>
          </table:table-cell>
          <table:table-cell table:number-columns-repeated="3" table:style-name="ce52"/>
          <table:table-cell table:style-name="ce4"/>
          <table:table-cell table:style-name="ce37"/>
          <table:table-cell table:number-columns-repeated="16372"/>
        </table:table-row>
        <table:table-row table:style-name="ro1">
          <table:table-cell table:style-name="ce33"/>
          <table:table-cell office:value-type="string" table:number-columns-spanned="3" table:number-rows-spanned="1" table:style-name="ce80">
            <text:p>TESTE (TST)</text:p>
          </table:table-cell>
          <table:covered-table-cell table:number-columns-repeated="2"/>
          <table:table-cell office:value-type="float" office:value="0" table:formula="of:=SUMIF([Funções.$H$8:.$H$8];&quot;T&quot;;[Funções.$N$8:.$N$8])" table:style-name="ce50">
            <text:p>0,00</text:p>
          </table:table-cell>
          <table:table-cell office:value-type="float" office:value="0" table:formula="of:=[Contagem.W14]" table:style-name="ce50">
            <text:p>0,00</text:p>
          </table:table-cell>
          <table:table-cell office:value-type="float" office:value="0" table:formula="of:=[.F58]*[.E58]" table:style-name="ce51">
            <text:p>0,00</text:p>
          </table:table-cell>
          <table:table-cell table:number-columns-repeated="3" table:style-name="ce52"/>
          <table:table-cell table:style-name="ce4"/>
          <table:table-cell table:style-name="ce37"/>
          <table:table-cell table:number-columns-repeated="16372"/>
        </table:table-row>
        <table:table-row table:style-name="ro1"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58"/>
          <table:table-cell table:style-name="ce60"/>
          <table:table-cell table:number-columns-repeated="3" table:style-name="ce61"/>
          <table:table-cell table:style-name="ce62"/>
          <table:table-cell table:style-name="ce63"/>
          <table:table-cell table:number-columns-repeated="16372"/>
        </table:table-row>
        <table:table-row table:number-rows-repeated="2" table:style-name="ro1">
          <table:table-cell table:style-name="ce4"/>
          <table:table-cell table:style-name="ce64"/>
          <table:table-cell table:style-name="ce65"/>
          <table:table-cell table:style-name="ce4"/>
          <table:table-cell table:style-name="ce66"/>
          <table:table-cell table:style-name="ce4"/>
          <table:table-cell table:style-name="ce67"/>
          <table:table-cell table:number-columns-repeated="3" table:style-name="ce52"/>
          <table:table-cell table:style-name="ce68"/>
          <table:table-cell table:number-columns-repeated="72" table:style-name="ce4"/>
          <table:table-cell table:number-columns-repeated="16301"/>
        </table:table-row>
        <table:table-row table:number-rows-repeated="1048515" table:style-name="ro7">
          <table:table-cell table:number-columns-repeated="16384"/>
        </table:table-row>
        <table:named-expressions>
          <table:named-range table:name="Print_Area" table:cell-range-address="Sumário.$A$1:Sumário.$L$59" table:base-cell-address="Sumário.$A$1"/>
        </table:named-expressions>
      </table:table>
      <table:table table:name="Funções" table:style-name="ta3">
        <table:table-column table:style-name="co10" table:number-columns-repeated="5" table:default-cell-style-name="ce105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9" table:default-cell-style-name="ce105"/>
        <table:table-column table:style-name="co20" table:default-cell-style-name="ce105"/>
        <table:table-column table:style-name="co12" table:default-cell-style-name="ce105"/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 table:visibility="collapse"/>
        <table:table-column table:style-name="co29" table:default-cell-style-name="ce105"/>
        <table:table-column table:style-name="co5" table:number-columns-repeated="16363" table:default-cell-style-name="ce105"/>
        <table:table-row table:style-name="ro1">
          <table:table-cell office:value-type="string" table:number-columns-spanned="15" table:number-rows-spanned="3" table:style-name="ce126">
            <text:p><text:s/>Planilha de contagem de ponto de função - Versão 2.0</text:p>
          </table:table-cell>
          <table:covered-table-cell table:number-columns-repeated="14"/>
          <table:table-cell table:number-columns-repeated="5" table:style-name="ce81"/>
          <table:table-cell table:number-columns-repeated="16364" table:style-name="ce2"/>
        </table:table-row>
        <table:table-row table:number-rows-repeated="2" table:style-name="ro1">
          <table:covered-table-cell/>
          <table:covered-table-cell table:number-columns-repeated="14"/>
          <table:table-cell table:number-columns-repeated="5" table:style-name="ce81"/>
          <table:table-cell table:number-columns-repeated="16364" table:style-name="ce2"/>
        </table:table-row>
        <table:table-row table:style-name="ro1">
          <table:table-cell office:value-type="string" office:string-value="Aplicação : Calibrador" table:formula="of:=[Contagem.A5]&amp;&quot; : &quot;&amp;[Contagem.F5]" table:number-columns-spanned="6" table:number-rows-spanned="1" table:style-name="ce70">
            <text:p>Aplicação : Calibrador</text:p>
          </table:table-cell>
          <table:covered-table-cell table:number-columns-repeated="5"/>
          <table:table-cell office:value-type="string" office:string-value="Projeto : Calibrador" table:formula="of:=[Contagem.A6]&amp;&quot; : &quot;&amp;[Contagem.F6]" table:style-name="ce82">
            <text:p>Projeto : Calibrador</text:p>
          </table:table-cell>
          <table:table-cell office:value-type="string" table:style-name="ce82">
            <text:p>Calibrador</text:p>
          </table:table-cell>
          <table:table-cell table:number-columns-repeated="12" table:style-name="ce82"/>
          <table:table-cell table:number-columns-repeated="16364" table:style-name="ce2"/>
        </table:table-row>
        <table:table-row table:style-name="ro1">
          <table:table-cell office:value-type="string" office:string-value="Responsável : Marcieli Paula Langer" table:formula="of:=[Contagem.A7]&amp;&quot; : &quot;&amp;[Contagem.F7]" table:number-columns-spanned="6" table:number-rows-spanned="1" table:style-name="ce127">
            <text:p>Responsável : Marcieli Paula Langer</text:p>
          </table:table-cell>
          <table:covered-table-cell table:number-columns-repeated="5"/>
          <table:table-cell office:value-type="string" office:string-value="Revisor : " table:formula="of:=[Contagem.A8]&amp;&quot; : &quot;&amp;[Contagem.F8]" table:style-name="ce82">
            <text:p>Revisor :<text:s/></text:p>
          </table:table-cell>
          <table:table-cell table:number-columns-repeated="13" table:style-name="ce82"/>
          <table:table-cell table:number-columns-repeated="16364" table:style-name="ce83"/>
        </table:table-row>
        <table:table-row table:style-name="ro1">
          <table:table-cell office:value-type="string" office:string-value="Empresa : E-people" table:formula="of:=[Contagem.A4]&amp;&quot; : &quot;&amp;[Contagem.F4]" table:number-columns-spanned="5" table:number-rows-spanned="1" table:style-name="ce127">
            <text:p>Empresa : E-people</text:p>
          </table:table-cell>
          <table:covered-table-cell table:number-columns-repeated="4"/>
          <table:table-cell office:value-type="string" office:string-value="R$/PF = 0" table:formula="of:=[Contagem.R4]&amp;&quot; = &quot;&amp;VALUE([Contagem.T4])" table:number-columns-spanned="2" table:number-rows-spanned="1" table:style-name="ce128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6" table:number-rows-spanned="1" table:style-name="ce72">
            <text:p><text:s/>Custo= R$ 0,00</text:p>
          </table:table-cell>
          <table:covered-table-cell table:number-columns-repeated="5"/>
          <table:table-cell office:value-type="string" office:string-value="PF  = 72" table:formula="of:=&quot;PF  = &quot;&amp;[Contagem.AA14]" table:number-columns-spanned="2" table:number-rows-spanned="1" table:style-name="ce72">
            <text:p>PF <text:s/>= 72</text:p>
          </table:table-cell>
          <table:covered-table-cell/>
          <table:table-cell table:style-name="ce84"/>
          <table:table-cell table:number-columns-repeated="3" table:style-name="ce85"/>
          <table:table-cell table:style-name="ce86"/>
          <table:table-cell table:number-columns-repeated="16364" table:style-name="ce83"/>
        </table:table-row>
        <table:table-row table:style-name="ro1">
          <table:table-cell office:value-type="string" table:number-columns-spanned="6" table:number-rows-spanned="1" table:style-name="ce129">
            <office:annotation draw:style-name="a9" svg:x="2.94791666666667in" svg:y="0.822916666666667in" svg:width="1.91666666666667in" svg:height="0.78125in">
              <dc:creator/>
              <text:p><text:span text:style-name="T3">O processo é a menor unidade de atividade significativa para o usuário?</text:span><text:span text:style-name="T3"/></text:p>
              <text:p><text:span text:style-name="T3"/></text:p>
              <text:p><text:span text:style-name="T3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5"/>
          <table:table-cell office:value-type="string" table:style-name="ce87">
            <office:annotation draw:style-name="a10" svg:x="10.8125in" svg:y="0.885416666666667in" svg:width="1.13541666666667in" svg:height="0.322916666666667in">
              <dc:creator/>
              <text:p><text:span text:style-name="T3">Tipo de Função:</text:span><text:span text:style-name="T3"/></text:p>
              <text:p><text:span text:style-name="T3">ALI, AIE, EE, SE, CE</text:span></text:p>
            </office:annotation>
            <text:p>Tipo</text:p>
          </table:table-cell>
          <table:table-cell office:value-type="string" table:style-name="ce88">
            <office:annotation draw:style-name="a11" svg:x="5.44791666666667in" svg:y="1.15625in" svg:width="2.88541666666667in" svg:height="0.510416666666667in">
              <dc:creator/>
              <text:p><text:span text:style-name="T4">Tipo de Manutenção na função:</text:span><text:span text:style-name="T4"/></text:p>
              <text:p><text:span text:style-name="T4"/></text:p>
              <text:p><text:span text:style-name="T4">I</text:span><text:span text:style-name="T3"><text:s/>-Inclusão<text:s text:c="2"/></text:span><text:span text:style-name="T4">A</text:span><text:span text:style-name="T3"><text:s/>- Alteração<text:s text:c="2"/></text:span><text:span text:style-name="T4">E</text:span><text:span text:style-name="T3"><text:s/>- Exclusão<text:s text:c="2"/></text:span><text:span text:style-name="T4">T</text:span><text:span text:style-name="T3">- Teste</text:span></text:p>
            </office:annotation>
            <text:p>(I/A/E/T)</text:p>
          </table:table-cell>
          <table:table-cell office:value-type="string" table:style-name="ce89">
            <office:annotation draw:style-name="a12" svg:x="14.6666666666667in" svg:y="1.10416666666667in" svg:width="1.19791666666667in" svg:height="0.1875in">
              <dc:creator/>
              <text:p><text:span text:style-name="T3">Tipos de Dados (DETs)</text:span></text:p>
            </office:annotation>
            <text:p>TD</text:p>
          </table:table-cell>
          <table:table-cell office:value-type="string" table:style-name="ce89">
            <office:annotation draw:style-name="a13" svg:x="14.6666666666667in" svg:y="1.10416666666667in" svg:width="1.32291666666667in" svg:height="0.322916666666667in">
              <dc:creator/>
              <text:p><text:span text:style-name="T3">Arquivos Referenciados/ Tipos de Registro</text:span></text:p>
            </office:annotation>
            <text:p>AR/TR</text:p>
          </table:table-cell>
          <table:table-cell office:value-type="string" table:style-name="ce90">
            <text:p>ctl</text:p>
          </table:table-cell>
          <table:table-cell office:value-type="string" table:style-name="ce90">
            <text:p>C</text:p>
          </table:table-cell>
          <table:table-cell office:value-type="string" table:style-name="ce90">
            <text:p>Complex.</text:p>
          </table:table-cell>
          <table:table-cell office:value-type="string" table:style-name="ce90">
            <text:p>PF</text:p>
          </table:table-cell>
          <table:table-cell office:value-type="string" table:style-name="ce90">
            <text:p>PF Local</text:p>
          </table:table-cell>
          <table:table-cell office:value-type="string" table:number-columns-spanned="5" table:number-rows-spanned="1" table:style-name="ce130">
            <text:p>Observações</text:p>
          </table:table-cell>
          <table:covered-table-cell table:number-columns-repeated="4"/>
          <table:table-cell table:number-columns-repeated="16364" table:style-name="ce91"/>
        </table:table-row>
        <table:table-row table:style-name="ro8">
          <table:table-cell office:value-type="string" table:style-name="ce92">
            <text:p>2.1.</text:p>
          </table:table-cell>
          <table:table-cell office:value-type="string" table:style-name="ce92">
            <text:p>Funções de Transação</text:p>
          </table:table-cell>
          <table:table-cell table:number-columns-repeated="4" table:style-name="ce92"/>
          <table:table-cell table:content-validation-name="val1" table:style-name="ce93"/>
          <table:table-cell table:content-validation-name="val2" table:style-name="ce162"/>
          <table:table-cell table:number-columns-repeated="2" table:style-name="ce93"/>
          <table:table-cell office:value-type="string" office:string-value="" table:formula="of:=CONCATENATE([.G8];[.L8])" table:style-name="ce93"/>
          <table:table-cell office:value-type="string" office:string-value="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table:style-name="ce93"/>
          <table:table-cell office:value-type="string" office:string-value="" table:formula="of:=IF([.L8]=&quot;L&quot;;&quot;Baixa&quot;;IF([.L8]=&quot;A&quot;;&quot;Média&quot;;IF([.L8]=&quot;&quot;;&quot;&quot;;&quot;Alta&quot;)))" table:style-name="ce94"/>
          <table:table-cell office:value-type="string" office:string-value="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table:style-name="ce93"/>
          <table:table-cell office:value-type="string" office:string-value="" table:formula="of:=IF([.H8]=&quot;I&quot;;[.N8]*[Contagem.$W$11];IF([.H8]=&quot;E&quot;;[.N8]*[Contagem.$W$13];IF([.H8]=&quot;A&quot;;[.N8]*[Contagem.$W$12];IF([.H8]=&quot;T&quot;;[.N8]*[Contagem.$W$14];&quot;&quot;))))" table:style-name="ce95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2">
            <text:p>2.1.1.</text:p>
          </table:table-cell>
          <table:table-cell office:value-type="string" table:style-name="ce92">
            <text:p>Calibrador</text:p>
          </table:table-cell>
          <table:table-cell table:number-columns-repeated="4" table:style-name="ce92"/>
          <table:table-cell table:content-validation-name="val1" table:style-name="ce93"/>
          <table:table-cell table:content-validation-name="val2" table:style-name="ce162"/>
          <table:table-cell table:number-columns-repeated="2" table:style-name="ce93"/>
          <table:table-cell office:value-type="string" office:string-value="" table:formula="of:=CONCATENATE([.G9];[.L9])" table:style-name="ce93"/>
          <table:table-cell office:value-type="string" office:string-value="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table:style-name="ce93"/>
          <table:table-cell office:value-type="string" office:string-value="" table:formula="of:=IF([.L9]=&quot;L&quot;;&quot;Baixa&quot;;IF([.L9]=&quot;A&quot;;&quot;Média&quot;;IF([.L9]=&quot;&quot;;&quot;&quot;;&quot;Alta&quot;)))" table:style-name="ce94"/>
          <table:table-cell office:value-type="string" office:string-value="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table:style-name="ce93"/>
          <table:table-cell office:value-type="string" office:string-value="" table:formula="of:=IF([.H9]=&quot;I&quot;;[.N9]*[Contagem.$W$11];IF([.H9]=&quot;E&quot;;[.N9]*[Contagem.$W$13];IF([.H9]=&quot;A&quot;;[.N9]*[Contagem.$W$12];IF([.H9]=&quot;T&quot;;[.N9]*[Contagem.$W$14];&quot;&quot;))))" table:style-name="ce95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PE.1.</text:p>
          </table:table-cell>
          <table:table-cell office:value-type="string" table:style-name="ce98">
            <text:p>Incluir Categoria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0];[.L10])" table:style-name="ce100">
            <text:p>EEL</text:p>
          </table:table-cell>
          <table:table-cell office:value-type="string" office:string-value="L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table:style-name="ce100">
            <text:p>L</text:p>
          </table:table-cell>
          <table:table-cell office:value-type="string" office:string-value="Baixa" table:formula="of:=IF([.L10]=&quot;L&quot;;&quot;Baixa&quot;;IF([.L10]=&quot;A&quot;;&quot;Média&quot;;IF([.L10]=&quot;&quot;;&quot;&quot;;&quot;Alta&quot;)))" table:style-name="ce101">
            <text:p>Baixa</text:p>
          </table:table-cell>
          <table:table-cell office:value-type="float" office:value="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table:style-name="ce102">
            <text:p>3</text:p>
          </table:table-cell>
          <table:table-cell office:value-type="float" office:value="3" table:formula="of:=IF([.H10]=&quot;I&quot;;[.N10]*[Contagem.$W$11];IF([.H10]=&quot;E&quot;;[.N10]*[Contagem.$W$13];IF([.H10]=&quot;A&quot;;[.N10]*[Contagem.$W$12];IF([.H10]=&quot;T&quot;;[.N10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2.</text:p>
          </table:table-cell>
          <table:table-cell office:value-type="string" table:style-name="ce98">
            <text:p>Alterar Categoria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1];[.L11])" table:style-name="ce100">
            <text:p>EEL</text:p>
          </table:table-cell>
          <table:table-cell office:value-type="string" office:string-value="L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table:style-name="ce100">
            <text:p>L</text:p>
          </table:table-cell>
          <table:table-cell office:value-type="string" office:string-value="Baixa" table:formula="of:=IF([.L11]=&quot;L&quot;;&quot;Baixa&quot;;IF([.L11]=&quot;A&quot;;&quot;Média&quot;;IF([.L11]=&quot;&quot;;&quot;&quot;;&quot;Alta&quot;)))" table:style-name="ce101">
            <text:p>Baixa</text:p>
          </table:table-cell>
          <table:table-cell office:value-type="float" office:value="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table:style-name="ce102">
            <text:p>3</text:p>
          </table:table-cell>
          <table:table-cell office:value-type="float" office:value="3" table:formula="of:=IF([.H11]=&quot;I&quot;;[.N11]*[Contagem.$W$11];IF([.H11]=&quot;E&quot;;[.N11]*[Contagem.$W$13];IF([.H11]=&quot;A&quot;;[.N11]*[Contagem.$W$12];IF([.H11]=&quot;T&quot;;[.N11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3.</text:p>
          </table:table-cell>
          <table:table-cell office:value-type="string" table:style-name="ce98">
            <text:p>Exclir Categoria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3" table:style-name="ce100">
            <text:p>3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2];[.L12])" table:style-name="ce100">
            <text:p>EEL</text:p>
          </table:table-cell>
          <table:table-cell office:value-type="string" office:string-value="L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table:style-name="ce100">
            <text:p>L</text:p>
          </table:table-cell>
          <table:table-cell office:value-type="string" office:string-value="Baixa" table:formula="of:=IF([.L12]=&quot;L&quot;;&quot;Baixa&quot;;IF([.L12]=&quot;A&quot;;&quot;Média&quot;;IF([.L12]=&quot;&quot;;&quot;&quot;;&quot;Alta&quot;)))" table:style-name="ce101">
            <text:p>Baixa</text:p>
          </table:table-cell>
          <table:table-cell office:value-type="float" office:value="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table:style-name="ce102">
            <text:p>3</text:p>
          </table:table-cell>
          <table:table-cell office:value-type="float" office:value="3" table:formula="of:=IF([.H12]=&quot;I&quot;;[.N12]*[Contagem.$W$11];IF([.H12]=&quot;E&quot;;[.N12]*[Contagem.$W$13];IF([.H12]=&quot;A&quot;;[.N12]*[Contagem.$W$12];IF([.H12]=&quot;T&quot;;[.N12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4.</text:p>
          </table:table-cell>
          <table:table-cell office:value-type="string" table:style-name="ce98">
            <text:p>Incluir Livr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2" table:style-name="ce100">
            <text:p>2</text:p>
          </table:table-cell>
          <table:table-cell office:value-type="string" office:string-value="EEL" table:formula="of:=CONCATENATE([.G13];[.L13])" table:style-name="ce100">
            <text:p>EEL</text:p>
          </table:table-cell>
          <table:table-cell office:value-type="string" office:string-value="L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table:style-name="ce100">
            <text:p>L</text:p>
          </table:table-cell>
          <table:table-cell office:value-type="string" office:string-value="Baixa" table:formula="of:=IF([.L13]=&quot;L&quot;;&quot;Baixa&quot;;IF([.L13]=&quot;A&quot;;&quot;Média&quot;;IF([.L13]=&quot;&quot;;&quot;&quot;;&quot;Alta&quot;)))" table:style-name="ce101">
            <text:p>Baixa</text:p>
          </table:table-cell>
          <table:table-cell office:value-type="float" office:value="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table:style-name="ce102">
            <text:p>3</text:p>
          </table:table-cell>
          <table:table-cell office:value-type="float" office:value="3" table:formula="of:=IF([.H13]=&quot;I&quot;;[.N13]*[Contagem.$W$11];IF([.H13]=&quot;E&quot;;[.N13]*[Contagem.$W$13];IF([.H13]=&quot;A&quot;;[.N13]*[Contagem.$W$12];IF([.H13]=&quot;T&quot;;[.N13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5.</text:p>
          </table:table-cell>
          <table:table-cell office:value-type="string" table:style-name="ce98">
            <text:p>Alterar Livr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2" table:style-name="ce100">
            <text:p>2</text:p>
          </table:table-cell>
          <table:table-cell office:value-type="string" office:string-value="EEL" table:formula="of:=CONCATENATE([.G14];[.L14])" table:style-name="ce100">
            <text:p>EEL</text:p>
          </table:table-cell>
          <table:table-cell office:value-type="string" office:string-value="L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table:style-name="ce100">
            <text:p>L</text:p>
          </table:table-cell>
          <table:table-cell office:value-type="string" office:string-value="Baixa" table:formula="of:=IF([.L14]=&quot;L&quot;;&quot;Baixa&quot;;IF([.L14]=&quot;A&quot;;&quot;Média&quot;;IF([.L14]=&quot;&quot;;&quot;&quot;;&quot;Alta&quot;)))" table:style-name="ce101">
            <text:p>Baixa</text:p>
          </table:table-cell>
          <table:table-cell office:value-type="float" office:value="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table:style-name="ce102">
            <text:p>3</text:p>
          </table:table-cell>
          <table:table-cell office:value-type="float" office:value="3" table:formula="of:=IF([.H14]=&quot;I&quot;;[.N14]*[Contagem.$W$11];IF([.H14]=&quot;E&quot;;[.N14]*[Contagem.$W$13];IF([.H14]=&quot;A&quot;;[.N14]*[Contagem.$W$12];IF([.H14]=&quot;T&quot;;[.N14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6.</text:p>
          </table:table-cell>
          <table:table-cell office:value-type="string" table:style-name="ce98">
            <text:p>Exclir Livr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5];[.L15])" table:style-name="ce100">
            <text:p>EEL</text:p>
          </table:table-cell>
          <table:table-cell office:value-type="string" office:string-value="L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table:style-name="ce100">
            <text:p>L</text:p>
          </table:table-cell>
          <table:table-cell office:value-type="string" office:string-value="Baixa" table:formula="of:=IF([.L15]=&quot;L&quot;;&quot;Baixa&quot;;IF([.L15]=&quot;A&quot;;&quot;Média&quot;;IF([.L15]=&quot;&quot;;&quot;&quot;;&quot;Alta&quot;)))" table:style-name="ce101">
            <text:p>Baixa</text:p>
          </table:table-cell>
          <table:table-cell office:value-type="float" office:value="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table:style-name="ce102">
            <text:p>3</text:p>
          </table:table-cell>
          <table:table-cell office:value-type="float" office:value="3" table:formula="of:=IF([.H15]=&quot;I&quot;;[.N15]*[Contagem.$W$11];IF([.H15]=&quot;E&quot;;[.N15]*[Contagem.$W$13];IF([.H15]=&quot;A&quot;;[.N15]*[Contagem.$W$12];IF([.H15]=&quot;T&quot;;[.N15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7</text:p>
          </table:table-cell>
          <table:table-cell office:value-type="string" table:style-name="ce98">
            <text:p>Incluir Usuári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6" table:style-name="ce100">
            <text:p>6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6];[.L16])" table:style-name="ce100">
            <text:p>EEL</text:p>
          </table:table-cell>
          <table:table-cell office:value-type="string" office:string-value="L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table:style-name="ce100">
            <text:p>L</text:p>
          </table:table-cell>
          <table:table-cell office:value-type="string" office:string-value="Baixa" table:formula="of:=IF([.L16]=&quot;L&quot;;&quot;Baixa&quot;;IF([.L16]=&quot;A&quot;;&quot;Média&quot;;IF([.L16]=&quot;&quot;;&quot;&quot;;&quot;Alta&quot;)))" table:style-name="ce101">
            <text:p>Baixa</text:p>
          </table:table-cell>
          <table:table-cell office:value-type="float" office:value="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table:style-name="ce102">
            <text:p>3</text:p>
          </table:table-cell>
          <table:table-cell office:value-type="float" office:value="3" table:formula="of:=IF([.H16]=&quot;I&quot;;[.N16]*[Contagem.$W$11];IF([.H16]=&quot;E&quot;;[.N16]*[Contagem.$W$13];IF([.H16]=&quot;A&quot;;[.N16]*[Contagem.$W$12];IF([.H16]=&quot;T&quot;;[.N16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8.</text:p>
          </table:table-cell>
          <table:table-cell office:value-type="string" table:style-name="ce98">
            <text:p>Alterar Usuári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6" table:style-name="ce100">
            <text:p>6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7];[.L17])" table:style-name="ce100">
            <text:p>EEL</text:p>
          </table:table-cell>
          <table:table-cell office:value-type="string" office:string-value="L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table:style-name="ce100">
            <text:p>L</text:p>
          </table:table-cell>
          <table:table-cell office:value-type="string" office:string-value="Baixa" table:formula="of:=IF([.L17]=&quot;L&quot;;&quot;Baixa&quot;;IF([.L17]=&quot;A&quot;;&quot;Média&quot;;IF([.L17]=&quot;&quot;;&quot;&quot;;&quot;Alta&quot;)))" table:style-name="ce101">
            <text:p>Baixa</text:p>
          </table:table-cell>
          <table:table-cell office:value-type="float" office:value="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table:style-name="ce102">
            <text:p>3</text:p>
          </table:table-cell>
          <table:table-cell office:value-type="float" office:value="3" table:formula="of:=IF([.H17]=&quot;I&quot;;[.N17]*[Contagem.$W$11];IF([.H17]=&quot;E&quot;;[.N17]*[Contagem.$W$13];IF([.H17]=&quot;A&quot;;[.N17]*[Contagem.$W$12];IF([.H17]=&quot;T&quot;;[.N17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9.</text:p>
          </table:table-cell>
          <table:table-cell office:value-type="string" table:style-name="ce98">
            <text:p>Exclir Usuári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18];[.L18])" table:style-name="ce100">
            <text:p>EEL</text:p>
          </table:table-cell>
          <table:table-cell office:value-type="string" office:string-value="L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table:style-name="ce100">
            <text:p>L</text:p>
          </table:table-cell>
          <table:table-cell office:value-type="string" office:string-value="Baixa" table:formula="of:=IF([.L18]=&quot;L&quot;;&quot;Baixa&quot;;IF([.L18]=&quot;A&quot;;&quot;Média&quot;;IF([.L18]=&quot;&quot;;&quot;&quot;;&quot;Alta&quot;)))" table:style-name="ce101">
            <text:p>Baixa</text:p>
          </table:table-cell>
          <table:table-cell office:value-type="float" office:value="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table:style-name="ce102">
            <text:p>3</text:p>
          </table:table-cell>
          <table:table-cell office:value-type="float" office:value="3" table:formula="of:=IF([.H18]=&quot;I&quot;;[.N18]*[Contagem.$W$11];IF([.H18]=&quot;E&quot;;[.N18]*[Contagem.$W$13];IF([.H18]=&quot;A&quot;;[.N18]*[Contagem.$W$12];IF([.H18]=&quot;T&quot;;[.N18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0.</text:p>
          </table:table-cell>
          <table:table-cell office:value-type="string" table:style-name="ce98">
            <text:p>Listar Livr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3" table:style-name="ce100">
            <text:p>3</text:p>
          </table:table-cell>
          <table:table-cell office:value-type="float" office:value="2" table:style-name="ce100">
            <text:p>2</text:p>
          </table:table-cell>
          <table:table-cell office:value-type="string" office:string-value="EEL" table:formula="of:=CONCATENATE([.G19];[.L19])" table:style-name="ce100">
            <text:p>EEL</text:p>
          </table:table-cell>
          <table:table-cell office:value-type="string" office:string-value="L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table:style-name="ce100">
            <text:p>L</text:p>
          </table:table-cell>
          <table:table-cell office:value-type="string" office:string-value="Baixa" table:formula="of:=IF([.L19]=&quot;L&quot;;&quot;Baixa&quot;;IF([.L19]=&quot;A&quot;;&quot;Média&quot;;IF([.L19]=&quot;&quot;;&quot;&quot;;&quot;Alta&quot;)))" table:style-name="ce101">
            <text:p>Baixa</text:p>
          </table:table-cell>
          <table:table-cell office:value-type="float" office:value="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table:style-name="ce102">
            <text:p>3</text:p>
          </table:table-cell>
          <table:table-cell office:value-type="float" office:value="3" table:formula="of:=IF([.H19]=&quot;I&quot;;[.N19]*[Contagem.$W$11];IF([.H19]=&quot;E&quot;;[.N19]*[Contagem.$W$13];IF([.H19]=&quot;A&quot;;[.N19]*[Contagem.$W$12];IF([.H19]=&quot;T&quot;;[.N19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1.</text:p>
          </table:table-cell>
          <table:table-cell office:value-type="string" table:style-name="ce106">
            <text:p>Editar Livro</text:p>
          </table:table-cell>
          <table:table-cell table:style-name="ce106"/>
          <table:table-cell table:number-columns-repeated="3" table:style-name="ce107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2" table:style-name="ce100">
            <text:p>2</text:p>
          </table:table-cell>
          <table:table-cell office:value-type="string" office:string-value="EEL" table:formula="of:=CONCATENATE([.G20];[.L20])" table:style-name="ce100">
            <text:p>EEL</text:p>
          </table:table-cell>
          <table:table-cell office:value-type="string" office:string-value="L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table:style-name="ce100">
            <text:p>L</text:p>
          </table:table-cell>
          <table:table-cell office:value-type="string" office:string-value="Baixa" table:formula="of:=IF([.L20]=&quot;L&quot;;&quot;Baixa&quot;;IF([.L20]=&quot;A&quot;;&quot;Média&quot;;IF([.L20]=&quot;&quot;;&quot;&quot;;&quot;Alta&quot;)))" table:style-name="ce101">
            <text:p>Baixa</text:p>
          </table:table-cell>
          <table:table-cell office:value-type="float" office:value="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table:style-name="ce102">
            <text:p>3</text:p>
          </table:table-cell>
          <table:table-cell office:value-type="float" office:value="3" table:formula="of:=IF([.H20]=&quot;I&quot;;[.N20]*[Contagem.$W$11];IF([.H20]=&quot;E&quot;;[.N20]*[Contagem.$W$13];IF([.H20]=&quot;A&quot;;[.N20]*[Contagem.$W$12];IF([.H20]=&quot;T&quot;;[.N20]*[Contagem.$W$14];&quot;&quot;))))" table:style-name="ce103">
            <text:p>3,00</text:p>
          </table:table-cell>
          <table:table-cell table:number-columns-repeated="4" table:style-name="ce108"/>
          <table:table-cell table:style-name="ce109"/>
          <table:table-cell table:number-columns-repeated="16364" table:style-name="ce110"/>
        </table:table-row>
        <table:table-row table:style-name="ro8">
          <table:table-cell office:value-type="string" table:style-name="ce98">
            <text:p>PE.12.</text:p>
          </table:table-cell>
          <table:table-cell office:value-type="string" table:style-name="ce98">
            <text:p>Listar Categoria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1" table:style-name="ce100">
            <text:p>1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1];[.L21])" table:style-name="ce100">
            <text:p>EEL</text:p>
          </table:table-cell>
          <table:table-cell office:value-type="string" office:string-value="L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table:style-name="ce100">
            <text:p>L</text:p>
          </table:table-cell>
          <table:table-cell office:value-type="string" office:string-value="Baixa" table:formula="of:=IF([.L21]=&quot;L&quot;;&quot;Baixa&quot;;IF([.L21]=&quot;A&quot;;&quot;Média&quot;;IF([.L21]=&quot;&quot;;&quot;&quot;;&quot;Alta&quot;)))" table:style-name="ce101">
            <text:p>Baixa</text:p>
          </table:table-cell>
          <table:table-cell office:value-type="float" office:value="3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table:style-name="ce102">
            <text:p>3</text:p>
          </table:table-cell>
          <table:table-cell office:value-type="float" office:value="3" table:formula="of:=IF([.H21]=&quot;I&quot;;[.N21]*[Contagem.$W$11];IF([.H21]=&quot;E&quot;;[.N21]*[Contagem.$W$13];IF([.H21]=&quot;A&quot;;[.N21]*[Contagem.$W$12];IF([.H21]=&quot;T&quot;;[.N21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3.</text:p>
          </table:table-cell>
          <table:table-cell office:value-type="string" table:style-name="ce98">
            <text:p>Editar Categoria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2];[.L22])" table:style-name="ce100">
            <text:p>EEL</text:p>
          </table:table-cell>
          <table:table-cell office:value-type="string" office:string-value="L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table:style-name="ce100">
            <text:p>L</text:p>
          </table:table-cell>
          <table:table-cell office:value-type="string" office:string-value="Baixa" table:formula="of:=IF([.L22]=&quot;L&quot;;&quot;Baixa&quot;;IF([.L22]=&quot;A&quot;;&quot;Média&quot;;IF([.L22]=&quot;&quot;;&quot;&quot;;&quot;Alta&quot;)))" table:style-name="ce101">
            <text:p>Baixa</text:p>
          </table:table-cell>
          <table:table-cell office:value-type="float" office:value="3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table:style-name="ce102">
            <text:p>3</text:p>
          </table:table-cell>
          <table:table-cell office:value-type="float" office:value="3" table:formula="of:=IF([.H22]=&quot;I&quot;;[.N22]*[Contagem.$W$11];IF([.H22]=&quot;E&quot;;[.N22]*[Contagem.$W$13];IF([.H22]=&quot;A&quot;;[.N22]*[Contagem.$W$12];IF([.H22]=&quot;T&quot;;[.N22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4.</text:p>
          </table:table-cell>
          <table:table-cell office:value-type="string" table:style-name="ce98">
            <text:p>Listar Usuári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3];[.L23])" table:style-name="ce100">
            <text:p>EEL</text:p>
          </table:table-cell>
          <table:table-cell office:value-type="string" office:string-value="L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table:style-name="ce100">
            <text:p>L</text:p>
          </table:table-cell>
          <table:table-cell office:value-type="string" office:string-value="Baixa" table:formula="of:=IF([.L23]=&quot;L&quot;;&quot;Baixa&quot;;IF([.L23]=&quot;A&quot;;&quot;Média&quot;;IF([.L23]=&quot;&quot;;&quot;&quot;;&quot;Alta&quot;)))" table:style-name="ce101">
            <text:p>Baixa</text:p>
          </table:table-cell>
          <table:table-cell office:value-type="float" office:value="3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table:style-name="ce102">
            <text:p>3</text:p>
          </table:table-cell>
          <table:table-cell office:value-type="float" office:value="3" table:formula="of:=IF([.H23]=&quot;I&quot;;[.N23]*[Contagem.$W$11];IF([.H23]=&quot;E&quot;;[.N23]*[Contagem.$W$13];IF([.H23]=&quot;A&quot;;[.N23]*[Contagem.$W$12];IF([.H23]=&quot;T&quot;;[.N23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5.</text:p>
          </table:table-cell>
          <table:table-cell office:value-type="string" table:style-name="ce98">
            <text:p>Editar Usuário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4];[.L24])" table:style-name="ce100">
            <text:p>EEL</text:p>
          </table:table-cell>
          <table:table-cell office:value-type="string" office:string-value="L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table:style-name="ce100">
            <text:p>L</text:p>
          </table:table-cell>
          <table:table-cell office:value-type="string" office:string-value="Baixa" table:formula="of:=IF([.L24]=&quot;L&quot;;&quot;Baixa&quot;;IF([.L24]=&quot;A&quot;;&quot;Média&quot;;IF([.L24]=&quot;&quot;;&quot;&quot;;&quot;Alta&quot;)))" table:style-name="ce101">
            <text:p>Baixa</text:p>
          </table:table-cell>
          <table:table-cell office:value-type="float" office:value="3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table:style-name="ce102">
            <text:p>3</text:p>
          </table:table-cell>
          <table:table-cell office:value-type="float" office:value="3" table:formula="of:=IF([.H24]=&quot;I&quot;;[.N24]*[Contagem.$W$11];IF([.H24]=&quot;E&quot;;[.N24]*[Contagem.$W$13];IF([.H24]=&quot;A&quot;;[.N24]*[Contagem.$W$12];IF([.H24]=&quot;T&quot;;[.N24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111">
            <text:p>PE.16.</text:p>
          </table:table-cell>
          <table:table-cell office:value-type="string" table:style-name="ce98">
            <text:p>Selecionar Categoria (Form Cadastrar Livro )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1" table:style-name="ce100">
            <text:p>1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5];[.L25])" table:style-name="ce100">
            <text:p>EEL</text:p>
          </table:table-cell>
          <table:table-cell office:value-type="string" office:string-value="L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table:style-name="ce100">
            <text:p>L</text:p>
          </table:table-cell>
          <table:table-cell office:value-type="string" office:string-value="Baixa" table:formula="of:=IF([.L25]=&quot;L&quot;;&quot;Baixa&quot;;IF([.L25]=&quot;A&quot;;&quot;Média&quot;;IF([.L25]=&quot;&quot;;&quot;&quot;;&quot;Alta&quot;)))" table:style-name="ce101">
            <text:p>Baixa</text:p>
          </table:table-cell>
          <table:table-cell office:value-type="float" office:value="3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table:style-name="ce102">
            <text:p>3</text:p>
          </table:table-cell>
          <table:table-cell office:value-type="float" office:value="3" table:formula="of:=IF([.H25]=&quot;I&quot;;[.N25]*[Contagem.$W$11];IF([.H25]=&quot;E&quot;;[.N25]*[Contagem.$W$13];IF([.H25]=&quot;A&quot;;[.N25]*[Contagem.$W$12];IF([.H25]=&quot;T&quot;;[.N25]*[Contagem.$W$14];&quot;&quot;))))" table:style-name="ce103">
            <text:p>3,00</text:p>
          </table:table-cell>
          <table:table-cell table:number-columns-repeated="2" table:style-name="ce104"/>
          <table:table-cell table:style-name="ce112"/>
          <table:table-cell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8">
            <text:p>PE.17.</text:p>
          </table:table-cell>
          <table:table-cell office:value-type="string" table:style-name="ce98">
            <text:p>Login</text:p>
          </table:table-cell>
          <table:table-cell table:style-name="ce98"/>
          <table:table-cell table:number-columns-repeated="3" table:style-name="ce99"/>
          <table:table-cell office:value-type="string" table:content-validation-name="val1" table:style-name="ce100">
            <text:p>EE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4" table:style-name="ce100">
            <text:p>4</text:p>
          </table:table-cell>
          <table:table-cell office:value-type="float" office:value="1" table:style-name="ce100">
            <text:p>1</text:p>
          </table:table-cell>
          <table:table-cell office:value-type="string" office:string-value="EEL" table:formula="of:=CONCATENATE([.G26];[.L26])" table:style-name="ce100">
            <text:p>EEL</text:p>
          </table:table-cell>
          <table:table-cell office:value-type="string" office:string-value="L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table:style-name="ce100">
            <text:p>L</text:p>
          </table:table-cell>
          <table:table-cell office:value-type="string" office:string-value="Baixa" table:formula="of:=IF([.L26]=&quot;L&quot;;&quot;Baixa&quot;;IF([.L26]=&quot;A&quot;;&quot;Média&quot;;IF([.L26]=&quot;&quot;;&quot;&quot;;&quot;Alta&quot;)))" table:style-name="ce101">
            <text:p>Baixa</text:p>
          </table:table-cell>
          <table:table-cell office:value-type="float" office:value="3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table:style-name="ce102">
            <text:p>3</text:p>
          </table:table-cell>
          <table:table-cell office:value-type="float" office:value="3" table:formula="of:=IF([.H26]=&quot;I&quot;;[.N26]*[Contagem.$W$11];IF([.H26]=&quot;E&quot;;[.N26]*[Contagem.$W$13];IF([.H26]=&quot;A&quot;;[.N26]*[Contagem.$W$12];IF([.H26]=&quot;T&quot;;[.N26]*[Contagem.$W$14];&quot;&quot;))))" table:style-name="ce103">
            <text:p>3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2">
            <text:p>2.2.</text:p>
          </table:table-cell>
          <table:table-cell office:value-type="string" table:style-name="ce92">
            <text:p>Funções de Dados</text:p>
          </table:table-cell>
          <table:table-cell table:number-columns-repeated="4" table:style-name="ce92"/>
          <table:table-cell table:content-validation-name="val1" table:style-name="ce100"/>
          <table:table-cell table:content-validation-name="val2" table:style-name="ce163"/>
          <table:table-cell table:number-columns-repeated="4" table:style-name="ce100"/>
          <table:table-cell table:style-name="ce101"/>
          <table:table-cell table:style-name="ce102"/>
          <table:table-cell table:style-name="ce103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ALI Usuário</text:p>
          </table:table-cell>
          <table:table-cell table:style-name="ce98"/>
          <table:table-cell table:number-columns-repeated="4" table:style-name="ce99"/>
          <table:table-cell office:value-type="string" table:content-validation-name="val1" table:style-name="ce100">
            <text:p>ALI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8" table:style-name="ce100">
            <text:p>8</text:p>
          </table:table-cell>
          <table:table-cell office:value-type="float" office:value="1" table:style-name="ce100">
            <text:p>1</text:p>
          </table:table-cell>
          <table:table-cell office:value-type="string" office:string-value="ALIL" table:formula="of:=CONCATENATE([.G28];[.L28])" table:style-name="ce100">
            <text:p>ALIL</text:p>
          </table:table-cell>
          <table:table-cell office:value-type="string" office:string-value="L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table:style-name="ce100">
            <text:p>L</text:p>
          </table:table-cell>
          <table:table-cell office:value-type="string" office:string-value="Baixa" table:formula="of:=IF([.L28]=&quot;L&quot;;&quot;Baixa&quot;;IF([.L28]=&quot;A&quot;;&quot;Média&quot;;IF([.L28]=&quot;&quot;;&quot;&quot;;&quot;Alta&quot;)))" table:style-name="ce101">
            <text:p>Baixa</text:p>
          </table:table-cell>
          <table:table-cell office:value-type="float" office:value="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table:style-name="ce102">
            <text:p>7</text:p>
          </table:table-cell>
          <table:table-cell office:value-type="float" office:value="7" table:formula="of:=IF([.H28]=&quot;I&quot;;[.N28]*[Contagem.$W$11];IF([.H28]=&quot;E&quot;;[.N28]*[Contagem.$W$13];IF([.H28]=&quot;A&quot;;[.N28]*[Contagem.$W$12];IF([.H28]=&quot;T&quot;;[.N28]*[Contagem.$W$14];&quot;&quot;))))" table:style-name="ce103">
            <text:p>7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ALI Categoria</text:p>
          </table:table-cell>
          <table:table-cell table:style-name="ce98"/>
          <table:table-cell table:number-columns-repeated="4" table:style-name="ce99"/>
          <table:table-cell office:value-type="string" table:content-validation-name="val1" table:style-name="ce100">
            <text:p>ALI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1" table:style-name="ce100">
            <text:p>1</text:p>
          </table:table-cell>
          <table:table-cell office:value-type="float" office:value="1" table:style-name="ce100">
            <text:p>1</text:p>
          </table:table-cell>
          <table:table-cell office:value-type="string" office:string-value="ALIL" table:formula="of:=CONCATENATE([.G29];[.L29])" table:style-name="ce100">
            <text:p>ALIL</text:p>
          </table:table-cell>
          <table:table-cell office:value-type="string" office:string-value="L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table:style-name="ce100">
            <text:p>L</text:p>
          </table:table-cell>
          <table:table-cell office:value-type="string" office:string-value="Baixa" table:formula="of:=IF([.L29]=&quot;L&quot;;&quot;Baixa&quot;;IF([.L29]=&quot;A&quot;;&quot;Média&quot;;IF([.L29]=&quot;&quot;;&quot;&quot;;&quot;Alta&quot;)))" table:style-name="ce101">
            <text:p>Baixa</text:p>
          </table:table-cell>
          <table:table-cell office:value-type="float" office:value="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table:style-name="ce102">
            <text:p>7</text:p>
          </table:table-cell>
          <table:table-cell office:value-type="float" office:value="7" table:formula="of:=IF([.H29]=&quot;I&quot;;[.N29]*[Contagem.$W$11];IF([.H29]=&quot;E&quot;;[.N29]*[Contagem.$W$13];IF([.H29]=&quot;A&quot;;[.N29]*[Contagem.$W$12];IF([.H29]=&quot;T&quot;;[.N29]*[Contagem.$W$14];&quot;&quot;))))" table:style-name="ce103">
            <text:p>7,00</text:p>
          </table:table-cell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ALI Livro</text:p>
          </table:table-cell>
          <table:table-cell table:style-name="ce98"/>
          <table:table-cell table:number-columns-repeated="4" table:style-name="ce99"/>
          <table:table-cell office:value-type="string" table:content-validation-name="val1" table:style-name="ce100">
            <text:p>ALI</text:p>
          </table:table-cell>
          <table:table-cell office:value-type="string" table:content-validation-name="val2" table:style-name="ce163">
            <text:p>I</text:p>
          </table:table-cell>
          <table:table-cell office:value-type="float" office:value="5" table:style-name="ce100">
            <text:p>5</text:p>
          </table:table-cell>
          <table:table-cell office:value-type="float" office:value="2" table:style-name="ce100">
            <text:p>2</text:p>
          </table:table-cell>
          <table:table-cell office:value-type="string" office:string-value="ALIL" table:formula="of:=CONCATENATE([.G30];[.L30])" table:style-name="ce100">
            <text:p>ALIL</text:p>
          </table:table-cell>
          <table:table-cell office:value-type="string" office:string-value="L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table:style-name="ce100">
            <text:p>L</text:p>
          </table:table-cell>
          <table:table-cell office:value-type="string" office:string-value="Baixa" table:formula="of:=IF([.L30]=&quot;L&quot;;&quot;Baixa&quot;;IF([.L30]=&quot;A&quot;;&quot;Média&quot;;IF([.L30]=&quot;&quot;;&quot;&quot;;&quot;Alta&quot;)))" table:style-name="ce101">
            <text:p>Baixa</text:p>
          </table:table-cell>
          <table:table-cell office:value-type="float" office:value="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table:style-name="ce113">
            <text:p>7</text:p>
          </table:table-cell>
          <table:table-cell office:value-type="float" office:value="7" table:formula="of:=IF([.H30]=&quot;I&quot;;[.N30]*[Contagem.$W$11];IF([.H30]=&quot;E&quot;;[.N30]*[Contagem.$W$13];IF([.H30]=&quot;A&quot;;[.N30]*[Contagem.$W$12];IF([.H30]=&quot;T&quot;;[.N30]*[Contagem.$W$14];&quot;&quot;))))" table:style-name="ce103">
            <text:p>7,00</text:p>
          </table:table-cell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office:value-type="string" table:style-name="ce92">
            <text:p>2.3.</text:p>
          </table:table-cell>
          <table:table-cell office:value-type="string" table:style-name="ce92">
            <text:p>Itens Não-Mensuráveis</text:p>
          </table:table-cell>
          <table:table-cell table:number-columns-repeated="4" table:style-name="ce92"/>
          <table:table-cell table:content-validation-name="val1" table:style-name="ce93"/>
          <table:table-cell table:content-validation-name="val2" table:style-name="ce162"/>
          <table:table-cell table:style-name="ce93"/>
          <table:table-cell table:style-name="ce161"/>
          <table:table-cell office:value-type="string" office:string-value="" table:formula="of:=CONCATENATE([.G31];[.L31])" table:style-name="ce93"/>
          <table:table-cell office:value-type="string" office:string-value="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table:style-name="ce93"/>
          <table:table-cell office:value-type="string" office:string-value="" table:formula="of:=IF([.L31]=&quot;L&quot;;&quot;Baixa&quot;;IF([.L31]=&quot;A&quot;;&quot;Média&quot;;IF([.L31]=&quot;&quot;;&quot;&quot;;&quot;Alta&quot;)))" table:style-name="ce94"/>
          <table:table-cell office:value-type="string" office:string-value="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table:style-name="ce93"/>
          <table:table-cell office:value-type="string" office:string-value="" table:formula="of:=IF([.H31]=&quot;I&quot;;[.N31]*[Contagem.$W$11];IF([.H31]=&quot;E&quot;;[.N31]*[Contagem.$W$13];IF([.H31]=&quot;A&quot;;[.N31]*[Contagem.$W$12];IF([.H31]=&quot;T&quot;;[.N31]*[Contagem.$W$14];&quot;&quot;))))" table:style-name="ce95"/>
          <table:table-cell table:number-columns-repeated="4" table:style-name="ce96"/>
          <table:table-cell table:number-columns-repeated="16365" table:style-name="ce97"/>
        </table:table-row>
        <table:table-row table:style-name="ro8">
          <table:table-cell office:value-type="string" table:style-name="ce98">
            <text:p>Visualizar imagens do padrão de qualidade TG18.</text:p>
          </table:table-cell>
          <table:table-cell table:style-name="ce1"/>
          <table:table-cell table:number-columns-repeated="4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2];[.L32])" table:style-name="ce100"/>
          <table:table-cell office:value-type="string" office:string-value="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table:style-name="ce100"/>
          <table:table-cell office:value-type="string" office:string-value="" table:formula="of:=IF([.L32]=&quot;L&quot;;&quot;Baixa&quot;;IF([.L32]=&quot;A&quot;;&quot;Média&quot;;IF([.L32]=&quot;&quot;;&quot;&quot;;&quot;Alta&quot;)))" table:style-name="ce101"/>
          <table:table-cell office:value-type="string" office:string-value="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table:style-name="ce102"/>
          <table:table-cell office:value-type="string" office:string-value="" table:formula="of:=IF([.H32]=&quot;I&quot;;[.N32]*[Contagem.$W$11];IF([.H32]=&quot;E&quot;;[.N32]*[Contagem.$W$13];IF([.H32]=&quot;A&quot;;[.N32]*[Contagem.$W$12];IF([.H32]=&quot;T&quot;;[.N3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3];[.L33])" table:style-name="ce100"/>
          <table:table-cell office:value-type="string" office:string-value="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table:style-name="ce100"/>
          <table:table-cell office:value-type="string" office:string-value="" table:formula="of:=IF([.L33]=&quot;L&quot;;&quot;Baixa&quot;;IF([.L33]=&quot;A&quot;;&quot;Média&quot;;IF([.L33]=&quot;&quot;;&quot;&quot;;&quot;Alta&quot;)))" table:style-name="ce101"/>
          <table:table-cell office:value-type="string" office:string-value="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table:style-name="ce102"/>
          <table:table-cell office:value-type="string" office:string-value="" table:formula="of:=IF([.H33]=&quot;I&quot;;[.N33]*[Contagem.$W$11];IF([.H33]=&quot;E&quot;;[.N33]*[Contagem.$W$13];IF([.H33]=&quot;A&quot;;[.N33]*[Contagem.$W$12];IF([.H33]=&quot;T&quot;;[.N3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4];[.L34])" table:style-name="ce100"/>
          <table:table-cell office:value-type="string" office:string-value="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table:style-name="ce100"/>
          <table:table-cell office:value-type="string" office:string-value="" table:formula="of:=IF([.L34]=&quot;L&quot;;&quot;Baixa&quot;;IF([.L34]=&quot;A&quot;;&quot;Média&quot;;IF([.L34]=&quot;&quot;;&quot;&quot;;&quot;Alta&quot;)))" table:style-name="ce101"/>
          <table:table-cell office:value-type="string" office:string-value="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table:style-name="ce102"/>
          <table:table-cell office:value-type="string" office:string-value="" table:formula="of:=IF([.H34]=&quot;I&quot;;[.N34]*[Contagem.$W$11];IF([.H34]=&quot;E&quot;;[.N34]*[Contagem.$W$13];IF([.H34]=&quot;A&quot;;[.N34]*[Contagem.$W$12];IF([.H34]=&quot;T&quot;;[.N3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5];[.L35])" table:style-name="ce100"/>
          <table:table-cell office:value-type="string" office:string-value="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table:style-name="ce100"/>
          <table:table-cell office:value-type="string" office:string-value="" table:formula="of:=IF([.L35]=&quot;L&quot;;&quot;Baixa&quot;;IF([.L35]=&quot;A&quot;;&quot;Média&quot;;IF([.L35]=&quot;&quot;;&quot;&quot;;&quot;Alta&quot;)))" table:style-name="ce101"/>
          <table:table-cell office:value-type="string" office:string-value="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table:style-name="ce102"/>
          <table:table-cell office:value-type="string" office:string-value="" table:formula="of:=IF([.H35]=&quot;I&quot;;[.N35]*[Contagem.$W$11];IF([.H35]=&quot;E&quot;;[.N35]*[Contagem.$W$13];IF([.H35]=&quot;A&quot;;[.N35]*[Contagem.$W$12];IF([.H35]=&quot;T&quot;;[.N3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6];[.L36])" table:style-name="ce100"/>
          <table:table-cell office:value-type="string" office:string-value="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table:style-name="ce100"/>
          <table:table-cell office:value-type="string" office:string-value="" table:formula="of:=IF([.L36]=&quot;L&quot;;&quot;Baixa&quot;;IF([.L36]=&quot;A&quot;;&quot;Média&quot;;IF([.L36]=&quot;&quot;;&quot;&quot;;&quot;Alta&quot;)))" table:style-name="ce101"/>
          <table:table-cell office:value-type="string" office:string-value="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table:style-name="ce102"/>
          <table:table-cell office:value-type="string" office:string-value="" table:formula="of:=IF([.H36]=&quot;I&quot;;[.N36]*[Contagem.$W$11];IF([.H36]=&quot;E&quot;;[.N36]*[Contagem.$W$13];IF([.H36]=&quot;A&quot;;[.N36]*[Contagem.$W$12];IF([.H36]=&quot;T&quot;;[.N3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7];[.L37])" table:style-name="ce100"/>
          <table:table-cell office:value-type="string" office:string-value="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table:style-name="ce100"/>
          <table:table-cell office:value-type="string" office:string-value="" table:formula="of:=IF([.L37]=&quot;L&quot;;&quot;Baixa&quot;;IF([.L37]=&quot;A&quot;;&quot;Média&quot;;IF([.L37]=&quot;&quot;;&quot;&quot;;&quot;Alta&quot;)))" table:style-name="ce101"/>
          <table:table-cell office:value-type="string" office:string-value="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table:style-name="ce102"/>
          <table:table-cell office:value-type="string" office:string-value="" table:formula="of:=IF([.H37]=&quot;I&quot;;[.N37]*[Contagem.$W$11];IF([.H37]=&quot;E&quot;;[.N37]*[Contagem.$W$13];IF([.H37]=&quot;A&quot;;[.N37]*[Contagem.$W$12];IF([.H37]=&quot;T&quot;;[.N3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8];[.L38])" table:style-name="ce100"/>
          <table:table-cell office:value-type="string" office:string-value="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table:style-name="ce100"/>
          <table:table-cell office:value-type="string" office:string-value="" table:formula="of:=IF([.L38]=&quot;L&quot;;&quot;Baixa&quot;;IF([.L38]=&quot;A&quot;;&quot;Média&quot;;IF([.L38]=&quot;&quot;;&quot;&quot;;&quot;Alta&quot;)))" table:style-name="ce101"/>
          <table:table-cell office:value-type="string" office:string-value="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table:style-name="ce102"/>
          <table:table-cell office:value-type="string" office:string-value="" table:formula="of:=IF([.H38]=&quot;I&quot;;[.N38]*[Contagem.$W$11];IF([.H38]=&quot;E&quot;;[.N38]*[Contagem.$W$13];IF([.H38]=&quot;A&quot;;[.N38]*[Contagem.$W$12];IF([.H38]=&quot;T&quot;;[.N3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39];[.L39])" table:style-name="ce100"/>
          <table:table-cell office:value-type="string" office:string-value="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table:style-name="ce100"/>
          <table:table-cell office:value-type="string" office:string-value="" table:formula="of:=IF([.L39]=&quot;L&quot;;&quot;Baixa&quot;;IF([.L39]=&quot;A&quot;;&quot;Média&quot;;IF([.L39]=&quot;&quot;;&quot;&quot;;&quot;Alta&quot;)))" table:style-name="ce101"/>
          <table:table-cell office:value-type="string" office:string-value="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table:style-name="ce102"/>
          <table:table-cell office:value-type="string" office:string-value="" table:formula="of:=IF([.H39]=&quot;I&quot;;[.N39]*[Contagem.$W$11];IF([.H39]=&quot;E&quot;;[.N39]*[Contagem.$W$13];IF([.H39]=&quot;A&quot;;[.N39]*[Contagem.$W$12];IF([.H39]=&quot;T&quot;;[.N3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0];[.L40])" table:style-name="ce100"/>
          <table:table-cell office:value-type="string" office:string-value="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table:style-name="ce100"/>
          <table:table-cell office:value-type="string" office:string-value="" table:formula="of:=IF([.L40]=&quot;L&quot;;&quot;Baixa&quot;;IF([.L40]=&quot;A&quot;;&quot;Média&quot;;IF([.L40]=&quot;&quot;;&quot;&quot;;&quot;Alta&quot;)))" table:style-name="ce101"/>
          <table:table-cell office:value-type="string" office:string-value="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table:style-name="ce102"/>
          <table:table-cell office:value-type="string" office:string-value="" table:formula="of:=IF([.H40]=&quot;I&quot;;[.N40]*[Contagem.$W$11];IF([.H40]=&quot;E&quot;;[.N40]*[Contagem.$W$13];IF([.H40]=&quot;A&quot;;[.N40]*[Contagem.$W$12];IF([.H40]=&quot;T&quot;;[.N4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1];[.L41])" table:style-name="ce100"/>
          <table:table-cell office:value-type="string" office:string-value="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table:style-name="ce100"/>
          <table:table-cell office:value-type="string" office:string-value="" table:formula="of:=IF([.L41]=&quot;L&quot;;&quot;Baixa&quot;;IF([.L41]=&quot;A&quot;;&quot;Média&quot;;IF([.L41]=&quot;&quot;;&quot;&quot;;&quot;Alta&quot;)))" table:style-name="ce101"/>
          <table:table-cell office:value-type="string" office:string-value="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table:style-name="ce102"/>
          <table:table-cell office:value-type="string" office:string-value="" table:formula="of:=IF([.H41]=&quot;I&quot;;[.N41]*[Contagem.$W$11];IF([.H41]=&quot;E&quot;;[.N41]*[Contagem.$W$13];IF([.H41]=&quot;A&quot;;[.N41]*[Contagem.$W$12];IF([.H41]=&quot;T&quot;;[.N4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2];[.L42])" table:style-name="ce100"/>
          <table:table-cell office:value-type="string" office:string-value="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table:style-name="ce100"/>
          <table:table-cell office:value-type="string" office:string-value="" table:formula="of:=IF([.L42]=&quot;L&quot;;&quot;Baixa&quot;;IF([.L42]=&quot;A&quot;;&quot;Média&quot;;IF([.L42]=&quot;&quot;;&quot;&quot;;&quot;Alta&quot;)))" table:style-name="ce101"/>
          <table:table-cell office:value-type="string" office:string-value="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table:style-name="ce102"/>
          <table:table-cell office:value-type="string" office:string-value="" table:formula="of:=IF([.H42]=&quot;I&quot;;[.N42]*[Contagem.$W$11];IF([.H42]=&quot;E&quot;;[.N42]*[Contagem.$W$13];IF([.H42]=&quot;A&quot;;[.N42]*[Contagem.$W$12];IF([.H42]=&quot;T&quot;;[.N4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3];[.L43])" table:style-name="ce100"/>
          <table:table-cell office:value-type="string" office:string-value="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table:style-name="ce100"/>
          <table:table-cell office:value-type="string" office:string-value="" table:formula="of:=IF([.L43]=&quot;L&quot;;&quot;Baixa&quot;;IF([.L43]=&quot;A&quot;;&quot;Média&quot;;IF([.L43]=&quot;&quot;;&quot;&quot;;&quot;Alta&quot;)))" table:style-name="ce101"/>
          <table:table-cell office:value-type="string" office:string-value="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table:style-name="ce102"/>
          <table:table-cell office:value-type="string" office:string-value="" table:formula="of:=IF([.H43]=&quot;I&quot;;[.N43]*[Contagem.$W$11];IF([.H43]=&quot;E&quot;;[.N43]*[Contagem.$W$13];IF([.H43]=&quot;A&quot;;[.N43]*[Contagem.$W$12];IF([.H43]=&quot;T&quot;;[.N4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4];[.L44])" table:style-name="ce100"/>
          <table:table-cell office:value-type="string" office:string-value="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table:style-name="ce100"/>
          <table:table-cell office:value-type="string" office:string-value="" table:formula="of:=IF([.L44]=&quot;L&quot;;&quot;Baixa&quot;;IF([.L44]=&quot;A&quot;;&quot;Média&quot;;IF([.L44]=&quot;&quot;;&quot;&quot;;&quot;Alta&quot;)))" table:style-name="ce101"/>
          <table:table-cell office:value-type="string" office:string-value="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table:style-name="ce102"/>
          <table:table-cell office:value-type="string" office:string-value="" table:formula="of:=IF([.H44]=&quot;I&quot;;[.N44]*[Contagem.$W$11];IF([.H44]=&quot;E&quot;;[.N44]*[Contagem.$W$13];IF([.H44]=&quot;A&quot;;[.N44]*[Contagem.$W$12];IF([.H44]=&quot;T&quot;;[.N4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5];[.L45])" table:style-name="ce100"/>
          <table:table-cell office:value-type="string" office:string-value="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table:style-name="ce100"/>
          <table:table-cell office:value-type="string" office:string-value="" table:formula="of:=IF([.L45]=&quot;L&quot;;&quot;Baixa&quot;;IF([.L45]=&quot;A&quot;;&quot;Média&quot;;IF([.L45]=&quot;&quot;;&quot;&quot;;&quot;Alta&quot;)))" table:style-name="ce101"/>
          <table:table-cell office:value-type="string" office:string-value="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table:style-name="ce102"/>
          <table:table-cell office:value-type="string" office:string-value="" table:formula="of:=IF([.H45]=&quot;I&quot;;[.N45]*[Contagem.$W$11];IF([.H45]=&quot;E&quot;;[.N45]*[Contagem.$W$13];IF([.H45]=&quot;A&quot;;[.N45]*[Contagem.$W$12];IF([.H45]=&quot;T&quot;;[.N4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6];[.L46])" table:style-name="ce100"/>
          <table:table-cell office:value-type="string" office:string-value="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table:style-name="ce100"/>
          <table:table-cell office:value-type="string" office:string-value="" table:formula="of:=IF([.L46]=&quot;L&quot;;&quot;Baixa&quot;;IF([.L46]=&quot;A&quot;;&quot;Média&quot;;IF([.L46]=&quot;&quot;;&quot;&quot;;&quot;Alta&quot;)))" table:style-name="ce101"/>
          <table:table-cell office:value-type="string" office:string-value="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table:style-name="ce102"/>
          <table:table-cell office:value-type="string" office:string-value="" table:formula="of:=IF([.H46]=&quot;I&quot;;[.N46]*[Contagem.$W$11];IF([.H46]=&quot;E&quot;;[.N46]*[Contagem.$W$13];IF([.H46]=&quot;A&quot;;[.N46]*[Contagem.$W$12];IF([.H46]=&quot;T&quot;;[.N4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7];[.L47])" table:style-name="ce100"/>
          <table:table-cell office:value-type="string" office:string-value="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table:style-name="ce100"/>
          <table:table-cell office:value-type="string" office:string-value="" table:formula="of:=IF([.L47]=&quot;L&quot;;&quot;Baixa&quot;;IF([.L47]=&quot;A&quot;;&quot;Média&quot;;IF([.L47]=&quot;&quot;;&quot;&quot;;&quot;Alta&quot;)))" table:style-name="ce101"/>
          <table:table-cell office:value-type="string" office:string-value="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table:style-name="ce102"/>
          <table:table-cell office:value-type="string" office:string-value="" table:formula="of:=IF([.H47]=&quot;I&quot;;[.N47]*[Contagem.$W$11];IF([.H47]=&quot;E&quot;;[.N47]*[Contagem.$W$13];IF([.H47]=&quot;A&quot;;[.N47]*[Contagem.$W$12];IF([.H47]=&quot;T&quot;;[.N4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8];[.L48])" table:style-name="ce100"/>
          <table:table-cell office:value-type="string" office:string-value="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table:style-name="ce100"/>
          <table:table-cell office:value-type="string" office:string-value="" table:formula="of:=IF([.L48]=&quot;L&quot;;&quot;Baixa&quot;;IF([.L48]=&quot;A&quot;;&quot;Média&quot;;IF([.L48]=&quot;&quot;;&quot;&quot;;&quot;Alta&quot;)))" table:style-name="ce101"/>
          <table:table-cell office:value-type="string" office:string-value="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table:style-name="ce102"/>
          <table:table-cell office:value-type="string" office:string-value="" table:formula="of:=IF([.H48]=&quot;I&quot;;[.N48]*[Contagem.$W$11];IF([.H48]=&quot;E&quot;;[.N48]*[Contagem.$W$13];IF([.H48]=&quot;A&quot;;[.N48]*[Contagem.$W$12];IF([.H48]=&quot;T&quot;;[.N4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49];[.L49])" table:style-name="ce100"/>
          <table:table-cell office:value-type="string" office:string-value="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table:style-name="ce100"/>
          <table:table-cell office:value-type="string" office:string-value="" table:formula="of:=IF([.L49]=&quot;L&quot;;&quot;Baixa&quot;;IF([.L49]=&quot;A&quot;;&quot;Média&quot;;IF([.L49]=&quot;&quot;;&quot;&quot;;&quot;Alta&quot;)))" table:style-name="ce101"/>
          <table:table-cell office:value-type="string" office:string-value="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table:style-name="ce102"/>
          <table:table-cell office:value-type="string" office:string-value="" table:formula="of:=IF([.H49]=&quot;I&quot;;[.N49]*[Contagem.$W$11];IF([.H49]=&quot;E&quot;;[.N49]*[Contagem.$W$13];IF([.H49]=&quot;A&quot;;[.N49]*[Contagem.$W$12];IF([.H49]=&quot;T&quot;;[.N4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0];[.L50])" table:style-name="ce100"/>
          <table:table-cell office:value-type="string" office:string-value="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table:style-name="ce100"/>
          <table:table-cell office:value-type="string" office:string-value="" table:formula="of:=IF([.L50]=&quot;L&quot;;&quot;Baixa&quot;;IF([.L50]=&quot;A&quot;;&quot;Média&quot;;IF([.L50]=&quot;&quot;;&quot;&quot;;&quot;Alta&quot;)))" table:style-name="ce101"/>
          <table:table-cell office:value-type="string" office:string-value="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table:style-name="ce102"/>
          <table:table-cell office:value-type="string" office:string-value="" table:formula="of:=IF([.H50]=&quot;I&quot;;[.N50]*[Contagem.$W$11];IF([.H50]=&quot;E&quot;;[.N50]*[Contagem.$W$13];IF([.H50]=&quot;A&quot;;[.N50]*[Contagem.$W$12];IF([.H50]=&quot;T&quot;;[.N5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1];[.L51])" table:style-name="ce100"/>
          <table:table-cell office:value-type="string" office:string-value="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table:style-name="ce100"/>
          <table:table-cell office:value-type="string" office:string-value="" table:formula="of:=IF([.L51]=&quot;L&quot;;&quot;Baixa&quot;;IF([.L51]=&quot;A&quot;;&quot;Média&quot;;IF([.L51]=&quot;&quot;;&quot;&quot;;&quot;Alta&quot;)))" table:style-name="ce101"/>
          <table:table-cell office:value-type="string" office:string-value="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table:style-name="ce102"/>
          <table:table-cell office:value-type="string" office:string-value="" table:formula="of:=IF([.H51]=&quot;I&quot;;[.N51]*[Contagem.$W$11];IF([.H51]=&quot;E&quot;;[.N51]*[Contagem.$W$13];IF([.H51]=&quot;A&quot;;[.N51]*[Contagem.$W$12];IF([.H51]=&quot;T&quot;;[.N5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2];[.L52])" table:style-name="ce100"/>
          <table:table-cell office:value-type="string" office:string-value="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table:style-name="ce100"/>
          <table:table-cell office:value-type="string" office:string-value="" table:formula="of:=IF([.L52]=&quot;L&quot;;&quot;Baixa&quot;;IF([.L52]=&quot;A&quot;;&quot;Média&quot;;IF([.L52]=&quot;&quot;;&quot;&quot;;&quot;Alta&quot;)))" table:style-name="ce101"/>
          <table:table-cell office:value-type="string" office:string-value="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table:style-name="ce102"/>
          <table:table-cell office:value-type="string" office:string-value="" table:formula="of:=IF([.H52]=&quot;I&quot;;[.N52]*[Contagem.$W$11];IF([.H52]=&quot;E&quot;;[.N52]*[Contagem.$W$13];IF([.H52]=&quot;A&quot;;[.N52]*[Contagem.$W$12];IF([.H52]=&quot;T&quot;;[.N5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3];[.L53])" table:style-name="ce100"/>
          <table:table-cell office:value-type="string" office:string-value="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table:style-name="ce100"/>
          <table:table-cell office:value-type="string" office:string-value="" table:formula="of:=IF([.L53]=&quot;L&quot;;&quot;Baixa&quot;;IF([.L53]=&quot;A&quot;;&quot;Média&quot;;IF([.L53]=&quot;&quot;;&quot;&quot;;&quot;Alta&quot;)))" table:style-name="ce101"/>
          <table:table-cell office:value-type="string" office:string-value="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table:style-name="ce102"/>
          <table:table-cell office:value-type="string" office:string-value="" table:formula="of:=IF([.H53]=&quot;I&quot;;[.N53]*[Contagem.$W$11];IF([.H53]=&quot;E&quot;;[.N53]*[Contagem.$W$13];IF([.H53]=&quot;A&quot;;[.N53]*[Contagem.$W$12];IF([.H53]=&quot;T&quot;;[.N5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4];[.L54])" table:style-name="ce100"/>
          <table:table-cell office:value-type="string" office:string-value="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table:style-name="ce100"/>
          <table:table-cell office:value-type="string" office:string-value="" table:formula="of:=IF([.L54]=&quot;L&quot;;&quot;Baixa&quot;;IF([.L54]=&quot;A&quot;;&quot;Média&quot;;IF([.L54]=&quot;&quot;;&quot;&quot;;&quot;Alta&quot;)))" table:style-name="ce101"/>
          <table:table-cell office:value-type="string" office:string-value="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table:style-name="ce102"/>
          <table:table-cell office:value-type="string" office:string-value="" table:formula="of:=IF([.H54]=&quot;I&quot;;[.N54]*[Contagem.$W$11];IF([.H54]=&quot;E&quot;;[.N54]*[Contagem.$W$13];IF([.H54]=&quot;A&quot;;[.N54]*[Contagem.$W$12];IF([.H54]=&quot;T&quot;;[.N5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5];[.L55])" table:style-name="ce100"/>
          <table:table-cell office:value-type="string" office:string-value="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table:style-name="ce100"/>
          <table:table-cell office:value-type="string" office:string-value="" table:formula="of:=IF([.L55]=&quot;L&quot;;&quot;Baixa&quot;;IF([.L55]=&quot;A&quot;;&quot;Média&quot;;IF([.L55]=&quot;&quot;;&quot;&quot;;&quot;Alta&quot;)))" table:style-name="ce101"/>
          <table:table-cell office:value-type="string" office:string-value="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table:style-name="ce102"/>
          <table:table-cell office:value-type="string" office:string-value="" table:formula="of:=IF([.H55]=&quot;I&quot;;[.N55]*[Contagem.$W$11];IF([.H55]=&quot;E&quot;;[.N55]*[Contagem.$W$13];IF([.H55]=&quot;A&quot;;[.N55]*[Contagem.$W$12];IF([.H55]=&quot;T&quot;;[.N5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6];[.L56])" table:style-name="ce100"/>
          <table:table-cell office:value-type="string" office:string-value="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table:style-name="ce100"/>
          <table:table-cell office:value-type="string" office:string-value="" table:formula="of:=IF([.L56]=&quot;L&quot;;&quot;Baixa&quot;;IF([.L56]=&quot;A&quot;;&quot;Média&quot;;IF([.L56]=&quot;&quot;;&quot;&quot;;&quot;Alta&quot;)))" table:style-name="ce101"/>
          <table:table-cell office:value-type="string" office:string-value="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table:style-name="ce102"/>
          <table:table-cell office:value-type="string" office:string-value="" table:formula="of:=IF([.H56]=&quot;I&quot;;[.N56]*[Contagem.$W$11];IF([.H56]=&quot;E&quot;;[.N56]*[Contagem.$W$13];IF([.H56]=&quot;A&quot;;[.N56]*[Contagem.$W$12];IF([.H56]=&quot;T&quot;;[.N5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7];[.L57])" table:style-name="ce100"/>
          <table:table-cell office:value-type="string" office:string-value="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table:style-name="ce100"/>
          <table:table-cell office:value-type="string" office:string-value="" table:formula="of:=IF([.L57]=&quot;L&quot;;&quot;Baixa&quot;;IF([.L57]=&quot;A&quot;;&quot;Média&quot;;IF([.L57]=&quot;&quot;;&quot;&quot;;&quot;Alta&quot;)))" table:style-name="ce101"/>
          <table:table-cell office:value-type="string" office:string-value="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table:style-name="ce102"/>
          <table:table-cell office:value-type="string" office:string-value="" table:formula="of:=IF([.H57]=&quot;I&quot;;[.N57]*[Contagem.$W$11];IF([.H57]=&quot;E&quot;;[.N57]*[Contagem.$W$13];IF([.H57]=&quot;A&quot;;[.N57]*[Contagem.$W$12];IF([.H57]=&quot;T&quot;;[.N5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8];[.L58])" table:style-name="ce100"/>
          <table:table-cell office:value-type="string" office:string-value="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table:style-name="ce100"/>
          <table:table-cell office:value-type="string" office:string-value="" table:formula="of:=IF([.L58]=&quot;L&quot;;&quot;Baixa&quot;;IF([.L58]=&quot;A&quot;;&quot;Média&quot;;IF([.L58]=&quot;&quot;;&quot;&quot;;&quot;Alta&quot;)))" table:style-name="ce101"/>
          <table:table-cell office:value-type="string" office:string-value="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table:style-name="ce102"/>
          <table:table-cell office:value-type="string" office:string-value="" table:formula="of:=IF([.H58]=&quot;I&quot;;[.N58]*[Contagem.$W$11];IF([.H58]=&quot;E&quot;;[.N58]*[Contagem.$W$13];IF([.H58]=&quot;A&quot;;[.N58]*[Contagem.$W$12];IF([.H58]=&quot;T&quot;;[.N5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59];[.L59])" table:style-name="ce100"/>
          <table:table-cell office:value-type="string" office:string-value="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table:style-name="ce100"/>
          <table:table-cell office:value-type="string" office:string-value="" table:formula="of:=IF([.L59]=&quot;L&quot;;&quot;Baixa&quot;;IF([.L59]=&quot;A&quot;;&quot;Média&quot;;IF([.L59]=&quot;&quot;;&quot;&quot;;&quot;Alta&quot;)))" table:style-name="ce101"/>
          <table:table-cell office:value-type="string" office:string-value="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table:style-name="ce102"/>
          <table:table-cell office:value-type="string" office:string-value="" table:formula="of:=IF([.H59]=&quot;I&quot;;[.N59]*[Contagem.$W$11];IF([.H59]=&quot;E&quot;;[.N59]*[Contagem.$W$13];IF([.H59]=&quot;A&quot;;[.N59]*[Contagem.$W$12];IF([.H59]=&quot;T&quot;;[.N5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0];[.L60])" table:style-name="ce100"/>
          <table:table-cell office:value-type="string" office:string-value="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table:style-name="ce100"/>
          <table:table-cell office:value-type="string" office:string-value="" table:formula="of:=IF([.L60]=&quot;L&quot;;&quot;Baixa&quot;;IF([.L60]=&quot;A&quot;;&quot;Média&quot;;IF([.L60]=&quot;&quot;;&quot;&quot;;&quot;Alta&quot;)))" table:style-name="ce101"/>
          <table:table-cell office:value-type="string" office:string-value="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table:style-name="ce102"/>
          <table:table-cell office:value-type="string" office:string-value="" table:formula="of:=IF([.H60]=&quot;I&quot;;[.N60]*[Contagem.$W$11];IF([.H60]=&quot;E&quot;;[.N60]*[Contagem.$W$13];IF([.H60]=&quot;A&quot;;[.N60]*[Contagem.$W$12];IF([.H60]=&quot;T&quot;;[.N6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1];[.L61])" table:style-name="ce100"/>
          <table:table-cell office:value-type="string" office:string-value="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table:style-name="ce100"/>
          <table:table-cell office:value-type="string" office:string-value="" table:formula="of:=IF([.L61]=&quot;L&quot;;&quot;Baixa&quot;;IF([.L61]=&quot;A&quot;;&quot;Média&quot;;IF([.L61]=&quot;&quot;;&quot;&quot;;&quot;Alta&quot;)))" table:style-name="ce101"/>
          <table:table-cell office:value-type="string" office:string-value="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table:style-name="ce102"/>
          <table:table-cell office:value-type="string" office:string-value="" table:formula="of:=IF([.H61]=&quot;I&quot;;[.N61]*[Contagem.$W$11];IF([.H61]=&quot;E&quot;;[.N61]*[Contagem.$W$13];IF([.H61]=&quot;A&quot;;[.N61]*[Contagem.$W$12];IF([.H61]=&quot;T&quot;;[.N6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2];[.L62])" table:style-name="ce100"/>
          <table:table-cell office:value-type="string" office:string-value="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table:style-name="ce100"/>
          <table:table-cell office:value-type="string" office:string-value="" table:formula="of:=IF([.L62]=&quot;L&quot;;&quot;Baixa&quot;;IF([.L62]=&quot;A&quot;;&quot;Média&quot;;IF([.L62]=&quot;&quot;;&quot;&quot;;&quot;Alta&quot;)))" table:style-name="ce101"/>
          <table:table-cell office:value-type="string" office:string-value="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table:style-name="ce102"/>
          <table:table-cell office:value-type="string" office:string-value="" table:formula="of:=IF([.H62]=&quot;I&quot;;[.N62]*[Contagem.$W$11];IF([.H62]=&quot;E&quot;;[.N62]*[Contagem.$W$13];IF([.H62]=&quot;A&quot;;[.N62]*[Contagem.$W$12];IF([.H62]=&quot;T&quot;;[.N6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3];[.L63])" table:style-name="ce100"/>
          <table:table-cell office:value-type="string" office:string-value="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table:style-name="ce100"/>
          <table:table-cell office:value-type="string" office:string-value="" table:formula="of:=IF([.L63]=&quot;L&quot;;&quot;Baixa&quot;;IF([.L63]=&quot;A&quot;;&quot;Média&quot;;IF([.L63]=&quot;&quot;;&quot;&quot;;&quot;Alta&quot;)))" table:style-name="ce101"/>
          <table:table-cell office:value-type="string" office:string-value="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table:style-name="ce102"/>
          <table:table-cell office:value-type="string" office:string-value="" table:formula="of:=IF([.H63]=&quot;I&quot;;[.N63]*[Contagem.$W$11];IF([.H63]=&quot;E&quot;;[.N63]*[Contagem.$W$13];IF([.H63]=&quot;A&quot;;[.N63]*[Contagem.$W$12];IF([.H63]=&quot;T&quot;;[.N6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4];[.L64])" table:style-name="ce100"/>
          <table:table-cell office:value-type="string" office:string-value="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table:style-name="ce100"/>
          <table:table-cell office:value-type="string" office:string-value="" table:formula="of:=IF([.L64]=&quot;L&quot;;&quot;Baixa&quot;;IF([.L64]=&quot;A&quot;;&quot;Média&quot;;IF([.L64]=&quot;&quot;;&quot;&quot;;&quot;Alta&quot;)))" table:style-name="ce101"/>
          <table:table-cell office:value-type="string" office:string-value="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table:style-name="ce102"/>
          <table:table-cell office:value-type="string" office:string-value="" table:formula="of:=IF([.H64]=&quot;I&quot;;[.N64]*[Contagem.$W$11];IF([.H64]=&quot;E&quot;;[.N64]*[Contagem.$W$13];IF([.H64]=&quot;A&quot;;[.N64]*[Contagem.$W$12];IF([.H64]=&quot;T&quot;;[.N6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5];[.L65])" table:style-name="ce100"/>
          <table:table-cell office:value-type="string" office:string-value="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table:style-name="ce100"/>
          <table:table-cell office:value-type="string" office:string-value="" table:formula="of:=IF([.L65]=&quot;L&quot;;&quot;Baixa&quot;;IF([.L65]=&quot;A&quot;;&quot;Média&quot;;IF([.L65]=&quot;&quot;;&quot;&quot;;&quot;Alta&quot;)))" table:style-name="ce101"/>
          <table:table-cell office:value-type="string" office:string-value="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table:style-name="ce102"/>
          <table:table-cell office:value-type="string" office:string-value="" table:formula="of:=IF([.H65]=&quot;I&quot;;[.N65]*[Contagem.$W$11];IF([.H65]=&quot;E&quot;;[.N65]*[Contagem.$W$13];IF([.H65]=&quot;A&quot;;[.N65]*[Contagem.$W$12];IF([.H65]=&quot;T&quot;;[.N6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6];[.L66])" table:style-name="ce100"/>
          <table:table-cell office:value-type="string" office:string-value="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table:style-name="ce100"/>
          <table:table-cell office:value-type="string" office:string-value="" table:formula="of:=IF([.L66]=&quot;L&quot;;&quot;Baixa&quot;;IF([.L66]=&quot;A&quot;;&quot;Média&quot;;IF([.L66]=&quot;&quot;;&quot;&quot;;&quot;Alta&quot;)))" table:style-name="ce101"/>
          <table:table-cell office:value-type="string" office:string-value="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table:style-name="ce102"/>
          <table:table-cell office:value-type="string" office:string-value="" table:formula="of:=IF([.H66]=&quot;I&quot;;[.N66]*[Contagem.$W$11];IF([.H66]=&quot;E&quot;;[.N66]*[Contagem.$W$13];IF([.H66]=&quot;A&quot;;[.N66]*[Contagem.$W$12];IF([.H66]=&quot;T&quot;;[.N6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7];[.L67])" table:style-name="ce100"/>
          <table:table-cell office:value-type="string" office:string-value="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table:style-name="ce100"/>
          <table:table-cell office:value-type="string" office:string-value="" table:formula="of:=IF([.L67]=&quot;L&quot;;&quot;Baixa&quot;;IF([.L67]=&quot;A&quot;;&quot;Média&quot;;IF([.L67]=&quot;&quot;;&quot;&quot;;&quot;Alta&quot;)))" table:style-name="ce101"/>
          <table:table-cell office:value-type="string" office:string-value="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table:style-name="ce102"/>
          <table:table-cell office:value-type="string" office:string-value="" table:formula="of:=IF([.H67]=&quot;I&quot;;[.N67]*[Contagem.$W$11];IF([.H67]=&quot;E&quot;;[.N67]*[Contagem.$W$13];IF([.H67]=&quot;A&quot;;[.N67]*[Contagem.$W$12];IF([.H67]=&quot;T&quot;;[.N6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8];[.L68])" table:style-name="ce100"/>
          <table:table-cell office:value-type="string" office:string-value="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table:style-name="ce100"/>
          <table:table-cell office:value-type="string" office:string-value="" table:formula="of:=IF([.L68]=&quot;L&quot;;&quot;Baixa&quot;;IF([.L68]=&quot;A&quot;;&quot;Média&quot;;IF([.L68]=&quot;&quot;;&quot;&quot;;&quot;Alta&quot;)))" table:style-name="ce101"/>
          <table:table-cell office:value-type="string" office:string-value="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table:style-name="ce102"/>
          <table:table-cell office:value-type="string" office:string-value="" table:formula="of:=IF([.H68]=&quot;I&quot;;[.N68]*[Contagem.$W$11];IF([.H68]=&quot;E&quot;;[.N68]*[Contagem.$W$13];IF([.H68]=&quot;A&quot;;[.N68]*[Contagem.$W$12];IF([.H68]=&quot;T&quot;;[.N6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69];[.L69])" table:style-name="ce100"/>
          <table:table-cell office:value-type="string" office:string-value="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table:style-name="ce100"/>
          <table:table-cell office:value-type="string" office:string-value="" table:formula="of:=IF([.L69]=&quot;L&quot;;&quot;Baixa&quot;;IF([.L69]=&quot;A&quot;;&quot;Média&quot;;IF([.L69]=&quot;&quot;;&quot;&quot;;&quot;Alta&quot;)))" table:style-name="ce101"/>
          <table:table-cell office:value-type="string" office:string-value="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table:style-name="ce102"/>
          <table:table-cell office:value-type="string" office:string-value="" table:formula="of:=IF([.H69]=&quot;I&quot;;[.N69]*[Contagem.$W$11];IF([.H69]=&quot;E&quot;;[.N69]*[Contagem.$W$13];IF([.H69]=&quot;A&quot;;[.N69]*[Contagem.$W$12];IF([.H69]=&quot;T&quot;;[.N6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0];[.L70])" table:style-name="ce100"/>
          <table:table-cell office:value-type="string" office:string-value="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table:style-name="ce100"/>
          <table:table-cell office:value-type="string" office:string-value="" table:formula="of:=IF([.L70]=&quot;L&quot;;&quot;Baixa&quot;;IF([.L70]=&quot;A&quot;;&quot;Média&quot;;IF([.L70]=&quot;&quot;;&quot;&quot;;&quot;Alta&quot;)))" table:style-name="ce101"/>
          <table:table-cell office:value-type="string" office:string-value="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table:style-name="ce102"/>
          <table:table-cell office:value-type="string" office:string-value="" table:formula="of:=IF([.H70]=&quot;I&quot;;[.N70]*[Contagem.$W$11];IF([.H70]=&quot;E&quot;;[.N70]*[Contagem.$W$13];IF([.H70]=&quot;A&quot;;[.N70]*[Contagem.$W$12];IF([.H70]=&quot;T&quot;;[.N7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1];[.L71])" table:style-name="ce100"/>
          <table:table-cell office:value-type="string" office:string-value="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table:style-name="ce100"/>
          <table:table-cell office:value-type="string" office:string-value="" table:formula="of:=IF([.L71]=&quot;L&quot;;&quot;Baixa&quot;;IF([.L71]=&quot;A&quot;;&quot;Média&quot;;IF([.L71]=&quot;&quot;;&quot;&quot;;&quot;Alta&quot;)))" table:style-name="ce101"/>
          <table:table-cell office:value-type="string" office:string-value="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table:style-name="ce102"/>
          <table:table-cell office:value-type="string" office:string-value="" table:formula="of:=IF([.H71]=&quot;I&quot;;[.N71]*[Contagem.$W$11];IF([.H71]=&quot;E&quot;;[.N71]*[Contagem.$W$13];IF([.H71]=&quot;A&quot;;[.N71]*[Contagem.$W$12];IF([.H71]=&quot;T&quot;;[.N7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2];[.L72])" table:style-name="ce100"/>
          <table:table-cell office:value-type="string" office:string-value="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table:style-name="ce100"/>
          <table:table-cell office:value-type="string" office:string-value="" table:formula="of:=IF([.L72]=&quot;L&quot;;&quot;Baixa&quot;;IF([.L72]=&quot;A&quot;;&quot;Média&quot;;IF([.L72]=&quot;&quot;;&quot;&quot;;&quot;Alta&quot;)))" table:style-name="ce101"/>
          <table:table-cell office:value-type="string" office:string-value="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table:style-name="ce102"/>
          <table:table-cell office:value-type="string" office:string-value="" table:formula="of:=IF([.H72]=&quot;I&quot;;[.N72]*[Contagem.$W$11];IF([.H72]=&quot;E&quot;;[.N72]*[Contagem.$W$13];IF([.H72]=&quot;A&quot;;[.N72]*[Contagem.$W$12];IF([.H72]=&quot;T&quot;;[.N7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3];[.L73])" table:style-name="ce100"/>
          <table:table-cell office:value-type="string" office:string-value="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table:style-name="ce100"/>
          <table:table-cell office:value-type="string" office:string-value="" table:formula="of:=IF([.L73]=&quot;L&quot;;&quot;Baixa&quot;;IF([.L73]=&quot;A&quot;;&quot;Média&quot;;IF([.L73]=&quot;&quot;;&quot;&quot;;&quot;Alta&quot;)))" table:style-name="ce101"/>
          <table:table-cell office:value-type="string" office:string-value="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table:style-name="ce102"/>
          <table:table-cell office:value-type="string" office:string-value="" table:formula="of:=IF([.H73]=&quot;I&quot;;[.N73]*[Contagem.$W$11];IF([.H73]=&quot;E&quot;;[.N73]*[Contagem.$W$13];IF([.H73]=&quot;A&quot;;[.N73]*[Contagem.$W$12];IF([.H73]=&quot;T&quot;;[.N7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4];[.L74])" table:style-name="ce100"/>
          <table:table-cell office:value-type="string" office:string-value="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table:style-name="ce100"/>
          <table:table-cell office:value-type="string" office:string-value="" table:formula="of:=IF([.L74]=&quot;L&quot;;&quot;Baixa&quot;;IF([.L74]=&quot;A&quot;;&quot;Média&quot;;IF([.L74]=&quot;&quot;;&quot;&quot;;&quot;Alta&quot;)))" table:style-name="ce101"/>
          <table:table-cell office:value-type="string" office:string-value="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table:style-name="ce102"/>
          <table:table-cell office:value-type="string" office:string-value="" table:formula="of:=IF([.H74]=&quot;I&quot;;[.N74]*[Contagem.$W$11];IF([.H74]=&quot;E&quot;;[.N74]*[Contagem.$W$13];IF([.H74]=&quot;A&quot;;[.N74]*[Contagem.$W$12];IF([.H74]=&quot;T&quot;;[.N7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5];[.L75])" table:style-name="ce100"/>
          <table:table-cell office:value-type="string" office:string-value="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table:style-name="ce100"/>
          <table:table-cell office:value-type="string" office:string-value="" table:formula="of:=IF([.L75]=&quot;L&quot;;&quot;Baixa&quot;;IF([.L75]=&quot;A&quot;;&quot;Média&quot;;IF([.L75]=&quot;&quot;;&quot;&quot;;&quot;Alta&quot;)))" table:style-name="ce101"/>
          <table:table-cell office:value-type="string" office:string-value="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table:style-name="ce102"/>
          <table:table-cell office:value-type="string" office:string-value="" table:formula="of:=IF([.H75]=&quot;I&quot;;[.N75]*[Contagem.$W$11];IF([.H75]=&quot;E&quot;;[.N75]*[Contagem.$W$13];IF([.H75]=&quot;A&quot;;[.N75]*[Contagem.$W$12];IF([.H75]=&quot;T&quot;;[.N7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6];[.L76])" table:style-name="ce100"/>
          <table:table-cell office:value-type="string" office:string-value="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table:style-name="ce100"/>
          <table:table-cell office:value-type="string" office:string-value="" table:formula="of:=IF([.L76]=&quot;L&quot;;&quot;Baixa&quot;;IF([.L76]=&quot;A&quot;;&quot;Média&quot;;IF([.L76]=&quot;&quot;;&quot;&quot;;&quot;Alta&quot;)))" table:style-name="ce101"/>
          <table:table-cell office:value-type="string" office:string-value="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table:style-name="ce102"/>
          <table:table-cell office:value-type="string" office:string-value="" table:formula="of:=IF([.H76]=&quot;I&quot;;[.N76]*[Contagem.$W$11];IF([.H76]=&quot;E&quot;;[.N76]*[Contagem.$W$13];IF([.H76]=&quot;A&quot;;[.N76]*[Contagem.$W$12];IF([.H76]=&quot;T&quot;;[.N7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7];[.L77])" table:style-name="ce100"/>
          <table:table-cell office:value-type="string" office:string-value="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table:style-name="ce100"/>
          <table:table-cell office:value-type="string" office:string-value="" table:formula="of:=IF([.L77]=&quot;L&quot;;&quot;Baixa&quot;;IF([.L77]=&quot;A&quot;;&quot;Média&quot;;IF([.L77]=&quot;&quot;;&quot;&quot;;&quot;Alta&quot;)))" table:style-name="ce101"/>
          <table:table-cell office:value-type="string" office:string-value="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table:style-name="ce102"/>
          <table:table-cell office:value-type="string" office:string-value="" table:formula="of:=IF([.H77]=&quot;I&quot;;[.N77]*[Contagem.$W$11];IF([.H77]=&quot;E&quot;;[.N77]*[Contagem.$W$13];IF([.H77]=&quot;A&quot;;[.N77]*[Contagem.$W$12];IF([.H77]=&quot;T&quot;;[.N7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8];[.L78])" table:style-name="ce100"/>
          <table:table-cell office:value-type="string" office:string-value="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table:style-name="ce100"/>
          <table:table-cell office:value-type="string" office:string-value="" table:formula="of:=IF([.L78]=&quot;L&quot;;&quot;Baixa&quot;;IF([.L78]=&quot;A&quot;;&quot;Média&quot;;IF([.L78]=&quot;&quot;;&quot;&quot;;&quot;Alta&quot;)))" table:style-name="ce101"/>
          <table:table-cell office:value-type="string" office:string-value="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table:style-name="ce102"/>
          <table:table-cell office:value-type="string" office:string-value="" table:formula="of:=IF([.H78]=&quot;I&quot;;[.N78]*[Contagem.$W$11];IF([.H78]=&quot;E&quot;;[.N78]*[Contagem.$W$13];IF([.H78]=&quot;A&quot;;[.N78]*[Contagem.$W$12];IF([.H78]=&quot;T&quot;;[.N7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79];[.L79])" table:style-name="ce100"/>
          <table:table-cell office:value-type="string" office:string-value="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table:style-name="ce100"/>
          <table:table-cell office:value-type="string" office:string-value="" table:formula="of:=IF([.L79]=&quot;L&quot;;&quot;Baixa&quot;;IF([.L79]=&quot;A&quot;;&quot;Média&quot;;IF([.L79]=&quot;&quot;;&quot;&quot;;&quot;Alta&quot;)))" table:style-name="ce101"/>
          <table:table-cell office:value-type="string" office:string-value="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table:style-name="ce102"/>
          <table:table-cell office:value-type="string" office:string-value="" table:formula="of:=IF([.H79]=&quot;I&quot;;[.N79]*[Contagem.$W$11];IF([.H79]=&quot;E&quot;;[.N79]*[Contagem.$W$13];IF([.H79]=&quot;A&quot;;[.N79]*[Contagem.$W$12];IF([.H79]=&quot;T&quot;;[.N7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0];[.L80])" table:style-name="ce100"/>
          <table:table-cell office:value-type="string" office:string-value="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table:style-name="ce100"/>
          <table:table-cell office:value-type="string" office:string-value="" table:formula="of:=IF([.L80]=&quot;L&quot;;&quot;Baixa&quot;;IF([.L80]=&quot;A&quot;;&quot;Média&quot;;IF([.L80]=&quot;&quot;;&quot;&quot;;&quot;Alta&quot;)))" table:style-name="ce101"/>
          <table:table-cell office:value-type="string" office:string-value="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table:style-name="ce102"/>
          <table:table-cell office:value-type="string" office:string-value="" table:formula="of:=IF([.H80]=&quot;I&quot;;[.N80]*[Contagem.$W$11];IF([.H80]=&quot;E&quot;;[.N80]*[Contagem.$W$13];IF([.H80]=&quot;A&quot;;[.N80]*[Contagem.$W$12];IF([.H80]=&quot;T&quot;;[.N8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1];[.L81])" table:style-name="ce100"/>
          <table:table-cell office:value-type="string" office:string-value="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table:style-name="ce100"/>
          <table:table-cell office:value-type="string" office:string-value="" table:formula="of:=IF([.L81]=&quot;L&quot;;&quot;Baixa&quot;;IF([.L81]=&quot;A&quot;;&quot;Média&quot;;IF([.L81]=&quot;&quot;;&quot;&quot;;&quot;Alta&quot;)))" table:style-name="ce101"/>
          <table:table-cell office:value-type="string" office:string-value="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table:style-name="ce102"/>
          <table:table-cell office:value-type="string" office:string-value="" table:formula="of:=IF([.H81]=&quot;I&quot;;[.N81]*[Contagem.$W$11];IF([.H81]=&quot;E&quot;;[.N81]*[Contagem.$W$13];IF([.H81]=&quot;A&quot;;[.N81]*[Contagem.$W$12];IF([.H81]=&quot;T&quot;;[.N8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2];[.L82])" table:style-name="ce100"/>
          <table:table-cell office:value-type="string" office:string-value="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table:style-name="ce100"/>
          <table:table-cell office:value-type="string" office:string-value="" table:formula="of:=IF([.L82]=&quot;L&quot;;&quot;Baixa&quot;;IF([.L82]=&quot;A&quot;;&quot;Média&quot;;IF([.L82]=&quot;&quot;;&quot;&quot;;&quot;Alta&quot;)))" table:style-name="ce101"/>
          <table:table-cell office:value-type="string" office:string-value="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table:style-name="ce102"/>
          <table:table-cell office:value-type="string" office:string-value="" table:formula="of:=IF([.H82]=&quot;I&quot;;[.N82]*[Contagem.$W$11];IF([.H82]=&quot;E&quot;;[.N82]*[Contagem.$W$13];IF([.H82]=&quot;A&quot;;[.N82]*[Contagem.$W$12];IF([.H82]=&quot;T&quot;;[.N8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3];[.L83])" table:style-name="ce100"/>
          <table:table-cell office:value-type="string" office:string-value="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table:style-name="ce100"/>
          <table:table-cell office:value-type="string" office:string-value="" table:formula="of:=IF([.L83]=&quot;L&quot;;&quot;Baixa&quot;;IF([.L83]=&quot;A&quot;;&quot;Média&quot;;IF([.L83]=&quot;&quot;;&quot;&quot;;&quot;Alta&quot;)))" table:style-name="ce101"/>
          <table:table-cell office:value-type="string" office:string-value="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table:style-name="ce102"/>
          <table:table-cell office:value-type="string" office:string-value="" table:formula="of:=IF([.H83]=&quot;I&quot;;[.N83]*[Contagem.$W$11];IF([.H83]=&quot;E&quot;;[.N83]*[Contagem.$W$13];IF([.H83]=&quot;A&quot;;[.N83]*[Contagem.$W$12];IF([.H83]=&quot;T&quot;;[.N8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4];[.L84])" table:style-name="ce100"/>
          <table:table-cell office:value-type="string" office:string-value="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table:style-name="ce100"/>
          <table:table-cell office:value-type="string" office:string-value="" table:formula="of:=IF([.L84]=&quot;L&quot;;&quot;Baixa&quot;;IF([.L84]=&quot;A&quot;;&quot;Média&quot;;IF([.L84]=&quot;&quot;;&quot;&quot;;&quot;Alta&quot;)))" table:style-name="ce101"/>
          <table:table-cell office:value-type="string" office:string-value="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table:style-name="ce102"/>
          <table:table-cell office:value-type="string" office:string-value="" table:formula="of:=IF([.H84]=&quot;I&quot;;[.N84]*[Contagem.$W$11];IF([.H84]=&quot;E&quot;;[.N84]*[Contagem.$W$13];IF([.H84]=&quot;A&quot;;[.N84]*[Contagem.$W$12];IF([.H84]=&quot;T&quot;;[.N8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5];[.L85])" table:style-name="ce100"/>
          <table:table-cell office:value-type="string" office:string-value="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table:style-name="ce100"/>
          <table:table-cell office:value-type="string" office:string-value="" table:formula="of:=IF([.L85]=&quot;L&quot;;&quot;Baixa&quot;;IF([.L85]=&quot;A&quot;;&quot;Média&quot;;IF([.L85]=&quot;&quot;;&quot;&quot;;&quot;Alta&quot;)))" table:style-name="ce101"/>
          <table:table-cell office:value-type="string" office:string-value="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table:style-name="ce102"/>
          <table:table-cell office:value-type="string" office:string-value="" table:formula="of:=IF([.H85]=&quot;I&quot;;[.N85]*[Contagem.$W$11];IF([.H85]=&quot;E&quot;;[.N85]*[Contagem.$W$13];IF([.H85]=&quot;A&quot;;[.N85]*[Contagem.$W$12];IF([.H85]=&quot;T&quot;;[.N8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00"/>
          <table:table-cell office:value-type="string" office:string-value="" table:formula="of:=CONCATENATE([.G86];[.L86])" table:style-name="ce100"/>
          <table:table-cell office:value-type="string" office:string-value="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table:style-name="ce100"/>
          <table:table-cell office:value-type="string" office:string-value="" table:formula="of:=IF([.L86]=&quot;L&quot;;&quot;Baixa&quot;;IF([.L86]=&quot;A&quot;;&quot;Média&quot;;IF([.L86]=&quot;&quot;;&quot;&quot;;&quot;Alta&quot;)))" table:style-name="ce101"/>
          <table:table-cell office:value-type="string" office:string-value="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table:style-name="ce102"/>
          <table:table-cell office:value-type="string" office:string-value="" table:formula="of:=IF([.H86]=&quot;I&quot;;[.N86]*[Contagem.$W$11];IF([.H86]=&quot;E&quot;;[.N86]*[Contagem.$W$13];IF([.H86]=&quot;A&quot;;[.N86]*[Contagem.$W$12];IF([.H86]=&quot;T&quot;;[.N8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87];[.L87])" table:style-name="ce115"/>
          <table:table-cell office:value-type="string" office:string-value="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table:style-name="ce116"/>
          <table:table-cell office:value-type="string" office:string-value="" table:formula="of:=IF([.L87]=&quot;L&quot;;&quot;Baixa&quot;;IF([.L87]=&quot;A&quot;;&quot;Média&quot;;IF([.L87]=&quot;&quot;;&quot;&quot;;&quot;Alta&quot;)))" table:style-name="ce101"/>
          <table:table-cell office:value-type="string" office:string-value="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table:style-name="ce102"/>
          <table:table-cell office:value-type="string" office:string-value="" table:formula="of:=IF([.H87]=&quot;I&quot;;[.N87]*[Contagem.$W$11];IF([.H87]=&quot;E&quot;;[.N87]*[Contagem.$W$13];IF([.H87]=&quot;A&quot;;[.N87]*[Contagem.$W$12];IF([.H87]=&quot;T&quot;;[.N8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88];[.L88])" table:style-name="ce115"/>
          <table:table-cell office:value-type="string" office:string-value="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table:style-name="ce116"/>
          <table:table-cell office:value-type="string" office:string-value="" table:formula="of:=IF([.L88]=&quot;L&quot;;&quot;Baixa&quot;;IF([.L88]=&quot;A&quot;;&quot;Média&quot;;IF([.L88]=&quot;&quot;;&quot;&quot;;&quot;Alta&quot;)))" table:style-name="ce101"/>
          <table:table-cell office:value-type="string" office:string-value="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table:style-name="ce102"/>
          <table:table-cell office:value-type="string" office:string-value="" table:formula="of:=IF([.H88]=&quot;I&quot;;[.N88]*[Contagem.$W$11];IF([.H88]=&quot;E&quot;;[.N88]*[Contagem.$W$13];IF([.H88]=&quot;A&quot;;[.N88]*[Contagem.$W$12];IF([.H88]=&quot;T&quot;;[.N8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89];[.L89])" table:style-name="ce115"/>
          <table:table-cell office:value-type="string" office:string-value="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table:style-name="ce116"/>
          <table:table-cell office:value-type="string" office:string-value="" table:formula="of:=IF([.L89]=&quot;L&quot;;&quot;Baixa&quot;;IF([.L89]=&quot;A&quot;;&quot;Média&quot;;IF([.L89]=&quot;&quot;;&quot;&quot;;&quot;Alta&quot;)))" table:style-name="ce101"/>
          <table:table-cell office:value-type="string" office:string-value="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table:style-name="ce102"/>
          <table:table-cell office:value-type="string" office:string-value="" table:formula="of:=IF([.H89]=&quot;I&quot;;[.N89]*[Contagem.$W$11];IF([.H89]=&quot;E&quot;;[.N89]*[Contagem.$W$13];IF([.H89]=&quot;A&quot;;[.N89]*[Contagem.$W$12];IF([.H89]=&quot;T&quot;;[.N8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0];[.L90])" table:style-name="ce115"/>
          <table:table-cell office:value-type="string" office:string-value="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table:style-name="ce116"/>
          <table:table-cell office:value-type="string" office:string-value="" table:formula="of:=IF([.L90]=&quot;L&quot;;&quot;Baixa&quot;;IF([.L90]=&quot;A&quot;;&quot;Média&quot;;IF([.L90]=&quot;&quot;;&quot;&quot;;&quot;Alta&quot;)))" table:style-name="ce101"/>
          <table:table-cell office:value-type="string" office:string-value="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table:style-name="ce102"/>
          <table:table-cell office:value-type="string" office:string-value="" table:formula="of:=IF([.H90]=&quot;I&quot;;[.N90]*[Contagem.$W$11];IF([.H90]=&quot;E&quot;;[.N90]*[Contagem.$W$13];IF([.H90]=&quot;A&quot;;[.N90]*[Contagem.$W$12];IF([.H90]=&quot;T&quot;;[.N9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1];[.L91])" table:style-name="ce115"/>
          <table:table-cell office:value-type="string" office:string-value="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table:style-name="ce116"/>
          <table:table-cell office:value-type="string" office:string-value="" table:formula="of:=IF([.L91]=&quot;L&quot;;&quot;Baixa&quot;;IF([.L91]=&quot;A&quot;;&quot;Média&quot;;IF([.L91]=&quot;&quot;;&quot;&quot;;&quot;Alta&quot;)))" table:style-name="ce101"/>
          <table:table-cell office:value-type="string" office:string-value="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table:style-name="ce102"/>
          <table:table-cell office:value-type="string" office:string-value="" table:formula="of:=IF([.H91]=&quot;I&quot;;[.N91]*[Contagem.$W$11];IF([.H91]=&quot;E&quot;;[.N91]*[Contagem.$W$13];IF([.H91]=&quot;A&quot;;[.N91]*[Contagem.$W$12];IF([.H91]=&quot;T&quot;;[.N9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2];[.L92])" table:style-name="ce115"/>
          <table:table-cell office:value-type="string" office:string-value="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table:style-name="ce116"/>
          <table:table-cell office:value-type="string" office:string-value="" table:formula="of:=IF([.L92]=&quot;L&quot;;&quot;Baixa&quot;;IF([.L92]=&quot;A&quot;;&quot;Média&quot;;IF([.L92]=&quot;&quot;;&quot;&quot;;&quot;Alta&quot;)))" table:style-name="ce101"/>
          <table:table-cell office:value-type="string" office:string-value="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table:style-name="ce102"/>
          <table:table-cell office:value-type="string" office:string-value="" table:formula="of:=IF([.H92]=&quot;I&quot;;[.N92]*[Contagem.$W$11];IF([.H92]=&quot;E&quot;;[.N92]*[Contagem.$W$13];IF([.H92]=&quot;A&quot;;[.N92]*[Contagem.$W$12];IF([.H92]=&quot;T&quot;;[.N9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3];[.L93])" table:style-name="ce115"/>
          <table:table-cell office:value-type="string" office:string-value="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table:style-name="ce116"/>
          <table:table-cell office:value-type="string" office:string-value="" table:formula="of:=IF([.L93]=&quot;L&quot;;&quot;Baixa&quot;;IF([.L93]=&quot;A&quot;;&quot;Média&quot;;IF([.L93]=&quot;&quot;;&quot;&quot;;&quot;Alta&quot;)))" table:style-name="ce101"/>
          <table:table-cell office:value-type="string" office:string-value="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table:style-name="ce102"/>
          <table:table-cell office:value-type="string" office:string-value="" table:formula="of:=IF([.H93]=&quot;I&quot;;[.N93]*[Contagem.$W$11];IF([.H93]=&quot;E&quot;;[.N93]*[Contagem.$W$13];IF([.H93]=&quot;A&quot;;[.N93]*[Contagem.$W$12];IF([.H93]=&quot;T&quot;;[.N9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4];[.L94])" table:style-name="ce115"/>
          <table:table-cell office:value-type="string" office:string-value="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table:style-name="ce116"/>
          <table:table-cell office:value-type="string" office:string-value="" table:formula="of:=IF([.L94]=&quot;L&quot;;&quot;Baixa&quot;;IF([.L94]=&quot;A&quot;;&quot;Média&quot;;IF([.L94]=&quot;&quot;;&quot;&quot;;&quot;Alta&quot;)))" table:style-name="ce101"/>
          <table:table-cell office:value-type="string" office:string-value="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table:style-name="ce102"/>
          <table:table-cell office:value-type="string" office:string-value="" table:formula="of:=IF([.H94]=&quot;I&quot;;[.N94]*[Contagem.$W$11];IF([.H94]=&quot;E&quot;;[.N94]*[Contagem.$W$13];IF([.H94]=&quot;A&quot;;[.N94]*[Contagem.$W$12];IF([.H94]=&quot;T&quot;;[.N9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5];[.L95])" table:style-name="ce115"/>
          <table:table-cell office:value-type="string" office:string-value="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table:style-name="ce116"/>
          <table:table-cell office:value-type="string" office:string-value="" table:formula="of:=IF([.L95]=&quot;L&quot;;&quot;Baixa&quot;;IF([.L95]=&quot;A&quot;;&quot;Média&quot;;IF([.L95]=&quot;&quot;;&quot;&quot;;&quot;Alta&quot;)))" table:style-name="ce101"/>
          <table:table-cell office:value-type="string" office:string-value="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table:style-name="ce102"/>
          <table:table-cell office:value-type="string" office:string-value="" table:formula="of:=IF([.H95]=&quot;I&quot;;[.N95]*[Contagem.$W$11];IF([.H95]=&quot;E&quot;;[.N95]*[Contagem.$W$13];IF([.H95]=&quot;A&quot;;[.N95]*[Contagem.$W$12];IF([.H95]=&quot;T&quot;;[.N9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6];[.L96])" table:style-name="ce115"/>
          <table:table-cell office:value-type="string" office:string-value="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table:style-name="ce116"/>
          <table:table-cell office:value-type="string" office:string-value="" table:formula="of:=IF([.L96]=&quot;L&quot;;&quot;Baixa&quot;;IF([.L96]=&quot;A&quot;;&quot;Média&quot;;IF([.L96]=&quot;&quot;;&quot;&quot;;&quot;Alta&quot;)))" table:style-name="ce101"/>
          <table:table-cell office:value-type="string" office:string-value="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table:style-name="ce102"/>
          <table:table-cell office:value-type="string" office:string-value="" table:formula="of:=IF([.H96]=&quot;I&quot;;[.N96]*[Contagem.$W$11];IF([.H96]=&quot;E&quot;;[.N96]*[Contagem.$W$13];IF([.H96]=&quot;A&quot;;[.N96]*[Contagem.$W$12];IF([.H96]=&quot;T&quot;;[.N9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97];[.L97])" table:style-name="ce115"/>
          <table:table-cell office:value-type="string" office:string-value="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table:style-name="ce116"/>
          <table:table-cell office:value-type="string" office:string-value="" table:formula="of:=IF([.L97]=&quot;L&quot;;&quot;Baixa&quot;;IF([.L97]=&quot;A&quot;;&quot;Média&quot;;IF([.L97]=&quot;&quot;;&quot;&quot;;&quot;Alta&quot;)))" table:style-name="ce101"/>
          <table:table-cell office:value-type="string" office:string-value="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table:style-name="ce102"/>
          <table:table-cell office:value-type="string" office:string-value="" table:formula="of:=IF([.H97]=&quot;I&quot;;[.N97]*[Contagem.$W$11];IF([.H97]=&quot;E&quot;;[.N97]*[Contagem.$W$13];IF([.H97]=&quot;A&quot;;[.N97]*[Contagem.$W$12];IF([.H97]=&quot;T&quot;;[.N9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number-rows-repeated="3"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table:style-name="ce115"/>
          <table:table-cell table:style-name="ce116"/>
          <table:table-cell table:style-name="ce101"/>
          <table:table-cell table:style-name="ce102"/>
          <table:table-cell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1];[.L101])" table:style-name="ce115"/>
          <table:table-cell office:value-type="string" office:string-value="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table:style-name="ce116"/>
          <table:table-cell office:value-type="string" office:string-value="" table:formula="of:=IF([.L101]=&quot;L&quot;;&quot;Baixa&quot;;IF([.L101]=&quot;A&quot;;&quot;Média&quot;;IF([.L101]=&quot;&quot;;&quot;&quot;;&quot;Alta&quot;)))" table:style-name="ce101"/>
          <table:table-cell office:value-type="string" office:string-value="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table:style-name="ce102"/>
          <table:table-cell office:value-type="string" office:string-value="" table:formula="of:=IF([.H101]=&quot;I&quot;;[.N101]*[Contagem.$W$11];IF([.H101]=&quot;E&quot;;[.N101]*[Contagem.$W$13];IF([.H101]=&quot;A&quot;;[.N101]*[Contagem.$W$12];IF([.H101]=&quot;T&quot;;[.N10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2];[.L102])" table:style-name="ce115"/>
          <table:table-cell office:value-type="string" office:string-value="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table:style-name="ce116"/>
          <table:table-cell office:value-type="string" office:string-value="" table:formula="of:=IF([.L102]=&quot;L&quot;;&quot;Baixa&quot;;IF([.L102]=&quot;A&quot;;&quot;Média&quot;;IF([.L102]=&quot;&quot;;&quot;&quot;;&quot;Alta&quot;)))" table:style-name="ce101"/>
          <table:table-cell office:value-type="string" office:string-value="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table:style-name="ce102"/>
          <table:table-cell office:value-type="string" office:string-value="" table:formula="of:=IF([.H102]=&quot;I&quot;;[.N102]*[Contagem.$W$11];IF([.H102]=&quot;E&quot;;[.N102]*[Contagem.$W$13];IF([.H102]=&quot;A&quot;;[.N102]*[Contagem.$W$12];IF([.H102]=&quot;T&quot;;[.N10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3];[.L103])" table:style-name="ce115"/>
          <table:table-cell office:value-type="string" office:string-value="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table:style-name="ce116"/>
          <table:table-cell office:value-type="string" office:string-value="" table:formula="of:=IF([.L103]=&quot;L&quot;;&quot;Baixa&quot;;IF([.L103]=&quot;A&quot;;&quot;Média&quot;;IF([.L103]=&quot;&quot;;&quot;&quot;;&quot;Alta&quot;)))" table:style-name="ce101"/>
          <table:table-cell office:value-type="string" office:string-value="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table:style-name="ce102"/>
          <table:table-cell office:value-type="string" office:string-value="" table:formula="of:=IF([.H103]=&quot;I&quot;;[.N103]*[Contagem.$W$11];IF([.H103]=&quot;E&quot;;[.N103]*[Contagem.$W$13];IF([.H103]=&quot;A&quot;;[.N103]*[Contagem.$W$12];IF([.H103]=&quot;T&quot;;[.N10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4];[.L104])" table:style-name="ce115"/>
          <table:table-cell office:value-type="string" office:string-value="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table:style-name="ce116"/>
          <table:table-cell office:value-type="string" office:string-value="" table:formula="of:=IF([.L104]=&quot;L&quot;;&quot;Baixa&quot;;IF([.L104]=&quot;A&quot;;&quot;Média&quot;;IF([.L104]=&quot;&quot;;&quot;&quot;;&quot;Alta&quot;)))" table:style-name="ce101"/>
          <table:table-cell office:value-type="string" office:string-value="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table:style-name="ce102"/>
          <table:table-cell office:value-type="string" office:string-value="" table:formula="of:=IF([.H104]=&quot;I&quot;;[.N104]*[Contagem.$W$11];IF([.H104]=&quot;E&quot;;[.N104]*[Contagem.$W$13];IF([.H104]=&quot;A&quot;;[.N104]*[Contagem.$W$12];IF([.H104]=&quot;T&quot;;[.N10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5];[.L105])" table:style-name="ce115"/>
          <table:table-cell office:value-type="string" office:string-value="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table:style-name="ce116"/>
          <table:table-cell office:value-type="string" office:string-value="" table:formula="of:=IF([.L105]=&quot;L&quot;;&quot;Baixa&quot;;IF([.L105]=&quot;A&quot;;&quot;Média&quot;;IF([.L105]=&quot;&quot;;&quot;&quot;;&quot;Alta&quot;)))" table:style-name="ce101"/>
          <table:table-cell office:value-type="string" office:string-value="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table:style-name="ce102"/>
          <table:table-cell office:value-type="string" office:string-value="" table:formula="of:=IF([.H105]=&quot;I&quot;;[.N105]*[Contagem.$W$11];IF([.H105]=&quot;E&quot;;[.N105]*[Contagem.$W$13];IF([.H105]=&quot;A&quot;;[.N105]*[Contagem.$W$12];IF([.H105]=&quot;T&quot;;[.N10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6];[.L106])" table:style-name="ce115"/>
          <table:table-cell office:value-type="string" office:string-value="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table:style-name="ce116"/>
          <table:table-cell office:value-type="string" office:string-value="" table:formula="of:=IF([.L106]=&quot;L&quot;;&quot;Baixa&quot;;IF([.L106]=&quot;A&quot;;&quot;Média&quot;;IF([.L106]=&quot;&quot;;&quot;&quot;;&quot;Alta&quot;)))" table:style-name="ce101"/>
          <table:table-cell office:value-type="string" office:string-value="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table:style-name="ce102"/>
          <table:table-cell office:value-type="string" office:string-value="" table:formula="of:=IF([.H106]=&quot;I&quot;;[.N106]*[Contagem.$W$11];IF([.H106]=&quot;E&quot;;[.N106]*[Contagem.$W$13];IF([.H106]=&quot;A&quot;;[.N106]*[Contagem.$W$12];IF([.H106]=&quot;T&quot;;[.N10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7];[.L107])" table:style-name="ce115"/>
          <table:table-cell office:value-type="string" office:string-value="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table:style-name="ce116"/>
          <table:table-cell office:value-type="string" office:string-value="" table:formula="of:=IF([.L107]=&quot;L&quot;;&quot;Baixa&quot;;IF([.L107]=&quot;A&quot;;&quot;Média&quot;;IF([.L107]=&quot;&quot;;&quot;&quot;;&quot;Alta&quot;)))" table:style-name="ce101"/>
          <table:table-cell office:value-type="string" office:string-value="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table:style-name="ce102"/>
          <table:table-cell office:value-type="string" office:string-value="" table:formula="of:=IF([.H107]=&quot;I&quot;;[.N107]*[Contagem.$W$11];IF([.H107]=&quot;E&quot;;[.N107]*[Contagem.$W$13];IF([.H107]=&quot;A&quot;;[.N107]*[Contagem.$W$12];IF([.H107]=&quot;T&quot;;[.N10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8];[.L108])" table:style-name="ce115"/>
          <table:table-cell office:value-type="string" office:string-value="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table:style-name="ce116"/>
          <table:table-cell office:value-type="string" office:string-value="" table:formula="of:=IF([.L108]=&quot;L&quot;;&quot;Baixa&quot;;IF([.L108]=&quot;A&quot;;&quot;Média&quot;;IF([.L108]=&quot;&quot;;&quot;&quot;;&quot;Alta&quot;)))" table:style-name="ce101"/>
          <table:table-cell office:value-type="string" office:string-value="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table:style-name="ce102"/>
          <table:table-cell office:value-type="string" office:string-value="" table:formula="of:=IF([.H108]=&quot;I&quot;;[.N108]*[Contagem.$W$11];IF([.H108]=&quot;E&quot;;[.N108]*[Contagem.$W$13];IF([.H108]=&quot;A&quot;;[.N108]*[Contagem.$W$12];IF([.H108]=&quot;T&quot;;[.N10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09];[.L109])" table:style-name="ce115"/>
          <table:table-cell office:value-type="string" office:string-value="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table:style-name="ce116"/>
          <table:table-cell office:value-type="string" office:string-value="" table:formula="of:=IF([.L109]=&quot;L&quot;;&quot;Baixa&quot;;IF([.L109]=&quot;A&quot;;&quot;Média&quot;;IF([.L109]=&quot;&quot;;&quot;&quot;;&quot;Alta&quot;)))" table:style-name="ce101"/>
          <table:table-cell office:value-type="string" office:string-value="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table:style-name="ce102"/>
          <table:table-cell office:value-type="string" office:string-value="" table:formula="of:=IF([.H109]=&quot;I&quot;;[.N109]*[Contagem.$W$11];IF([.H109]=&quot;E&quot;;[.N109]*[Contagem.$W$13];IF([.H109]=&quot;A&quot;;[.N109]*[Contagem.$W$12];IF([.H109]=&quot;T&quot;;[.N10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10];[.L110])" table:style-name="ce115"/>
          <table:table-cell office:value-type="string" office:string-value="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table:style-name="ce116"/>
          <table:table-cell office:value-type="string" office:string-value="" table:formula="of:=IF([.L110]=&quot;L&quot;;&quot;Baixa&quot;;IF([.L110]=&quot;A&quot;;&quot;Média&quot;;IF([.L110]=&quot;&quot;;&quot;&quot;;&quot;Alta&quot;)))" table:style-name="ce101"/>
          <table:table-cell office:value-type="string" office:string-value="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table:style-name="ce102"/>
          <table:table-cell office:value-type="string" office:string-value="" table:formula="of:=IF([.H110]=&quot;I&quot;;[.N110]*[Contagem.$W$11];IF([.H110]=&quot;E&quot;;[.N110]*[Contagem.$W$13];IF([.H110]=&quot;A&quot;;[.N110]*[Contagem.$W$12];IF([.H110]=&quot;T&quot;;[.N11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1];[.L111])" table:style-name="ce115"/>
          <table:table-cell office:value-type="string" office:string-value="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table:style-name="ce116"/>
          <table:table-cell office:value-type="string" office:string-value="" table:formula="of:=IF([.L111]=&quot;L&quot;;&quot;Baixa&quot;;IF([.L111]=&quot;A&quot;;&quot;Média&quot;;IF([.L111]=&quot;&quot;;&quot;&quot;;&quot;Alta&quot;)))" table:style-name="ce101"/>
          <table:table-cell office:value-type="string" office:string-value="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table:style-name="ce102"/>
          <table:table-cell office:value-type="string" office:string-value="" table:formula="of:=IF([.H111]=&quot;I&quot;;[.N111]*[Contagem.$W$11];IF([.H111]=&quot;E&quot;;[.N111]*[Contagem.$W$13];IF([.H111]=&quot;A&quot;;[.N111]*[Contagem.$W$12];IF([.H111]=&quot;T&quot;;[.N11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2];[.L112])" table:style-name="ce115"/>
          <table:table-cell office:value-type="string" office:string-value="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table:style-name="ce116"/>
          <table:table-cell office:value-type="string" office:string-value="" table:formula="of:=IF([.L112]=&quot;L&quot;;&quot;Baixa&quot;;IF([.L112]=&quot;A&quot;;&quot;Média&quot;;IF([.L112]=&quot;&quot;;&quot;&quot;;&quot;Alta&quot;)))" table:style-name="ce101"/>
          <table:table-cell office:value-type="string" office:string-value="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table:style-name="ce102"/>
          <table:table-cell office:value-type="string" office:string-value="" table:formula="of:=IF([.H112]=&quot;I&quot;;[.N112]*[Contagem.$W$11];IF([.H112]=&quot;E&quot;;[.N112]*[Contagem.$W$13];IF([.H112]=&quot;A&quot;;[.N112]*[Contagem.$W$12];IF([.H112]=&quot;T&quot;;[.N11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3];[.L113])" table:style-name="ce115"/>
          <table:table-cell office:value-type="string" office:string-value="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table:style-name="ce116"/>
          <table:table-cell office:value-type="string" office:string-value="" table:formula="of:=IF([.L113]=&quot;L&quot;;&quot;Baixa&quot;;IF([.L113]=&quot;A&quot;;&quot;Média&quot;;IF([.L113]=&quot;&quot;;&quot;&quot;;&quot;Alta&quot;)))" table:style-name="ce101"/>
          <table:table-cell office:value-type="string" office:string-value="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table:style-name="ce102"/>
          <table:table-cell office:value-type="string" office:string-value="" table:formula="of:=IF([.H113]=&quot;I&quot;;[.N113]*[Contagem.$W$11];IF([.H113]=&quot;E&quot;;[.N113]*[Contagem.$W$13];IF([.H113]=&quot;A&quot;;[.N113]*[Contagem.$W$12];IF([.H113]=&quot;T&quot;;[.N11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4];[.L114])" table:style-name="ce115"/>
          <table:table-cell office:value-type="string" office:string-value="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table:style-name="ce116"/>
          <table:table-cell office:value-type="string" office:string-value="" table:formula="of:=IF([.L114]=&quot;L&quot;;&quot;Baixa&quot;;IF([.L114]=&quot;A&quot;;&quot;Média&quot;;IF([.L114]=&quot;&quot;;&quot;&quot;;&quot;Alta&quot;)))" table:style-name="ce101"/>
          <table:table-cell office:value-type="string" office:string-value="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table:style-name="ce102"/>
          <table:table-cell office:value-type="string" office:string-value="" table:formula="of:=IF([.H114]=&quot;I&quot;;[.N114]*[Contagem.$W$11];IF([.H114]=&quot;E&quot;;[.N114]*[Contagem.$W$13];IF([.H114]=&quot;A&quot;;[.N114]*[Contagem.$W$12];IF([.H114]=&quot;T&quot;;[.N11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5];[.L115])" table:style-name="ce115"/>
          <table:table-cell office:value-type="string" office:string-value="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table:style-name="ce116"/>
          <table:table-cell office:value-type="string" office:string-value="" table:formula="of:=IF([.L115]=&quot;L&quot;;&quot;Baixa&quot;;IF([.L115]=&quot;A&quot;;&quot;Média&quot;;IF([.L115]=&quot;&quot;;&quot;&quot;;&quot;Alta&quot;)))" table:style-name="ce101"/>
          <table:table-cell office:value-type="string" office:string-value="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table:style-name="ce102"/>
          <table:table-cell office:value-type="string" office:string-value="" table:formula="of:=IF([.H115]=&quot;I&quot;;[.N115]*[Contagem.$W$11];IF([.H115]=&quot;E&quot;;[.N115]*[Contagem.$W$13];IF([.H115]=&quot;A&quot;;[.N115]*[Contagem.$W$12];IF([.H115]=&quot;T&quot;;[.N11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6];[.L116])" table:style-name="ce115"/>
          <table:table-cell office:value-type="string" office:string-value="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table:style-name="ce116"/>
          <table:table-cell office:value-type="string" office:string-value="" table:formula="of:=IF([.L116]=&quot;L&quot;;&quot;Baixa&quot;;IF([.L116]=&quot;A&quot;;&quot;Média&quot;;IF([.L116]=&quot;&quot;;&quot;&quot;;&quot;Alta&quot;)))" table:style-name="ce101"/>
          <table:table-cell office:value-type="string" office:string-value="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table:style-name="ce102"/>
          <table:table-cell office:value-type="string" office:string-value="" table:formula="of:=IF([.H116]=&quot;I&quot;;[.N116]*[Contagem.$W$11];IF([.H116]=&quot;E&quot;;[.N116]*[Contagem.$W$13];IF([.H116]=&quot;A&quot;;[.N116]*[Contagem.$W$12];IF([.H116]=&quot;T&quot;;[.N11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7];[.L117])" table:style-name="ce115"/>
          <table:table-cell office:value-type="string" office:string-value="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table:style-name="ce116"/>
          <table:table-cell office:value-type="string" office:string-value="" table:formula="of:=IF([.L117]=&quot;L&quot;;&quot;Baixa&quot;;IF([.L117]=&quot;A&quot;;&quot;Média&quot;;IF([.L117]=&quot;&quot;;&quot;&quot;;&quot;Alta&quot;)))" table:style-name="ce101"/>
          <table:table-cell office:value-type="string" office:string-value="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table:style-name="ce102"/>
          <table:table-cell office:value-type="string" office:string-value="" table:formula="of:=IF([.H117]=&quot;I&quot;;[.N117]*[Contagem.$W$11];IF([.H117]=&quot;E&quot;;[.N117]*[Contagem.$W$13];IF([.H117]=&quot;A&quot;;[.N117]*[Contagem.$W$12];IF([.H117]=&quot;T&quot;;[.N11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8];[.L118])" table:style-name="ce115"/>
          <table:table-cell office:value-type="string" office:string-value="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table:style-name="ce116"/>
          <table:table-cell office:value-type="string" office:string-value="" table:formula="of:=IF([.L118]=&quot;L&quot;;&quot;Baixa&quot;;IF([.L118]=&quot;A&quot;;&quot;Média&quot;;IF([.L118]=&quot;&quot;;&quot;&quot;;&quot;Alta&quot;)))" table:style-name="ce101"/>
          <table:table-cell office:value-type="string" office:string-value="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table:style-name="ce102"/>
          <table:table-cell office:value-type="string" office:string-value="" table:formula="of:=IF([.H118]=&quot;I&quot;;[.N118]*[Contagem.$W$11];IF([.H118]=&quot;E&quot;;[.N118]*[Contagem.$W$13];IF([.H118]=&quot;A&quot;;[.N118]*[Contagem.$W$12];IF([.H118]=&quot;T&quot;;[.N11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19];[.L119])" table:style-name="ce115"/>
          <table:table-cell office:value-type="string" office:string-value="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table:style-name="ce116"/>
          <table:table-cell office:value-type="string" office:string-value="" table:formula="of:=IF([.L119]=&quot;L&quot;;&quot;Baixa&quot;;IF([.L119]=&quot;A&quot;;&quot;Média&quot;;IF([.L119]=&quot;&quot;;&quot;&quot;;&quot;Alta&quot;)))" table:style-name="ce101"/>
          <table:table-cell office:value-type="string" office:string-value="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table:style-name="ce102"/>
          <table:table-cell office:value-type="string" office:string-value="" table:formula="of:=IF([.H119]=&quot;I&quot;;[.N119]*[Contagem.$W$11];IF([.H119]=&quot;E&quot;;[.N119]*[Contagem.$W$13];IF([.H119]=&quot;A&quot;;[.N119]*[Contagem.$W$12];IF([.H119]=&quot;T&quot;;[.N11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number-columns-repeated="6" table:style-name="ce99"/>
          <table:table-cell table:style-name="ce100"/>
          <table:table-cell table:style-name="ce163"/>
          <table:table-cell table:number-columns-repeated="2" table:style-name="ce114"/>
          <table:table-cell office:value-type="string" office:string-value="" table:formula="of:=CONCATENATE([.G120];[.L120])" table:style-name="ce115"/>
          <table:table-cell office:value-type="string" office:string-value="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table:style-name="ce116"/>
          <table:table-cell office:value-type="string" office:string-value="" table:formula="of:=IF([.L120]=&quot;L&quot;;&quot;Baixa&quot;;IF([.L120]=&quot;A&quot;;&quot;Média&quot;;IF([.L120]=&quot;&quot;;&quot;&quot;;&quot;Alta&quot;)))" table:style-name="ce101"/>
          <table:table-cell office:value-type="string" office:string-value="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table:style-name="ce102"/>
          <table:table-cell office:value-type="string" office:string-value="" table:formula="of:=IF([.H120]=&quot;I&quot;;[.N120]*[Contagem.$W$11];IF([.H120]=&quot;E&quot;;[.N120]*[Contagem.$W$13];IF([.H120]=&quot;A&quot;;[.N120]*[Contagem.$W$12];IF([.H120]=&quot;T&quot;;[.N12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17"/>
          <table:table-cell table:number-columns-repeated="2" table:style-name="ce118"/>
          <table:table-cell table:number-columns-repeated="2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1];[.L121])" table:style-name="ce115"/>
          <table:table-cell office:value-type="string" office:string-value="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table:style-name="ce116"/>
          <table:table-cell office:value-type="string" office:string-value="" table:formula="of:=IF([.L121]=&quot;L&quot;;&quot;Baixa&quot;;IF([.L121]=&quot;A&quot;;&quot;Média&quot;;IF([.L121]=&quot;&quot;;&quot;&quot;;&quot;Alta&quot;)))" table:style-name="ce101"/>
          <table:table-cell office:value-type="string" office:string-value="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table:style-name="ce102"/>
          <table:table-cell office:value-type="string" office:string-value="" table:formula="of:=IF([.H121]=&quot;I&quot;;[.N121]*[Contagem.$W$11];IF([.H121]=&quot;E&quot;;[.N121]*[Contagem.$W$13];IF([.H121]=&quot;A&quot;;[.N121]*[Contagem.$W$12];IF([.H121]=&quot;T&quot;;[.N12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17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2];[.L122])" table:style-name="ce115"/>
          <table:table-cell office:value-type="string" office:string-value="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table:style-name="ce116"/>
          <table:table-cell office:value-type="string" office:string-value="" table:formula="of:=IF([.L122]=&quot;L&quot;;&quot;Baixa&quot;;IF([.L122]=&quot;A&quot;;&quot;Média&quot;;IF([.L122]=&quot;&quot;;&quot;&quot;;&quot;Alta&quot;)))" table:style-name="ce101"/>
          <table:table-cell office:value-type="string" office:string-value="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table:style-name="ce102"/>
          <table:table-cell office:value-type="string" office:string-value="" table:formula="of:=IF([.H122]=&quot;I&quot;;[.N122]*[Contagem.$W$11];IF([.H122]=&quot;E&quot;;[.N122]*[Contagem.$W$13];IF([.H122]=&quot;A&quot;;[.N122]*[Contagem.$W$12];IF([.H122]=&quot;T&quot;;[.N12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3];[.L123])" table:style-name="ce115"/>
          <table:table-cell office:value-type="string" office:string-value="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table:style-name="ce116"/>
          <table:table-cell office:value-type="string" office:string-value="" table:formula="of:=IF([.L123]=&quot;L&quot;;&quot;Baixa&quot;;IF([.L123]=&quot;A&quot;;&quot;Média&quot;;IF([.L123]=&quot;&quot;;&quot;&quot;;&quot;Alta&quot;)))" table:style-name="ce101"/>
          <table:table-cell office:value-type="string" office:string-value="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table:style-name="ce102"/>
          <table:table-cell office:value-type="string" office:string-value="" table:formula="of:=IF([.H123]=&quot;I&quot;;[.N123]*[Contagem.$W$11];IF([.H123]=&quot;E&quot;;[.N123]*[Contagem.$W$13];IF([.H123]=&quot;A&quot;;[.N123]*[Contagem.$W$12];IF([.H123]=&quot;T&quot;;[.N12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4];[.L124])" table:style-name="ce115"/>
          <table:table-cell office:value-type="string" office:string-value="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table:style-name="ce116"/>
          <table:table-cell office:value-type="string" office:string-value="" table:formula="of:=IF([.L124]=&quot;L&quot;;&quot;Baixa&quot;;IF([.L124]=&quot;A&quot;;&quot;Média&quot;;IF([.L124]=&quot;&quot;;&quot;&quot;;&quot;Alta&quot;)))" table:style-name="ce101"/>
          <table:table-cell office:value-type="string" office:string-value="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table:style-name="ce102"/>
          <table:table-cell office:value-type="string" office:string-value="" table:formula="of:=IF([.H124]=&quot;I&quot;;[.N124]*[Contagem.$W$11];IF([.H124]=&quot;E&quot;;[.N124]*[Contagem.$W$13];IF([.H124]=&quot;A&quot;;[.N124]*[Contagem.$W$12];IF([.H124]=&quot;T&quot;;[.N12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5];[.L125])" table:style-name="ce115"/>
          <table:table-cell office:value-type="string" office:string-value="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table:style-name="ce116"/>
          <table:table-cell office:value-type="string" office:string-value="" table:formula="of:=IF([.L125]=&quot;L&quot;;&quot;Baixa&quot;;IF([.L125]=&quot;A&quot;;&quot;Média&quot;;IF([.L125]=&quot;&quot;;&quot;&quot;;&quot;Alta&quot;)))" table:style-name="ce101"/>
          <table:table-cell office:value-type="string" office:string-value="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table:style-name="ce102"/>
          <table:table-cell office:value-type="string" office:string-value="" table:formula="of:=IF([.H125]=&quot;I&quot;;[.N125]*[Contagem.$W$11];IF([.H125]=&quot;E&quot;;[.N125]*[Contagem.$W$13];IF([.H125]=&quot;A&quot;;[.N125]*[Contagem.$W$12];IF([.H125]=&quot;T&quot;;[.N12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17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6];[.L126])" table:style-name="ce115"/>
          <table:table-cell office:value-type="string" office:string-value="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table:style-name="ce116"/>
          <table:table-cell office:value-type="string" office:string-value="" table:formula="of:=IF([.L126]=&quot;L&quot;;&quot;Baixa&quot;;IF([.L126]=&quot;A&quot;;&quot;Média&quot;;IF([.L126]=&quot;&quot;;&quot;&quot;;&quot;Alta&quot;)))" table:style-name="ce101"/>
          <table:table-cell office:value-type="string" office:string-value="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table:style-name="ce102"/>
          <table:table-cell office:value-type="string" office:string-value="" table:formula="of:=IF([.H126]=&quot;I&quot;;[.N126]*[Contagem.$W$11];IF([.H126]=&quot;E&quot;;[.N126]*[Contagem.$W$13];IF([.H126]=&quot;A&quot;;[.N126]*[Contagem.$W$12];IF([.H126]=&quot;T&quot;;[.N12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17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7];[.L127])" table:style-name="ce115"/>
          <table:table-cell office:value-type="string" office:string-value="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table:style-name="ce116"/>
          <table:table-cell office:value-type="string" office:string-value="" table:formula="of:=IF([.L127]=&quot;L&quot;;&quot;Baixa&quot;;IF([.L127]=&quot;A&quot;;&quot;Média&quot;;IF([.L127]=&quot;&quot;;&quot;&quot;;&quot;Alta&quot;)))" table:style-name="ce101"/>
          <table:table-cell office:value-type="string" office:string-value="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table:style-name="ce102"/>
          <table:table-cell office:value-type="string" office:string-value="" table:formula="of:=IF([.H127]=&quot;I&quot;;[.N127]*[Contagem.$W$11];IF([.H127]=&quot;E&quot;;[.N127]*[Contagem.$W$13];IF([.H127]=&quot;A&quot;;[.N127]*[Contagem.$W$12];IF([.H127]=&quot;T&quot;;[.N12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8];[.L128])" table:style-name="ce115"/>
          <table:table-cell office:value-type="string" office:string-value="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table:style-name="ce116"/>
          <table:table-cell office:value-type="string" office:string-value="" table:formula="of:=IF([.L128]=&quot;L&quot;;&quot;Baixa&quot;;IF([.L128]=&quot;A&quot;;&quot;Média&quot;;IF([.L128]=&quot;&quot;;&quot;&quot;;&quot;Alta&quot;)))" table:style-name="ce101"/>
          <table:table-cell office:value-type="string" office:string-value="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table:style-name="ce102"/>
          <table:table-cell office:value-type="string" office:string-value="" table:formula="of:=IF([.H128]=&quot;I&quot;;[.N128]*[Contagem.$W$11];IF([.H128]=&quot;E&quot;;[.N128]*[Contagem.$W$13];IF([.H128]=&quot;A&quot;;[.N128]*[Contagem.$W$12];IF([.H128]=&quot;T&quot;;[.N12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29];[.L129])" table:style-name="ce115"/>
          <table:table-cell office:value-type="string" office:string-value="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table:style-name="ce116"/>
          <table:table-cell office:value-type="string" office:string-value="" table:formula="of:=IF([.L129]=&quot;L&quot;;&quot;Baixa&quot;;IF([.L129]=&quot;A&quot;;&quot;Média&quot;;IF([.L129]=&quot;&quot;;&quot;&quot;;&quot;Alta&quot;)))" table:style-name="ce101"/>
          <table:table-cell office:value-type="string" office:string-value="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table:style-name="ce102"/>
          <table:table-cell office:value-type="string" office:string-value="" table:formula="of:=IF([.H129]=&quot;I&quot;;[.N129]*[Contagem.$W$11];IF([.H129]=&quot;E&quot;;[.N129]*[Contagem.$W$13];IF([.H129]=&quot;A&quot;;[.N129]*[Contagem.$W$12];IF([.H129]=&quot;T&quot;;[.N12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0];[.L130])" table:style-name="ce115"/>
          <table:table-cell office:value-type="string" office:string-value="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table:style-name="ce116"/>
          <table:table-cell office:value-type="string" office:string-value="" table:formula="of:=IF([.L130]=&quot;L&quot;;&quot;Baixa&quot;;IF([.L130]=&quot;A&quot;;&quot;Média&quot;;IF([.L130]=&quot;&quot;;&quot;&quot;;&quot;Alta&quot;)))" table:style-name="ce101"/>
          <table:table-cell office:value-type="string" office:string-value="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table:style-name="ce102"/>
          <table:table-cell office:value-type="string" office:string-value="" table:formula="of:=IF([.H130]=&quot;I&quot;;[.N130]*[Contagem.$W$11];IF([.H130]=&quot;E&quot;;[.N130]*[Contagem.$W$13];IF([.H130]=&quot;A&quot;;[.N130]*[Contagem.$W$12];IF([.H130]=&quot;T&quot;;[.N13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2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1];[.L131])" table:style-name="ce115"/>
          <table:table-cell office:value-type="string" office:string-value="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table:style-name="ce116"/>
          <table:table-cell office:value-type="string" office:string-value="" table:formula="of:=IF([.L131]=&quot;L&quot;;&quot;Baixa&quot;;IF([.L131]=&quot;A&quot;;&quot;Média&quot;;IF([.L131]=&quot;&quot;;&quot;&quot;;&quot;Alta&quot;)))" table:style-name="ce101"/>
          <table:table-cell office:value-type="string" office:string-value="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table:style-name="ce102"/>
          <table:table-cell office:value-type="string" office:string-value="" table:formula="of:=IF([.H131]=&quot;I&quot;;[.N131]*[Contagem.$W$11];IF([.H131]=&quot;E&quot;;[.N131]*[Contagem.$W$13];IF([.H131]=&quot;A&quot;;[.N131]*[Contagem.$W$12];IF([.H131]=&quot;T&quot;;[.N13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2];[.L132])" table:style-name="ce115"/>
          <table:table-cell office:value-type="string" office:string-value="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table:style-name="ce116"/>
          <table:table-cell office:value-type="string" office:string-value="" table:formula="of:=IF([.L132]=&quot;L&quot;;&quot;Baixa&quot;;IF([.L132]=&quot;A&quot;;&quot;Média&quot;;IF([.L132]=&quot;&quot;;&quot;&quot;;&quot;Alta&quot;)))" table:style-name="ce101"/>
          <table:table-cell office:value-type="string" office:string-value="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table:style-name="ce102"/>
          <table:table-cell office:value-type="string" office:string-value="" table:formula="of:=IF([.H132]=&quot;I&quot;;[.N132]*[Contagem.$W$11];IF([.H132]=&quot;E&quot;;[.N132]*[Contagem.$W$13];IF([.H132]=&quot;A&quot;;[.N132]*[Contagem.$W$12];IF([.H132]=&quot;T&quot;;[.N13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3];[.L133])" table:style-name="ce115"/>
          <table:table-cell office:value-type="string" office:string-value="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table:style-name="ce116"/>
          <table:table-cell office:value-type="string" office:string-value="" table:formula="of:=IF([.L133]=&quot;L&quot;;&quot;Baixa&quot;;IF([.L133]=&quot;A&quot;;&quot;Média&quot;;IF([.L133]=&quot;&quot;;&quot;&quot;;&quot;Alta&quot;)))" table:style-name="ce101"/>
          <table:table-cell office:value-type="string" office:string-value="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table:style-name="ce102"/>
          <table:table-cell office:value-type="string" office:string-value="" table:formula="of:=IF([.H133]=&quot;I&quot;;[.N133]*[Contagem.$W$11];IF([.H133]=&quot;E&quot;;[.N133]*[Contagem.$W$13];IF([.H133]=&quot;A&quot;;[.N133]*[Contagem.$W$12];IF([.H133]=&quot;T&quot;;[.N13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4];[.L134])" table:style-name="ce115"/>
          <table:table-cell office:value-type="string" office:string-value="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table:style-name="ce116"/>
          <table:table-cell office:value-type="string" office:string-value="" table:formula="of:=IF([.L134]=&quot;L&quot;;&quot;Baixa&quot;;IF([.L134]=&quot;A&quot;;&quot;Média&quot;;IF([.L134]=&quot;&quot;;&quot;&quot;;&quot;Alta&quot;)))" table:style-name="ce101"/>
          <table:table-cell office:value-type="string" office:string-value="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table:style-name="ce102"/>
          <table:table-cell office:value-type="string" office:string-value="" table:formula="of:=IF([.H134]=&quot;I&quot;;[.N134]*[Contagem.$W$11];IF([.H134]=&quot;E&quot;;[.N134]*[Contagem.$W$13];IF([.H134]=&quot;A&quot;;[.N134]*[Contagem.$W$12];IF([.H134]=&quot;T&quot;;[.N13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5];[.L135])" table:style-name="ce115"/>
          <table:table-cell office:value-type="string" office:string-value="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table:style-name="ce116"/>
          <table:table-cell office:value-type="string" office:string-value="" table:formula="of:=IF([.L135]=&quot;L&quot;;&quot;Baixa&quot;;IF([.L135]=&quot;A&quot;;&quot;Média&quot;;IF([.L135]=&quot;&quot;;&quot;&quot;;&quot;Alta&quot;)))" table:style-name="ce101"/>
          <table:table-cell office:value-type="string" office:string-value="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table:style-name="ce102"/>
          <table:table-cell office:value-type="string" office:string-value="" table:formula="of:=IF([.H135]=&quot;I&quot;;[.N135]*[Contagem.$W$11];IF([.H135]=&quot;E&quot;;[.N135]*[Contagem.$W$13];IF([.H135]=&quot;A&quot;;[.N135]*[Contagem.$W$12];IF([.H135]=&quot;T&quot;;[.N13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6];[.L136])" table:style-name="ce115"/>
          <table:table-cell office:value-type="string" office:string-value="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table:style-name="ce116"/>
          <table:table-cell office:value-type="string" office:string-value="" table:formula="of:=IF([.L136]=&quot;L&quot;;&quot;Baixa&quot;;IF([.L136]=&quot;A&quot;;&quot;Média&quot;;IF([.L136]=&quot;&quot;;&quot;&quot;;&quot;Alta&quot;)))" table:style-name="ce101"/>
          <table:table-cell office:value-type="string" office:string-value="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table:style-name="ce102"/>
          <table:table-cell office:value-type="string" office:string-value="" table:formula="of:=IF([.H136]=&quot;I&quot;;[.N136]*[Contagem.$W$11];IF([.H136]=&quot;E&quot;;[.N136]*[Contagem.$W$13];IF([.H136]=&quot;A&quot;;[.N136]*[Contagem.$W$12];IF([.H136]=&quot;T&quot;;[.N13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7];[.L137])" table:style-name="ce115"/>
          <table:table-cell office:value-type="string" office:string-value="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table:style-name="ce116"/>
          <table:table-cell office:value-type="string" office:string-value="" table:formula="of:=IF([.L137]=&quot;L&quot;;&quot;Baixa&quot;;IF([.L137]=&quot;A&quot;;&quot;Média&quot;;IF([.L137]=&quot;&quot;;&quot;&quot;;&quot;Alta&quot;)))" table:style-name="ce101"/>
          <table:table-cell table:style-name="ce102"/>
          <table:table-cell office:value-type="string" office:string-value="" table:formula="of:=IF([.H137]=&quot;I&quot;;[.N137]*[Contagem.$W$11];IF([.H137]=&quot;E&quot;;[.N137]*[Contagem.$W$13];IF([.H137]=&quot;A&quot;;[.N137]*[Contagem.$W$12];IF([.H137]=&quot;T&quot;;[.N13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1"/>
          <table:table-cell table:number-columns-repeated="2" table:style-name="ce118"/>
          <table:table-cell table:number-columns-repeated="2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8];[.L138])" table:style-name="ce115"/>
          <table:table-cell office:value-type="string" office:string-value="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table:style-name="ce116"/>
          <table:table-cell office:value-type="string" office:string-value="" table:formula="of:=IF([.L138]=&quot;L&quot;;&quot;Baixa&quot;;IF([.L138]=&quot;A&quot;;&quot;Média&quot;;IF([.L138]=&quot;&quot;;&quot;&quot;;&quot;Alta&quot;)))" table:style-name="ce101"/>
          <table:table-cell table:style-name="ce102"/>
          <table:table-cell office:value-type="string" office:string-value="" table:formula="of:=IF([.H138]=&quot;I&quot;;[.N138]*[Contagem.$W$11];IF([.H138]=&quot;E&quot;;[.N138]*[Contagem.$W$13];IF([.H138]=&quot;A&quot;;[.N138]*[Contagem.$W$12];IF([.H138]=&quot;T&quot;;[.N13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39];[.L139])" table:style-name="ce115"/>
          <table:table-cell office:value-type="string" office:string-value="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table:style-name="ce116"/>
          <table:table-cell office:value-type="string" office:string-value="" table:formula="of:=IF([.L139]=&quot;L&quot;;&quot;Baixa&quot;;IF([.L139]=&quot;A&quot;;&quot;Média&quot;;IF([.L139]=&quot;&quot;;&quot;&quot;;&quot;Alta&quot;)))" table:style-name="ce101"/>
          <table:table-cell table:style-name="ce102"/>
          <table:table-cell office:value-type="string" office:string-value="" table:formula="of:=IF([.H139]=&quot;I&quot;;[.N139]*[Contagem.$W$11];IF([.H139]=&quot;E&quot;;[.N139]*[Contagem.$W$13];IF([.H139]=&quot;A&quot;;[.N139]*[Contagem.$W$12];IF([.H139]=&quot;T&quot;;[.N13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0];[.L140])" table:style-name="ce115"/>
          <table:table-cell office:value-type="string" office:string-value="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table:style-name="ce116"/>
          <table:table-cell office:value-type="string" office:string-value="" table:formula="of:=IF([.L140]=&quot;L&quot;;&quot;Baixa&quot;;IF([.L140]=&quot;A&quot;;&quot;Média&quot;;IF([.L140]=&quot;&quot;;&quot;&quot;;&quot;Alta&quot;)))" table:style-name="ce101"/>
          <table:table-cell table:style-name="ce102"/>
          <table:table-cell office:value-type="string" office:string-value="" table:formula="of:=IF([.H140]=&quot;I&quot;;[.N140]*[Contagem.$W$11];IF([.H140]=&quot;E&quot;;[.N140]*[Contagem.$W$13];IF([.H140]=&quot;A&quot;;[.N140]*[Contagem.$W$12];IF([.H140]=&quot;T&quot;;[.N14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1];[.L141])" table:style-name="ce115"/>
          <table:table-cell office:value-type="string" office:string-value="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table:style-name="ce116"/>
          <table:table-cell office:value-type="string" office:string-value="" table:formula="of:=IF([.L141]=&quot;L&quot;;&quot;Baixa&quot;;IF([.L141]=&quot;A&quot;;&quot;Média&quot;;IF([.L141]=&quot;&quot;;&quot;&quot;;&quot;Alta&quot;)))" table:style-name="ce101"/>
          <table:table-cell office:value-type="string" office:string-value="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table:style-name="ce102"/>
          <table:table-cell office:value-type="string" office:string-value="" table:formula="of:=IF([.H141]=&quot;I&quot;;[.N141]*[Contagem.$W$11];IF([.H141]=&quot;E&quot;;[.N141]*[Contagem.$W$13];IF([.H141]=&quot;A&quot;;[.N141]*[Contagem.$W$12];IF([.H141]=&quot;T&quot;;[.N14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2];[.L142])" table:style-name="ce115"/>
          <table:table-cell office:value-type="string" office:string-value="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table:style-name="ce116"/>
          <table:table-cell office:value-type="string" office:string-value="" table:formula="of:=IF([.L142]=&quot;L&quot;;&quot;Baixa&quot;;IF([.L142]=&quot;A&quot;;&quot;Média&quot;;IF([.L142]=&quot;&quot;;&quot;&quot;;&quot;Alta&quot;)))" table:style-name="ce101"/>
          <table:table-cell office:value-type="string" office:string-value="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table:style-name="ce102"/>
          <table:table-cell office:value-type="string" office:string-value="" table:formula="of:=IF([.H142]=&quot;I&quot;;[.N142]*[Contagem.$W$11];IF([.H142]=&quot;E&quot;;[.N142]*[Contagem.$W$13];IF([.H142]=&quot;A&quot;;[.N142]*[Contagem.$W$12];IF([.H142]=&quot;T&quot;;[.N14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4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3];[.L143])" table:style-name="ce115"/>
          <table:table-cell office:value-type="string" office:string-value="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table:style-name="ce116"/>
          <table:table-cell office:value-type="string" office:string-value="" table:formula="of:=IF([.L143]=&quot;L&quot;;&quot;Baixa&quot;;IF([.L143]=&quot;A&quot;;&quot;Média&quot;;IF([.L143]=&quot;&quot;;&quot;&quot;;&quot;Alta&quot;)))" table:style-name="ce101"/>
          <table:table-cell office:value-type="string" office:string-value="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table:style-name="ce102"/>
          <table:table-cell office:value-type="string" office:string-value="" table:formula="of:=IF([.H143]=&quot;I&quot;;[.N143]*[Contagem.$W$11];IF([.H143]=&quot;E&quot;;[.N143]*[Contagem.$W$13];IF([.H143]=&quot;A&quot;;[.N143]*[Contagem.$W$12];IF([.H143]=&quot;T&quot;;[.N14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4];[.L144])" table:style-name="ce115"/>
          <table:table-cell office:value-type="string" office:string-value="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table:style-name="ce116"/>
          <table:table-cell office:value-type="string" office:string-value="" table:formula="of:=IF([.L144]=&quot;L&quot;;&quot;Baixa&quot;;IF([.L144]=&quot;A&quot;;&quot;Média&quot;;IF([.L144]=&quot;&quot;;&quot;&quot;;&quot;Alta&quot;)))" table:style-name="ce101"/>
          <table:table-cell office:value-type="string" office:string-value="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table:style-name="ce102"/>
          <table:table-cell office:value-type="string" office:string-value="" table:formula="of:=IF([.H144]=&quot;I&quot;;[.N144]*[Contagem.$W$11];IF([.H144]=&quot;E&quot;;[.N144]*[Contagem.$W$13];IF([.H144]=&quot;A&quot;;[.N144]*[Contagem.$W$12];IF([.H144]=&quot;T&quot;;[.N14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5];[.L145])" table:style-name="ce115"/>
          <table:table-cell office:value-type="string" office:string-value="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table:style-name="ce116"/>
          <table:table-cell office:value-type="string" office:string-value="" table:formula="of:=IF([.L145]=&quot;L&quot;;&quot;Baixa&quot;;IF([.L145]=&quot;A&quot;;&quot;Média&quot;;IF([.L145]=&quot;&quot;;&quot;&quot;;&quot;Alta&quot;)))" table:style-name="ce101"/>
          <table:table-cell office:value-type="string" office:string-value="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table:style-name="ce102"/>
          <table:table-cell office:value-type="string" office:string-value="" table:formula="of:=IF([.H145]=&quot;I&quot;;[.N145]*[Contagem.$W$11];IF([.H145]=&quot;E&quot;;[.N145]*[Contagem.$W$13];IF([.H145]=&quot;A&quot;;[.N145]*[Contagem.$W$12];IF([.H145]=&quot;T&quot;;[.N14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6];[.L146])" table:style-name="ce115"/>
          <table:table-cell office:value-type="string" office:string-value="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table:style-name="ce116"/>
          <table:table-cell office:value-type="string" office:string-value="" table:formula="of:=IF([.L146]=&quot;L&quot;;&quot;Baixa&quot;;IF([.L146]=&quot;A&quot;;&quot;Média&quot;;IF([.L146]=&quot;&quot;;&quot;&quot;;&quot;Alta&quot;)))" table:style-name="ce101"/>
          <table:table-cell office:value-type="string" office:string-value="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table:style-name="ce102"/>
          <table:table-cell office:value-type="string" office:string-value="" table:formula="of:=IF([.H146]=&quot;I&quot;;[.N146]*[Contagem.$W$11];IF([.H146]=&quot;E&quot;;[.N146]*[Contagem.$W$13];IF([.H146]=&quot;A&quot;;[.N146]*[Contagem.$W$12];IF([.H146]=&quot;T&quot;;[.N14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99"/>
          <table:table-cell table:style-name="ce119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7];[.L147])" table:style-name="ce115"/>
          <table:table-cell office:value-type="string" office:string-value="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table:style-name="ce116"/>
          <table:table-cell office:value-type="string" office:string-value="" table:formula="of:=IF([.L147]=&quot;L&quot;;&quot;Baixa&quot;;IF([.L147]=&quot;A&quot;;&quot;Média&quot;;IF([.L147]=&quot;&quot;;&quot;&quot;;&quot;Alta&quot;)))" table:style-name="ce101"/>
          <table:table-cell office:value-type="string" office:string-value="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table:style-name="ce102"/>
          <table:table-cell office:value-type="string" office:string-value="" table:formula="of:=IF([.H147]=&quot;I&quot;;[.N147]*[Contagem.$W$11];IF([.H147]=&quot;E&quot;;[.N147]*[Contagem.$W$13];IF([.H147]=&quot;A&quot;;[.N147]*[Contagem.$W$12];IF([.H147]=&quot;T&quot;;[.N14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8];[.L148])" table:style-name="ce115"/>
          <table:table-cell office:value-type="string" office:string-value="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table:style-name="ce116"/>
          <table:table-cell office:value-type="string" office:string-value="" table:formula="of:=IF([.L148]=&quot;L&quot;;&quot;Baixa&quot;;IF([.L148]=&quot;A&quot;;&quot;Média&quot;;IF([.L148]=&quot;&quot;;&quot;&quot;;&quot;Alta&quot;)))" table:style-name="ce101"/>
          <table:table-cell office:value-type="string" office:string-value="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table:style-name="ce102"/>
          <table:table-cell office:value-type="string" office:string-value="" table:formula="of:=IF([.H148]=&quot;I&quot;;[.N148]*[Contagem.$W$11];IF([.H148]=&quot;E&quot;;[.N148]*[Contagem.$W$13];IF([.H148]=&quot;A&quot;;[.N148]*[Contagem.$W$12];IF([.H148]=&quot;T&quot;;[.N14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49];[.L149])" table:style-name="ce115"/>
          <table:table-cell office:value-type="string" office:string-value="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table:style-name="ce116"/>
          <table:table-cell office:value-type="string" office:string-value="" table:formula="of:=IF([.L149]=&quot;L&quot;;&quot;Baixa&quot;;IF([.L149]=&quot;A&quot;;&quot;Média&quot;;IF([.L149]=&quot;&quot;;&quot;&quot;;&quot;Alta&quot;)))" table:style-name="ce101"/>
          <table:table-cell office:value-type="string" office:string-value="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table:style-name="ce102"/>
          <table:table-cell office:value-type="string" office:string-value="" table:formula="of:=IF([.H149]=&quot;I&quot;;[.N149]*[Contagem.$W$11];IF([.H149]=&quot;E&quot;;[.N149]*[Contagem.$W$13];IF([.H149]=&quot;A&quot;;[.N149]*[Contagem.$W$12];IF([.H149]=&quot;T&quot;;[.N14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0];[.L150])" table:style-name="ce115"/>
          <table:table-cell office:value-type="string" office:string-value="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table:style-name="ce116"/>
          <table:table-cell office:value-type="string" office:string-value="" table:formula="of:=IF([.L150]=&quot;L&quot;;&quot;Baixa&quot;;IF([.L150]=&quot;A&quot;;&quot;Média&quot;;IF([.L150]=&quot;&quot;;&quot;&quot;;&quot;Alta&quot;)))" table:style-name="ce101"/>
          <table:table-cell office:value-type="string" office:string-value="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table:style-name="ce102"/>
          <table:table-cell office:value-type="string" office:string-value="" table:formula="of:=IF([.H150]=&quot;I&quot;;[.N150]*[Contagem.$W$11];IF([.H150]=&quot;E&quot;;[.N150]*[Contagem.$W$13];IF([.H150]=&quot;A&quot;;[.N150]*[Contagem.$W$12];IF([.H150]=&quot;T&quot;;[.N15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1];[.L151])" table:style-name="ce115"/>
          <table:table-cell office:value-type="string" office:string-value="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table:style-name="ce116"/>
          <table:table-cell office:value-type="string" office:string-value="" table:formula="of:=IF([.L151]=&quot;L&quot;;&quot;Baixa&quot;;IF([.L151]=&quot;A&quot;;&quot;Média&quot;;IF([.L151]=&quot;&quot;;&quot;&quot;;&quot;Alta&quot;)))" table:style-name="ce101"/>
          <table:table-cell office:value-type="string" office:string-value="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table:style-name="ce102"/>
          <table:table-cell office:value-type="string" office:string-value="" table:formula="of:=IF([.H151]=&quot;I&quot;;[.N151]*[Contagem.$W$11];IF([.H151]=&quot;E&quot;;[.N151]*[Contagem.$W$13];IF([.H151]=&quot;A&quot;;[.N151]*[Contagem.$W$12];IF([.H151]=&quot;T&quot;;[.N151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2];[.L152])" table:style-name="ce115"/>
          <table:table-cell office:value-type="string" office:string-value="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table:style-name="ce116"/>
          <table:table-cell office:value-type="string" office:string-value="" table:formula="of:=IF([.L152]=&quot;L&quot;;&quot;Baixa&quot;;IF([.L152]=&quot;A&quot;;&quot;Média&quot;;IF([.L152]=&quot;&quot;;&quot;&quot;;&quot;Alta&quot;)))" table:style-name="ce101"/>
          <table:table-cell office:value-type="string" office:string-value="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table:style-name="ce102"/>
          <table:table-cell office:value-type="string" office:string-value="" table:formula="of:=IF([.H152]=&quot;I&quot;;[.N152]*[Contagem.$W$11];IF([.H152]=&quot;E&quot;;[.N152]*[Contagem.$W$13];IF([.H152]=&quot;A&quot;;[.N152]*[Contagem.$W$12];IF([.H152]=&quot;T&quot;;[.N152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3];[.L153])" table:style-name="ce115"/>
          <table:table-cell office:value-type="string" office:string-value="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table:style-name="ce116"/>
          <table:table-cell office:value-type="string" office:string-value="" table:formula="of:=IF([.L153]=&quot;L&quot;;&quot;Baixa&quot;;IF([.L153]=&quot;A&quot;;&quot;Média&quot;;IF([.L153]=&quot;&quot;;&quot;&quot;;&quot;Alta&quot;)))" table:style-name="ce101"/>
          <table:table-cell office:value-type="string" office:string-value="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table:style-name="ce102"/>
          <table:table-cell office:value-type="string" office:string-value="" table:formula="of:=IF([.H153]=&quot;I&quot;;[.N153]*[Contagem.$W$11];IF([.H153]=&quot;E&quot;;[.N153]*[Contagem.$W$13];IF([.H153]=&quot;A&quot;;[.N153]*[Contagem.$W$12];IF([.H153]=&quot;T&quot;;[.N153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8">
          <table:table-cell table:style-name="ce123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4];[.L154])" table:style-name="ce115"/>
          <table:table-cell office:value-type="string" office:string-value="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table:style-name="ce116"/>
          <table:table-cell office:value-type="string" office:string-value="" table:formula="of:=IF([.L154]=&quot;L&quot;;&quot;Baixa&quot;;IF([.L154]=&quot;A&quot;;&quot;Média&quot;;IF([.L154]=&quot;&quot;;&quot;&quot;;&quot;Alta&quot;)))" table:style-name="ce101"/>
          <table:table-cell office:value-type="string" office:string-value="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table:style-name="ce102"/>
          <table:table-cell office:value-type="string" office:string-value="" table:formula="of:=IF([.H154]=&quot;I&quot;;[.N154]*[Contagem.$W$11];IF([.H154]=&quot;E&quot;;[.N154]*[Contagem.$W$13];IF([.H154]=&quot;A&quot;;[.N154]*[Contagem.$W$12];IF([.H154]=&quot;T&quot;;[.N154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5];[.L155])" table:style-name="ce115"/>
          <table:table-cell table:style-name="ce116"/>
          <table:table-cell office:value-type="string" office:string-value="" table:formula="of:=IF([.L155]=&quot;L&quot;;&quot;Baixa&quot;;IF([.L155]=&quot;A&quot;;&quot;Média&quot;;IF([.L155]=&quot;&quot;;&quot;&quot;;&quot;Alta&quot;)))" table:style-name="ce101"/>
          <table:table-cell office:value-type="string" office:string-value="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table:style-name="ce102"/>
          <table:table-cell office:value-type="string" office:string-value="" table:formula="of:=IF([.H155]=&quot;I&quot;;[.N155]*[Contagem.$W$11];IF([.H155]=&quot;E&quot;;[.N155]*[Contagem.$W$13];IF([.H155]=&quot;A&quot;;[.N155]*[Contagem.$W$12];IF([.H155]=&quot;T&quot;;[.N155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6];[.L156])" table:style-name="ce115"/>
          <table:table-cell table:style-name="ce116"/>
          <table:table-cell office:value-type="string" office:string-value="" table:formula="of:=IF([.L156]=&quot;L&quot;;&quot;Baixa&quot;;IF([.L156]=&quot;A&quot;;&quot;Média&quot;;IF([.L156]=&quot;&quot;;&quot;&quot;;&quot;Alta&quot;)))" table:style-name="ce101"/>
          <table:table-cell office:value-type="string" office:string-value="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table:style-name="ce102"/>
          <table:table-cell office:value-type="string" office:string-value="" table:formula="of:=IF([.H156]=&quot;I&quot;;[.N156]*[Contagem.$W$11];IF([.H156]=&quot;E&quot;;[.N156]*[Contagem.$W$13];IF([.H156]=&quot;A&quot;;[.N156]*[Contagem.$W$12];IF([.H156]=&quot;T&quot;;[.N156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7];[.L157])" table:style-name="ce115"/>
          <table:table-cell table:style-name="ce116"/>
          <table:table-cell office:value-type="string" office:string-value="" table:formula="of:=IF([.L157]=&quot;L&quot;;&quot;Baixa&quot;;IF([.L157]=&quot;A&quot;;&quot;Média&quot;;IF([.L157]=&quot;&quot;;&quot;&quot;;&quot;Alta&quot;)))" table:style-name="ce101"/>
          <table:table-cell office:value-type="string" office:string-value="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table:style-name="ce102"/>
          <table:table-cell office:value-type="string" office:string-value="" table:formula="of:=IF([.H157]=&quot;I&quot;;[.N157]*[Contagem.$W$11];IF([.H157]=&quot;E&quot;;[.N157]*[Contagem.$W$13];IF([.H157]=&quot;A&quot;;[.N157]*[Contagem.$W$12];IF([.H157]=&quot;T&quot;;[.N157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8];[.L158])" table:style-name="ce115"/>
          <table:table-cell table:style-name="ce116"/>
          <table:table-cell office:value-type="string" office:string-value="" table:formula="of:=IF([.L158]=&quot;L&quot;;&quot;Baixa&quot;;IF([.L158]=&quot;A&quot;;&quot;Média&quot;;IF([.L158]=&quot;&quot;;&quot;&quot;;&quot;Alta&quot;)))" table:style-name="ce101"/>
          <table:table-cell office:value-type="string" office:string-value="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table:style-name="ce102"/>
          <table:table-cell office:value-type="string" office:string-value="" table:formula="of:=IF([.H158]=&quot;I&quot;;[.N158]*[Contagem.$W$11];IF([.H158]=&quot;E&quot;;[.N158]*[Contagem.$W$13];IF([.H158]=&quot;A&quot;;[.N158]*[Contagem.$W$12];IF([.H158]=&quot;T&quot;;[.N158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office:value-type="string" office:string-value="" table:formula="of:=CONCATENATE([.G159];[.L159])" table:style-name="ce115"/>
          <table:table-cell table:style-name="ce116"/>
          <table:table-cell office:value-type="string" office:string-value="" table:formula="of:=IF([.L159]=&quot;L&quot;;&quot;Baixa&quot;;IF([.L159]=&quot;A&quot;;&quot;Média&quot;;IF([.L159]=&quot;&quot;;&quot;&quot;;&quot;Alta&quot;)))" table:style-name="ce101"/>
          <table:table-cell office:value-type="string" office:string-value="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table:style-name="ce102"/>
          <table:table-cell office:value-type="string" office:string-value="" table:formula="of:=IF([.H159]=&quot;I&quot;;[.N159]*[Contagem.$W$11];IF([.H159]=&quot;E&quot;;[.N159]*[Contagem.$W$13];IF([.H159]=&quot;A&quot;;[.N159]*[Contagem.$W$12];IF([.H159]=&quot;T&quot;;[.N159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table:style-name="ce115"/>
          <table:table-cell table:style-name="ce116"/>
          <table:table-cell office:value-type="string" office:string-value="" table:formula="of:=IF([.L160]=&quot;L&quot;;&quot;Baixa&quot;;IF([.L160]=&quot;A&quot;;&quot;Média&quot;;IF([.L160]=&quot;&quot;;&quot;&quot;;&quot;Alta&quot;)))" table:style-name="ce101"/>
          <table:table-cell office:value-type="string" office:string-value="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table:style-name="ce102"/>
          <table:table-cell office:value-type="string" office:string-value="" table:formula="of:=IF([.H160]=&quot;I&quot;;[.N160]*[Contagem.$W$11];IF([.H160]=&quot;E&quot;;[.N160]*[Contagem.$W$13];IF([.H160]=&quot;A&quot;;[.N160]*[Contagem.$W$12];IF([.H160]=&quot;T&quot;;[.N160]*[Contagem.$W$14];&quot;&quot;))))"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style-name="ro2">
          <table:table-cell table:style-name="ce125"/>
          <table:table-cell table:number-columns-repeated="4" table:style-name="ce104"/>
          <table:table-cell table:style-name="ce120"/>
          <table:table-cell table:content-validation-name="val1" table:style-name="ce100"/>
          <table:table-cell table:content-validation-name="val2" table:style-name="ce163"/>
          <table:table-cell table:number-columns-repeated="2" table:style-name="ce114"/>
          <table:table-cell table:style-name="ce115"/>
          <table:table-cell table:style-name="ce116"/>
          <table:table-cell table:style-name="ce101"/>
          <table:table-cell table:style-name="ce102"/>
          <table:table-cell table:style-name="ce103"/>
          <table:table-cell table:number-columns-repeated="4" table:style-name="ce104"/>
          <table:table-cell table:style-name="ce105"/>
          <table:table-cell table:number-columns-repeated="16364" table:style-name="ce1"/>
        </table:table-row>
        <table:table-row table:number-rows-repeated="1048415" table:style-name="ro7">
          <table:table-cell table:number-columns-repeated="16384"/>
        </table:table-row>
        <table:named-expressions>
          <table:named-range table:name="_Toc365913964" table:cell-range-address="Funções.$A$69" table:base-cell-address="Funções.$A$1"/>
          <table:named-range table:name="_Toc365913971" table:cell-range-address="Funções.$A$78" table:base-cell-address="Funções.$A$1"/>
          <table:named-expression table:name="_Toc365962232" table:expression="of:=[Funções.#REF!]" table:base-cell-address="Contagem.$A$1"/>
          <table:named-expression table:name="_Toc365962233" table:expression="of:=[Funções.#REF!]" table:base-cell-address="Contagem.$A$1"/>
          <table:named-range table:name="_Toc365962238" table:cell-range-address="Funções.$A$105" table:base-cell-address="Funções.$A$1"/>
          <table:named-range table:name="_Toc365962239" table:cell-range-address="Funções.$A$106" table:base-cell-address="Funções.$A$1"/>
          <table:named-range table:name="_Toc365962240" table:cell-range-address="Funções.$A$107" table:base-cell-address="Funções.$A$1"/>
          <table:named-range table:name="_Toc365962241" table:cell-range-address="Funções.$A$108" table:base-cell-address="Funções.$A$1"/>
          <table:named-range table:name="_Toc365962242" table:cell-range-address="Funções.$A$109" table:base-cell-address="Funções.$A$1"/>
          <table:named-range table:name="_Toc365962244" table:cell-range-address="Funções.$A$121" table:base-cell-address="Funções.$A$1"/>
          <table:named-range table:name="_Toc365962245" table:cell-range-address="Funções.$A$122" table:base-cell-address="Funções.$A$1"/>
          <table:named-range table:name="_Toc365962247" table:cell-range-address="Funções.$A$124" table:base-cell-address="Funções.$A$1"/>
          <table:named-range table:name="_Toc365962248" table:cell-range-address="Funções.$A$125" table:base-cell-address="Funções.$A$1"/>
          <table:named-range table:name="_Toc365962249" table:cell-range-address="Funções.$A$126" table:base-cell-address="Funções.$A$1"/>
          <table:named-range table:name="_Toc365962250" table:cell-range-address="Funções.$A$127" table:base-cell-address="Funções.$A$1"/>
          <table:named-range table:name="_Toc365962251" table:cell-range-address="Funções.$A$128" table:base-cell-address="Funções.$A$1"/>
          <table:named-range table:name="_Toc365962252" table:cell-range-address="Funções.$A$129" table:base-cell-address="Funções.$A$1"/>
          <table:named-range table:name="_Toc365962253" table:cell-range-address="Funções.$A$130" table:base-cell-address="Funções.$A$1"/>
          <table:named-range table:name="_Toc365962254" table:cell-range-address="Funções.$A$131" table:base-cell-address="Funções.$A$1"/>
          <table:named-range table:name="_Toc365966643" table:cell-range-address="Funções.$A$86" table:base-cell-address="Funções.$A$1"/>
          <table:named-range table:name="_Toc365966644" table:cell-range-address="Funções.$A$87" table:base-cell-address="Funções.$A$1"/>
          <table:named-range table:name="_Toc365966645" table:cell-range-address="Funções.$A$88" table:base-cell-address="Funções.$A$1"/>
          <table:named-range table:name="_Toc365966646" table:cell-range-address="Funções.$A$89" table:base-cell-address="Funções.$A$1"/>
          <table:named-range table:name="_Toc365966649" table:cell-range-address="Funções.$A$92" table:base-cell-address="Funções.$A$1"/>
          <table:named-range table:name="_Toc365966650" table:cell-range-address="Funções.$A$93" table:base-cell-address="Funções.$A$1"/>
          <table:named-range table:name="_Toc365966651" table:cell-range-address="Funções.$A$94" table:base-cell-address="Funções.$A$1"/>
          <table:named-range table:name="_Toc365966652" table:cell-range-address="Funções.$A$95" table:base-cell-address="Funções.$A$1"/>
          <table:named-range table:name="_Toc365969417" table:cell-range-address="Funções.$A$82" table:base-cell-address="Funções.$A$1"/>
          <table:named-range table:name="_Toc365969418" table:cell-range-address="Funções.$A$83" table:base-cell-address="Funções.$A$1"/>
          <table:named-range table:name="_Toc367867784" table:cell-range-address="Funções.$A$52" table:base-cell-address="Funções.$A$1"/>
          <table:named-range table:name="_Toc369275544" table:cell-range-address="Funções.$A$8" table:base-cell-address="Funções.$A$1"/>
          <table:named-range table:name="_Toc369275546" table:cell-range-address="Funções.$A$9" table:base-cell-address="Funções.$A$1"/>
          <table:named-range table:name="_Toc369275566" table:cell-range-address="Funções.$A$35" table:base-cell-address="Funções.$A$1"/>
          <table:named-range table:name="Print_Area" table:cell-range-address="Funções.$A$1:Funções.$T$32" table:base-cell-address="Funções.$A$1"/>
          <table:named-range table:name="Print_Titles" table:cell-range-address="Funções.$A$1:Funções.$IV$7" table:base-cell-address="Funções.$A$1"/>
        </table:named-expressions>
      </table:table>
      <table:table table:name="Ajuste" table:style-name="ta4">
        <table:table-column table:style-name="co5" table:number-columns-repeated="16384" table:default-cell-style-name="ce1"/>
        <table:table-row table:style-name="ro2">
          <table:table-cell office:value-type="string" table:number-columns-spanned="12" table:number-rows-spanned="3" table:style-name="ce69">
            <text:p>Fatores de Ajuste da Contagem</text:p>
          </table:table-cell>
          <table:covered-table-cell table:number-columns-repeated="11"/>
          <table:table-cell table:number-columns-repeated="16372"/>
        </table:table-row>
        <table:table-row table:style-name="ro2">
          <table:covered-table-cell/>
          <table:covered-table-cell table:number-columns-repeated="11"/>
          <table:table-cell table:number-columns-repeated="16372"/>
        </table:table-row>
        <table:table-row table:style-name="ro7">
          <table:covered-table-cell/>
          <table:covered-table-cell table:number-columns-repeated="11"/>
          <table:table-cell table:number-columns-repeated="16372"/>
        </table:table-row>
        <table:table-row table:style-name="ro7">
          <table:table-cell office:value-type="string" office:string-value="Aplicação : Calibrador" table:formula="of:=[Contagem.A5]&amp;&quot; : &quot;&amp;[Contagem.F5]" table:number-columns-spanned="5" table:number-rows-spanned="1" table:style-name="ce70">
            <text:p>Aplicação : Calibrador</text:p>
          </table:table-cell>
          <table:covered-table-cell table:number-columns-repeated="4"/>
          <table:table-cell office:value-type="string" office:string-value="Projeto : Calibrador" table:formula="of:=[Contagem.A6]&amp;&quot; : &quot;&amp;[Contagem.F6]" table:number-columns-spanned="7" table:number-rows-spanned="1" table:style-name="ce71">
            <text:p>Projeto : Calibrador</text:p>
          </table:table-cell>
          <table:covered-table-cell table:number-columns-repeated="6"/>
          <table:table-cell table:number-columns-repeated="16372"/>
        </table:table-row>
        <table:table-row table:style-name="ro7">
          <table:table-cell office:value-type="string" office:string-value="Responsável : Marcieli Paula Langer" table:formula="of:=[Contagem.A7]&amp;&quot; : &quot;&amp;[Contagem.F7]" table:number-columns-spanned="5" table:number-rows-spanned="1" table:style-name="ce70">
            <text:p>Responsável : Marcieli Paula Langer</text:p>
          </table:table-cell>
          <table:covered-table-cell table:number-columns-repeated="4"/>
          <table:table-cell office:value-type="string" office:string-value="Revisor : " table:formula="of:=[Contagem.A8]&amp;&quot; : &quot;&amp;[Contagem.F8]" table:number-columns-spanned="7" table:number-rows-spanned="1" table:style-name="ce71">
            <text:p>Revisor :<text:s/></text:p>
          </table:table-cell>
          <table:covered-table-cell table:number-columns-repeated="6"/>
          <table:table-cell table:number-columns-repeated="16372"/>
        </table:table-row>
        <table:table-row table:style-name="ro2">
          <table:table-cell office:value-type="string" office:string-value="Empresa : E-people" table:formula="of:=[Contagem.A4]&amp;&quot; : &quot;&amp;[Contagem.F4]" table:style-name="ce26">
            <text:p>Empresa : E-people</text:p>
          </table:table-cell>
          <table:table-cell table:number-columns-repeated="2" table:style-name="ce27"/>
          <table:table-cell table:number-columns-repeated="2" table:style-name="ce28"/>
          <table:table-cell office:value-type="string" office:string-value="R$/PF = 0" table:formula="of:=[Contagem.R4]&amp;&quot; = &quot;&amp;VALUE([Contagem.T4])" table:number-columns-spanned="2" table:number-rows-spanned="1" table:style-name="ce72">
            <text:p>R$/PF = 0</text:p>
          </table:table-cell>
          <table:covered-table-cell/>
          <table:table-cell office:value-type="string" office:string-value=" Custo= R$ 0,00" table:formula="of:=&quot; Custo= &quot;&amp;DOLLAR([Contagem.Y4])" table:number-columns-spanned="3" table:number-rows-spanned="1" table:style-name="ce72">
            <text:p><text:s/>Custo= R$ 0,00</text:p>
          </table:table-cell>
          <table:covered-table-cell table:number-columns-repeated="2"/>
          <table:table-cell office:value-type="string" office:string-value="PF  = 72" table:formula="of:=&quot;PF  = &quot;&amp;VALUE([Contagem.Y5])" table:number-columns-spanned="2" table:number-rows-spanned="1" table:style-name="ce73">
            <text:p>PF <text:s/>= 72</text:p>
          </table:table-cell>
          <table:covered-table-cell/>
          <table:table-cell table:number-columns-repeated="16372"/>
        </table:table-row>
        <table:table-row table:style-name="ro2">
          <table:table-cell office:value-type="string" table:style-name="ce131">
            <text:p>Características Gerais do Sistema</text:p>
          </table:table-cell>
          <table:table-cell table:number-columns-repeated="2" table:style-name="ce132"/>
          <table:table-cell table:style-name="ce133"/>
          <table:table-cell office:value-type="string" table:style-name="ce134">
            <text:p>DI</text:p>
          </table:table-cell>
          <table:table-cell table:number-columns-repeated="6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1 - Comunicação de Dados</text:p>
          </table:table-cell>
          <table:table-cell table:number-columns-repeated="3" table:style-name="ce136"/>
          <table:table-cell office:value-type="float" office:value="5" table:style-name="ce137">
            <text:p>5</text:p>
          </table:table-cell>
          <table:table-cell table:style-name="ce4"/>
          <table:table-cell table:style-name="ce138"/>
          <table:table-cell table:number-columns-repeated="4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2 - Processamento Distribuído</text:p>
          </table:table-cell>
          <table:table-cell table:number-columns-repeated="3" table:style-name="ce136"/>
          <table:table-cell office:value-type="float" office:value="4" table:style-name="ce139">
            <text:p>4</text:p>
          </table:table-cell>
          <table:table-cell table:number-columns-repeated="6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3 - Performance</text:p>
          </table:table-cell>
          <table:table-cell table:number-columns-repeated="3" table:style-name="ce136"/>
          <table:table-cell office:value-type="float" office:value="0" table:style-name="ce137">
            <text:p>0</text:p>
          </table:table-cell>
          <table:table-cell table:number-columns-repeated="6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4 - Configuração Altamente Utilizada</text:p>
          </table:table-cell>
          <table:table-cell table:number-columns-repeated="2" table:style-name="ce136"/>
          <table:table-cell table:style-name="ce140"/>
          <table:table-cell office:value-type="float" office:value="5" table:style-name="ce139">
            <text:p>5</text:p>
          </table:table-cell>
          <table:table-cell table:style-name="ce4"/>
          <table:table-cell table:style-name="ce25"/>
          <table:table-cell table:number-columns-repeated="4" table:style-name="ce1"/>
          <table:table-cell table:style-name="ce141"/>
          <table:table-cell table:number-columns-repeated="16372"/>
        </table:table-row>
        <table:table-row table:style-name="ro2">
          <table:table-cell office:value-type="string" table:style-name="ce135">
            <text:p>05 - Volume de Transações</text:p>
          </table:table-cell>
          <table:table-cell table:number-columns-repeated="2" table:style-name="ce136"/>
          <table:table-cell table:style-name="ce140"/>
          <table:table-cell office:value-type="float" office:value="0" table:style-name="ce137">
            <text:p>0</text:p>
          </table:table-cell>
          <table:table-cell table:style-name="ce4"/>
          <table:table-cell table:style-name="ce25"/>
          <table:table-cell table:number-columns-repeated="3" table:style-name="ce1"/>
          <table:table-cell table:style-name="ce25"/>
          <table:table-cell table:style-name="ce141"/>
          <table:table-cell table:number-columns-repeated="16372"/>
        </table:table-row>
        <table:table-row table:style-name="ro2">
          <table:table-cell office:value-type="string" table:style-name="ce135">
            <text:p>06 - Entrada de Dados On-line</text:p>
          </table:table-cell>
          <table:table-cell table:number-columns-repeated="2" table:style-name="ce136"/>
          <table:table-cell table:style-name="ce140"/>
          <table:table-cell office:value-type="float" office:value="5" table:style-name="ce139">
            <text:p>5</text:p>
          </table:table-cell>
          <table:table-cell table:style-name="ce4"/>
          <table:table-cell table:style-name="ce25"/>
          <table:table-cell table:number-columns-repeated="4" table:style-name="ce1"/>
          <table:table-cell table:style-name="ce141"/>
          <table:table-cell table:number-columns-repeated="16372"/>
        </table:table-row>
        <table:table-row table:style-name="ro2">
          <table:table-cell office:value-type="string" table:style-name="ce135">
            <text:p>07 - Eficiência do Usuário Final</text:p>
          </table:table-cell>
          <table:table-cell table:number-columns-repeated="2" table:style-name="ce136"/>
          <table:table-cell table:style-name="ce140"/>
          <table:table-cell office:value-type="float" office:value="2" table:style-name="ce137">
            <text:p>2</text:p>
          </table:table-cell>
          <table:table-cell table:number-columns-repeated="6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8 - Atualização On-Line</text:p>
          </table:table-cell>
          <table:table-cell table:number-columns-repeated="2" table:style-name="ce136"/>
          <table:table-cell table:style-name="ce140"/>
          <table:table-cell office:value-type="float" office:value="1" table:style-name="ce137">
            <text:p>1</text:p>
          </table:table-cell>
          <table:table-cell table:number-columns-repeated="6" table:style-name="ce4"/>
          <table:table-cell table:style-name="ce37"/>
          <table:table-cell table:number-columns-repeated="16372"/>
        </table:table-row>
        <table:table-row table:style-name="ro2">
          <table:table-cell office:value-type="string" table:style-name="ce135">
            <text:p>09 - Processamento Complexo</text:p>
          </table:table-cell>
          <table:table-cell table:number-columns-repeated="2" table:style-name="ce136"/>
          <table:table-cell table:style-name="ce140"/>
          <table:table-cell office:value-type="float" office:value="1" table:style-name="ce137">
            <text:p>1</text:p>
          </table:table-cell>
          <table:table-cell table:style-name="ce4"/>
          <table:table-cell table:style-name="ce138"/>
          <table:table-cell table:number-columns-repeated="4" table:style-name="ce4"/>
          <table:table-cell table:style-name="ce37"/>
          <table:table-cell table:number-columns-repeated="16372"/>
        </table:table-row>
        <table:table-row table:style-name="ro9">
          <table:table-cell office:value-type="string" table:style-name="ce135">
            <text:p>10 - Reusabilidade</text:p>
          </table:table-cell>
          <table:table-cell table:number-columns-repeated="2" table:style-name="ce136"/>
          <table:table-cell table:style-name="ce140"/>
          <table:table-cell office:value-type="float" office:value="0" table:style-name="ce137">
            <text:p>0</text:p>
          </table:table-cell>
          <table:table-cell table:number-columns-repeated="6" table:style-name="ce4"/>
          <table:table-cell table:style-name="ce37"/>
          <table:table-cell table:number-columns-repeated="16372" table:style-name="ce1"/>
        </table:table-row>
        <table:table-row table:style-name="ro2">
          <table:table-cell office:value-type="string" table:style-name="ce135">
            <text:p>11 - Facilidade de Instalação</text:p>
          </table:table-cell>
          <table:table-cell table:number-columns-repeated="2" table:style-name="ce136"/>
          <table:table-cell table:style-name="ce140"/>
          <table:table-cell office:value-type="float" office:value="1" table:style-name="ce137">
            <text:p>1</text:p>
          </table:table-cell>
          <table:table-cell table:style-name="ce4"/>
          <table:table-cell office:value-type="string" table:style-name="ce142">
            <text:p>Total da Contagem</text:p>
          </table:table-cell>
          <table:table-cell table:number-columns-repeated="3" table:style-name="ce143"/>
          <table:table-cell table:style-name="ce144"/>
          <table:table-cell table:style-name="ce37"/>
          <table:table-cell table:number-columns-repeated="16372" table:style-name="ce1"/>
        </table:table-row>
        <table:table-row table:style-name="ro2">
          <table:table-cell office:value-type="string" table:style-name="ce135">
            <text:p>12 - Facilidade de Operação</text:p>
          </table:table-cell>
          <table:table-cell table:number-columns-repeated="2" table:style-name="ce136"/>
          <table:table-cell table:style-name="ce140"/>
          <table:table-cell office:value-type="float" office:value="5" table:style-name="ce137">
            <text:p>5</text:p>
          </table:table-cell>
          <table:table-cell table:style-name="ce4"/>
          <table:table-cell office:value-type="string" table:style-name="ce42">
            <text:p>Pontos de Função não Ajustados</text:p>
          </table:table-cell>
          <table:table-cell table:number-columns-repeated="2" table:style-name="ce43"/>
          <table:table-cell table:style-name="ce145"/>
          <table:table-cell office:value-type="float" office:value="72" table:formula="of:=[Contagem.Y5]+[.K16]" table:style-name="ce146">
            <text:p>72,00</text:p>
          </table:table-cell>
          <table:table-cell table:style-name="ce37"/>
          <table:table-cell table:number-columns-repeated="2" table:style-name="ce1"/>
          <table:table-cell table:style-name="ce147"/>
          <table:table-cell table:number-columns-repeated="16369"/>
        </table:table-row>
        <table:table-row table:style-name="ro9">
          <table:table-cell office:value-type="string" table:style-name="ce135">
            <text:p>13 - Múltiplos Locais</text:p>
          </table:table-cell>
          <table:table-cell table:number-columns-repeated="2" table:style-name="ce136"/>
          <table:table-cell table:style-name="ce140"/>
          <table:table-cell office:value-type="float" office:value="2" table:style-name="ce137">
            <text:p>2</text:p>
          </table:table-cell>
          <table:table-cell table:style-name="ce4"/>
          <table:table-cell office:value-type="string" table:style-name="ce148">
            <text:p>Pontos de Função Ajustados</text:p>
          </table:table-cell>
          <table:table-cell table:number-columns-repeated="2" table:style-name="ce149"/>
          <table:table-cell table:style-name="ce150"/>
          <table:table-cell office:value-type="float" office:value="72" table:formula="of:=[.K19]*[.E24]" table:style-name="ce151">
            <text:p>72,00</text:p>
          </table:table-cell>
          <table:table-cell table:style-name="ce37"/>
          <table:table-cell table:number-columns-repeated="2" table:style-name="ce1"/>
          <table:table-cell table:style-name="ce147"/>
          <table:table-cell table:number-columns-repeated="16369"/>
        </table:table-row>
        <table:table-row table:style-name="ro2">
          <table:table-cell office:value-type="string" table:style-name="ce135">
            <text:p>14 - Modificação Facilitada</text:p>
          </table:table-cell>
          <table:table-cell table:number-columns-repeated="2" table:style-name="ce136"/>
          <table:table-cell table:style-name="ce140"/>
          <table:table-cell office:value-type="float" office:value="0" table:style-name="ce152">
            <text:p>0</text:p>
          </table:table-cell>
          <table:table-cell table:number-columns-repeated="6" table:style-name="ce4"/>
          <table:table-cell table:style-name="ce37"/>
          <table:table-cell table:number-columns-repeated="2" table:style-name="ce1"/>
          <table:table-cell table:style-name="ce147"/>
          <table:table-cell table:number-columns-repeated="16369"/>
        </table:table-row>
        <table:table-row table:style-name="ro10">
          <table:table-cell table:style-name="ce33"/>
          <table:table-cell table:number-columns-repeated="5" table:style-name="ce4"/>
          <table:table-cell office:value-type="string" table:number-columns-spanned="5" table:number-rows-spanned="1" table:style-name="ce157">
            <text:p>Total FPAS</text:p>
          </table:table-cell>
          <table:covered-table-cell table:number-columns-repeated="4"/>
          <table:table-cell table:style-name="ce37"/>
          <table:table-cell table:number-columns-repeated="2" table:style-name="ce1"/>
          <table:table-cell table:style-name="ce147"/>
          <table:table-cell table:number-columns-repeated="16369"/>
        </table:table-row>
        <table:table-row table:style-name="ro6">
          <table:table-cell office:value-type="string" table:style-name="ce135">
            <text:p>Total dos Níveis de Influência (TDI)</text:p>
          </table:table-cell>
          <table:table-cell table:number-columns-repeated="2" table:style-name="ce136"/>
          <table:table-cell table:style-name="ce140"/>
          <table:table-cell office:value-type="float" office:value="35" table:style-name="ce153">
            <text:p>35</text:p>
          </table:table-cell>
          <table:table-cell table:style-name="ce4"/>
          <table:table-cell office:value-type="float" office:value="72" table:formula="of:=[.K20]" table:number-columns-spanned="5" table:number-rows-spanned="2" table:style-name="ce158">
            <text:p>72,00</text:p>
          </table:table-cell>
          <table:covered-table-cell table:number-columns-repeated="4"/>
          <table:table-cell table:style-name="ce37"/>
          <table:table-cell table:number-columns-repeated="16372" table:style-name="ce1"/>
        </table:table-row>
        <table:table-row table:style-name="ro6">
          <table:table-cell office:value-type="string" table:style-name="ce135">
            <text:p>Valor do Fator de Ajuste (VAF)</text:p>
          </table:table-cell>
          <table:table-cell table:number-columns-repeated="2" table:style-name="ce136"/>
          <table:table-cell table:style-name="ce140"/>
          <table:table-cell office:value-type="float" office:value="1" table:style-name="ce153">
            <text:p>1</text:p>
          </table:table-cell>
          <table:table-cell table:style-name="ce4"/>
          <table:covered-table-cell/>
          <table:covered-table-cell table:number-columns-repeated="4"/>
          <table:table-cell table:style-name="ce37"/>
          <table:table-cell table:number-columns-repeated="16372" table:style-name="ce1"/>
        </table:table-row>
        <table:table-row table:style-name="ro2">
          <table:table-cell table:style-name="ce154"/>
          <table:table-cell table:number-columns-repeated="10" table:style-name="ce155"/>
          <table:table-cell table:style-name="ce156"/>
          <table:table-cell table:number-columns-repeated="16372" table:style-name="ce1"/>
        </table:table-row>
        <table:table-row table:number-rows-repeated="3" table:style-name="ro7">
          <table:table-cell table:number-columns-repeated="16384"/>
        </table:table-row>
        <table:table-row table:style-name="ro7">
          <table:table-cell table:number-columns-repeated="3" table:style-name="ce1"/>
          <table:table-cell table:number-columns-spanned="5" table:number-rows-spanned="1" table:style-name="ce159"/>
          <table:covered-table-cell table:number-columns-repeated="4"/>
          <table:table-cell table:number-columns-repeated="16376" table:style-name="ce1"/>
        </table:table-row>
        <table:table-row table:style-name="ro7">
          <table:table-cell table:number-columns-repeated="3" table:style-name="ce1"/>
          <table:table-cell office:value-type="string" table:number-columns-spanned="5" table:number-rows-spanned="1" table:style-name="ce160">
            <text:p>Marcieli Paula Langer</text:p>
          </table:table-cell>
          <table:covered-table-cell table:number-columns-repeated="4"/>
          <table:table-cell table:number-columns-repeated="16376" table:style-name="ce1"/>
        </table:table-row>
        <table:table-row table:number-rows-repeated="1048546" table:style-name="ro7">
          <table:table-cell table:number-columns-repeated="16384"/>
        </table:table-row>
        <table:named-expressions>
          <table:named-range table:name="Print_Area" table:cell-range-address="Ajuste.$A$1:Ajuste.$L$26" table:base-cell-address="Ajuste.$A$1"/>
        </table:named-expressions>
      </table:table>
      <table:named-expressions>
        <table:named-range table:name="CF" table:cell-range-address="Funções.$K$8" table:base-cell-address="Funções.$A$1"/>
        <table:named-range table:name="Data" table:cell-range-address="Contagem.$Z$7" table:base-cell-address="Contagem.$A$1"/>
        <table:named-range table:name="Excel_BuiltIn_Print_Titles_3_1" table:cell-range-address="Funções.$A$1:Funções.$IU$7" table:base-cell-address="Funções.$A$1"/>
        <table:named-range table:name="Projeto" table:cell-range-address="Contagem.$F$6" table:base-cell-address="Contagem.$A$1"/>
        <table:named-range table:name="Responsável" table:cell-range-address="Contagem.$F$7" table:base-cell-address="Contagem.$A$1"/>
        <table:named-range table:name="Revisão" table:cell-range-address="Contagem.$Z$8" table:base-cell-address="Contagem.$A$1"/>
        <table:named-range table:name="Revisor" table:cell-range-address="Contagem.$F$8" table:base-cell-address="Contagem.$A$1"/>
        <table:named-range table:name="UFPB" table:cell-range-address="Contagem.$AA$12" table:base-cell-address="Contagem.$A$1"/>
        <table:named-expression table:name="VAF" table:expression="of:=[.#REF!]" table:base-cell-address="Contagem.$A$1"/>
        <table:named-expression table:name="VAFA" table:expression="of:=[.#REF!]" table:base-cell-address="Contagem.$A$1"/>
        <table:named-expression table:name="VAFB" table:expression="of:=[.#REF!]" table:base-cell-address="Contagem.$A$1"/>
      </table:named-expressions>
      <table:database-ranges>
        <table:database-range table:target-range-address="Funções.A7:Funções.O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&quot;Franklin Gothic Medium&quot;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pt" number:country="BR">
      <number:text> </number:text>
      <number:currency-symbol number:language="pt" number:country="BR">R$</number:currency-symbol>
      <number:number number:decimal-places="2" number:min-integer-digits="1" number:grouping="true"/>
      <number:text> </number:text>
    </number:currency-style>
    <number:currency-style style:name="N36P1" number:language="pt" number:country="BR">
      <number:text> </number:text>
      <number:currency-symbol number:language="pt" number:country="BR">R$</number:currency-symbol>
      <number:text>(</number:text>
      <number:number number:decimal-places="2" number:min-integer-digits="1" number:grouping="true"/>
      <number:text>)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/>
    </number:date-style>
    <number:percentage-style style:name="N39">
      <number:number number:decimal-places="1" number:min-integer-digits="1"/>
      <number:text>%</number:text>
    </number:percentage-style>
    <style:style style:name="_50_0_37__32_-_32__202_nfase1" style:display-name="20% - Ênfase1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FFFFCC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FCC99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808080" fo:background-color="#FFFFFF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cf1" style:family="table-cell" style:data-style-name="N0">
      <style:table-cell-properties fo:background-color="#CCFFFF"/>
      <style:text-properties fo:color="#008000" fo:font-style="italic" style:font-style-asian="italic" style:font-style-complex="italic"/>
    </style:style>
    <style:style style:name="cf2" style:family="table-cell" style:data-style-name="N0">
      <style:table-cell-properties fo:background-color="#FFFF99"/>
      <style:text-properties fo:color="#FF6600"/>
    </style:style>
    <style:style style:name="cf3" style:family="table-cell" style:data-style-name="N0">
      <style:table-cell-properties fo:background-color="#FFCC99"/>
      <style:text-properties fo:color="#FF0000" fo:font-weight="bold" style:font-weight-asian="bold" style:font-weight-complex="bold"/>
    </style:style>
    <style:style style:name="_202_nfase1" style:display-name="Ênfase1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66669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correto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Moeda" style:family="table-cell" style:data-style-name="N36"/>
    <style:style style:name="Neutra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" style:family="table-cell" style:data-style-name="N0">
      <style:table-cell-properties fo:border="thin solid #C0C0C0" fo:background-color="#FFFFCC"/>
    </style:style>
    <style:style style:name="Porcentagem" style:family="table-cell" style:data-style-name="N13"/>
    <style:style style:name="Sa_237_da" style:display-name="Saída" style:family="table-cell" style:data-style-name="N0">
      <style:table-cell-properties fo:border="thin solid #333333" fo:background-color="#FFFFFF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_32_1" style:display-name="Título 1" style:family="table-cell" style:data-style-name="N0">
      <style:text-properties fo:color="#333399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_32_1" style:display-name="Título 1 1" style:family="table-cell" style:data-style-name="N0">
      <style:table-cell-properties fo:border-top="none" fo:border-bottom="thick solid #33CCCC" fo:border-left="none" fo:border-right="none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/>
      <style:text-properties fo:color="#333399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33CCCC" fo:border-left="none" fo:border-right="none"/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333399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V_237_rgula" style:display-name="Vírgula" style:family="table-cell" style:data-style-name="N37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2">
      <style:page-layout-properties fo:margin-top="0.511805555555556in" fo:margin-bottom="0.492361111111111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97916666666667in" fo:margin-left="0in" fo:margin-right="0in" fo:margin-bottom="0in"/>
      </style:header-style>
      <style:footer-style>
        <style:header-footer-properties fo:min-height="0.491666666666667in" fo:margin-left="0in" fo:margin-right="0in" fo:margin-top="0in"/>
      </style:footer-style>
    </style:page-layout>
    <style:page-layout style:name="pm3">
      <style:page-layout-properties fo:margin-top="0.236111111111111in" fo:margin-bottom="0.236111111111111in" fo:margin-left="0.39375in" fo:margin-right="0.315277777777778in" style:print-orientation="landscape" style:print-page-order="ttb" style:first-page-number="continue" style:scale-to="73%" style:table-centering="none" style:print="headers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57638888888889in" fo:margin-left="0in" fo:margin-right="0in" fo:margin-top="0in"/>
      </style:footer-style>
    </style:page-layout>
    <style:page-layout style:name="pm4">
      <style:page-layout-properties fo:margin-top="0.511805555555556in" fo:margin-bottom="0.492361111111111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91666666666667in" fo:margin-left="0in" fo:margin-right="0in" fo:margin-top="0in"/>
      </style:footer-style>
    </style:page-layout>
    <style:style style:name="T1" style:family="text">
      <style:text-properties fo:color="#000000" style:font-name="Tahoma" style:font-name-asian="Tahoma" style:font-name-complex="Tahoma" fo:font-size="8pt" style:font-size-asian="8pt" style:font-size-complex="8pt"/>
    </style:style>
    <style:style style:name="T2" style:family="text">
      <style:text-properties fo:color="#000000" style:font-name="Tahoma" style:font-name-asian="Tahoma" style:font-name-complex="Tahoma" fo:font-size="8pt" style:font-size-asian="8pt" style:font-size-complex="8pt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<text:file-name text:display="name-and-extension">???</text:file-name></text:span><text:span text:style-name="T1"><text:s/></text:span><text:span text:style-name="T1">-</text:span><text:span text:style-name="T1"><text:s/></text:span><text:span text:style-name="T1"><text:sheet-name>???</text:sheet-nam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right>
          <text:p><text:span text:style-name="T2"><text:file-name text:display="name-and-extension">???</text:file-name></text:span><text:span text:style-name="T2"><text:s/></text:span><text:span text:style-name="T2">-</text:span><text:span text:style-name="T2"><text:s/></text:span><text:span text:style-name="T2"><text:sheet-name>???</text:sheet-name></text:span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>
        <style:region-left>
          <text:p><text:page-number>1</text:page-number>/<text:page-count>99</text:page-count></text:p>
        </style:region-left>
        <style:region-center>
          <text:p><text:date>???</text:date></text:p>
        </style:region-center>
        <style:region-right>
          <text:p><text:s text:c="2"/><text:file-name text:display="name-and-extension">???</text:file-name><text:s/>- <text:sheet-name>???</text:sheet-name><text:s text:c="9"/>.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file-name text:display="name-and-extension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cos Luiz Wilhelm</meta:initial-creator>
    <dc:creator>Boz</dc:creator>
    <meta:creation-date>2011-12-14T13:02:29Z</meta:creation-date>
    <dc:date>2015-03-18T11:40:34Z</dc:date>
    <meta:print-date>2014-12-18T16:20:5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0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true" chart:treat-empty-cells="use-zero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3">
      <style:chart-properties chart:auto-position="tru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9999ff" draw:opacity="100%" draw:stroke="solid" svg:stroke-width="0.00347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993366" draw:opacity="100%" draw:stroke="solid" svg:stroke-width="0.00347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ffffcc" draw:opacity="100%" draw:stroke="solid" svg:stroke-width="0.00347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ccffff" draw:opacity="100%" draw:stroke="solid" svg:stroke-width="0.00347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660066" draw:opacity="100%" draw:stroke="solid" svg:stroke-width="0.00347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solid" draw:fill-color="#ffffff" draw:opacity="100%" draw:stroke="solid" svg:stroke-width="0.01389in" svg:stroke-color="#000000" svg:stroke-opacity="100%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5069in" style:font-size-asian="0.05069in" style:font-size-complex="0.0506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false"/>
      <style:graphic-properties draw:fill="none" draw:stroke="none"/>
    </style:style>
  </office:automatic-styles>
  <office:body>
    <office:chart>
      <chart:chart chart:class="chart:circle" svg:height="98.4707874015748pt" svg:width="168.2646456692913pt" chart:style-name="Crt0">
        <chart:title svg:x="39.0627559055118pt" svg:y="5.385354330708662pt" chart:style-name="CT00">
          <text:p text:style-name="a0" text:class-names="" text:cond-style-name="">% por Tipo de Função</text:p>
        </chart:title>
        <chart:legend svg:x="150.2415748031496pt" svg:y="32.31173228346456pt" chart:style-name="Lgnd"/>
        <chart:plot-area svg:x="73.61818897637795pt" svg:y="48.46771653543307pt" svg:width="21.03377952755906pt" svg:height="21.54133858267717pt" chart:style-name="Plt0" chart:data-source-has-labels="both">
          <chart:axis chart:dimension="x"/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.26229508196721313"/>
          </table:table-row>
          <table:table-row>
            <table:table-cell office:value-type="string">
              <text:p>2</text:p>
            </table:table-cell>
            <table:table-cell office:value-type="float" office:value="0.24590163934426229"/>
          </table:table-row>
          <table:table-row>
            <table:table-cell office:value-type="string">
              <text:p>3</text:p>
            </table:table-cell>
            <table:table-cell office:value-type="float" office:value="0.26229508196721313"/>
          </table:table-row>
          <table:table-row>
            <table:table-cell office:value-type="string">
              <text:p>4</text:p>
            </table:table-cell>
            <table:table-cell office:value-type="float" office:value="0.22950819672131148"/>
          </table:table-row>
          <table:table-row>
            <table:table-cell office:value-type="string">
              <text:p>5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